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4445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38in"/>
    </style:style>
    <style:style style:name="co6" style:family="table-column">
      <style:table-column-properties fo:break-before="auto" style:column-width="1.3335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1.2083in"/>
    </style:style>
    <style:style style:name="co12" style:family="table-column">
      <style:table-column-properties fo:break-before="auto" style:column-width="1.1665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NETWORK">
      <style:table-properties table:display="true" style:writing-mode="lr-tb"/>
    </style:style>
    <style:style style:name="ta4" style:family="table" style:master-page-name="PageStyle_5f_FILE_20_SYSTEM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style:style style:name="ce1" style:family="table-cell" style:parent-style-name="Default" style:data-style-name="N12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12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21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21">
      <style:table-cell-properties style:rotation-align="none"/>
    </style:style>
    <style:style style:name="ce7" style:family="table-cell" style:parent-style-name="Default" style:data-style-name="N5001">
      <style:table-cell-properties style:rotation-align="none"/>
    </style:style>
    <style:style style:name="ce8" style:family="table-cell" style:parent-style-name="Default" style:data-style-name="N121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9" style:family="table-cell" style:parent-style-name="Default" style:data-style-name="N121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10" style:family="table-cell" style:parent-style-name="Default" style:data-style-name="N121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11" style:family="table-cell" style:parent-style-name="Default" style:data-style-name="N121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3" style:family="table-cell" style:parent-style-name="Default" style:data-style-name="N121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4" style:family="table-cell" style:parent-style-name="Default" style:data-style-name="N500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1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1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</style:style>
    <style:style style:name="ce2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</style:style>
    <style:style style:name="ce22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TWORK" table:style-name="ta2">
        <office:forms form:automatic-focus="false" form:apply-design-mode="false"/>
        <table:shapes>
          <draw:frame draw:z-index="0" draw:name="Chart 2" draw:style-name="gr1" svg:width="11.3819in" svg:height="4.2496in" svg:x="0.7276in" svg:y="31.1921in">
            <draw:object draw:notify-on-update-of-ranges="NETWORK.P3:NETWORK.P257 NETWORK.Q3:NETWORK.Q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1" svg:width="9.3122in" svg:height="4.4783in" svg:x="23.4531in" svg:y="55.011in">
            <draw:object draw:notify-on-update-of-ranges="NETWORK.U3:NETWORK.U257 NETWORK.V3:NETWORK.V2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default-cell-style-name="ce6"/>
        <table:table-column table:style-name="co9" table:default-cell-style-name="ce7"/>
        <table:table-column table:style-name="co9" table:default-cell-style-name="ce6"/>
        <table:table-column table:style-name="co4" table:default-cell-style-name="ce6"/>
        <table:table-column table:style-name="co9" table:default-cell-style-name="Default"/>
        <table:table-column table:style-name="co1" table:default-cell-style-name="Default"/>
        <table:table-column table:style-name="co8" table:default-cell-style-name="ce7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00" table:default-cell-style-name="Default"/>
        <table:table-row table:style-name="ro3">
          <table:table-cell/>
          <table:table-cell table:style-name="ce1" office:value-type="string" table:number-columns-spanned="3" table:number-rows-spanned="1">
            <text:p>RTT_LOOPBACK</text:p>
          </table:table-cell>
          <table:covered-table-cell table:style-name="ce4"/>
          <table:covered-table-cell table:style-name="ce5"/>
          <table:table-cell table:style-name="ce3"/>
          <table:table-cell table:style-name="ce1" office:value-type="string" table:number-columns-spanned="2" table:number-rows-spanned="1">
            <text:p>PING LOOPBACK</text:p>
          </table:table-cell>
          <table:covered-table-cell table:style-name="ce5"/>
          <table:table-cell/>
          <table:table-cell table:style-name="ce1" office:value-type="string" table:number-columns-spanned="3" table:number-rows-spanned="1">
            <text:p>RTT_REMOTE</text:p>
          </table:table-cell>
          <table:covered-table-cell table:style-name="ce4"/>
          <table:covered-table-cell table:style-name="ce5"/>
          <table:table-cell/>
          <table:table-cell table:style-name="ce1" office:value-type="string" table:number-columns-spanned="2" table:number-rows-spanned="1">
            <text:p>PING REMOTE</text:p>
          </table:table-cell>
          <table:covered-table-cell table:style-name="ce5"/>
          <table:table-cell/>
          <table:table-cell table:style-name="ce1" office:value-type="string" table:number-columns-spanned="4" table:number-rows-spanned="1">
            <text:p>BW LOOPBACK</text:p>
          </table:table-cell>
          <table:covered-table-cell table:number-columns-repeated="2" table:style-name="ce4"/>
          <table:covered-table-cell table:style-name="ce5"/>
          <table:table-cell/>
          <table:table-cell table:style-name="ce14" office:value-type="string" table:number-columns-spanned="4" table:number-rows-spanned="1">
            <text:p>BW REMOTE</text:p>
          </table:table-cell>
          <table:covered-table-cell table:number-columns-repeated="2" table:style-name="ce15"/>
          <table:covered-table-cell table:style-name="ce19"/>
          <table:table-cell table:number-columns-repeated="2"/>
          <table:table-cell table:style-name="ce23" office:value-type="string" table:number-columns-spanned="2" table:number-rows-spanned="1">
            <text:p>CON LOOPBACK</text:p>
          </table:table-cell>
          <table:covered-table-cell table:style-name="ce19"/>
          <table:table-cell table:style-name="ce23" office:value-type="string" table:number-columns-spanned="2" table:number-rows-spanned="1">
            <text:p>CON REMOTE</text:p>
          </table:table-cell>
          <table:covered-table-cell table:style-name="ce19"/>
          <table:table-cell table:number-columns-repeated="994"/>
        </table:table-row>
        <table:table-row table:style-name="ro3">
          <table:table-cell/>
          <table:table-cell office:value-type="string">
            <text:p>cycles</text:p>
          </table:table-cell>
          <table:table-cell office:value-type="string">
            <text:p>ns</text:p>
          </table:table-cell>
          <table:table-cell office:value-type="string">
            <text:p>micro</text:p>
          </table:table-cell>
          <table:table-cell/>
          <table:table-cell office:value-type="string">
            <text:p>milli</text:p>
          </table:table-cell>
          <table:table-cell office:value-type="string">
            <text:p>micro</text:p>
          </table:table-cell>
          <table:table-cell/>
          <table:table-cell office:value-type="string">
            <text:p>cycles</text:p>
          </table:table-cell>
          <table:table-cell office:value-type="string">
            <text:p>ns</text:p>
          </table:table-cell>
          <table:table-cell office:value-type="string">
            <text:p>micro</text:p>
          </table:table-cell>
          <table:table-cell/>
          <table:table-cell office:value-type="string">
            <text:p>milli</text:p>
          </table:table-cell>
          <table:table-cell office:value-type="string">
            <text:p>micro</text:p>
          </table:table-cell>
          <table:table-cell/>
          <table:table-cell office:value-type="string">
            <text:p>SIZE (KB)</text:p>
          </table:table-cell>
          <table:table-cell office:value-type="string">
            <text:p>MB/s</text:p>
          </table:table-cell>
          <table:table-cell table:number-columns-repeated="3"/>
          <table:table-cell office:value-type="string">
            <text:p>SIZE (KB)</text:p>
          </table:table-cell>
          <table:table-cell office:value-type="string">
            <text:p>MB/s</text:p>
          </table:table-cell>
          <table:table-cell table:number-columns-repeated="4"/>
          <table:table-cell office:value-type="string">
            <text:p>Setup</text:p>
          </table:table-cell>
          <table:table-cell office:value-type="string">
            <text:p>Tear</text:p>
          </table:table-cell>
          <table:table-cell office:value-type="string">
            <text:p>Setup</text:p>
          </table:table-cell>
          <table:table-cell office:value-type="string">
            <text:p>Tear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9152.473">
            <text:p>19152.47300</text:p>
          </table:table-cell>
          <table:table-cell table:formula="of:=[.B3]/3.5" office:value-type="float" office:value="5472.13514285714">
            <text:p>5472.13514</text:p>
          </table:table-cell>
          <table:table-cell table:formula="of:=[.B3]/3500" office:value-type="float" office:value="5.47213514285714">
            <text:p>5.47214</text:p>
          </table:table-cell>
          <table:table-cell/>
          <table:table-cell office:value-type="float" office:value="0.025">
            <text:p>0.02500</text:p>
          </table:table-cell>
          <table:table-cell table:formula="of:=1000*[.F3]" office:value-type="float" office:value="25">
            <text:p>25.00000</text:p>
          </table:table-cell>
          <table:table-cell/>
          <table:table-cell office:value-type="float" office:value="1376620">
            <text:p>1376620.00000</text:p>
          </table:table-cell>
          <table:table-cell table:formula="of:=[.I3]/3.5" office:value-type="float" office:value="393320">
            <text:p>393320.00000</text:p>
          </table:table-cell>
          <table:table-cell table:formula="of:=[.J3]/3500" office:value-type="float" office:value="112.377142857143">
            <text:p>112.37714</text:p>
          </table:table-cell>
          <table:table-cell/>
          <table:table-cell office:value-type="float" office:value="0.229">
            <text:p>0.22900</text:p>
          </table:table-cell>
          <table:table-cell table:formula="of:=[.M3]*1000" office:value-type="float" office:value="229">
            <text:p>229.00000</text:p>
          </table:table-cell>
          <table:table-cell/>
          <table:table-cell office:value-type="float" office:value="4">
            <text:p>4</text:p>
          </table:table-cell>
          <table:table-cell office:value-type="float" office:value="0.246694">
            <text:p>0.24669</text:p>
          </table:table-cell>
          <table:table-cell table:style-name="ce8" office:value-type="string">
            <text:p>avg</text:p>
          </table:table-cell>
          <table:table-cell table:style-name="ce11" table:formula="of:=AVERAGE([.Q3:.Q257])" office:value-type="float" office:value="10921.1070575098">
            <text:p>10921.10706</text:p>
          </table:table-cell>
          <table:table-cell/>
          <table:table-cell office:value-type="float" office:value="4">
            <text:p>4</text:p>
          </table:table-cell>
          <table:table-cell office:value-type="float" office:value="70.003233">
            <text:p>70.003233</text:p>
          </table:table-cell>
          <table:table-cell table:style-name="ce16" office:value-type="string">
            <text:p>avg</text:p>
          </table:table-cell>
          <table:table-cell table:style-name="ce11" table:formula="of:=AVERAGE([.V3:.V257])" office:value-type="float" office:value="116.885700721569">
            <text:p>116.88570</text:p>
          </table:table-cell>
          <table:table-cell/>
          <table:table-cell table:style-name="ce20" office:value-type="string">
            <text:p>cycles</text:p>
          </table:table-cell>
          <table:table-cell office:value-type="float" office:value="33283.9816">
            <text:p>33283.9816</text:p>
          </table:table-cell>
          <table:table-cell office:value-type="float" office:value="26997.0463">
            <text:p>26997.0463</text:p>
          </table:table-cell>
          <table:table-cell office:value-type="float" office:value="2666816.605">
            <text:p>2666816.605</text:p>
          </table:table-cell>
          <table:table-cell office:value-type="float" office:value="23423.574">
            <text:p>23423.574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992.4278">
            <text:p>13992.42780</text:p>
          </table:table-cell>
          <table:table-cell table:formula="of:=[.B4]/3.5" office:value-type="float" office:value="3997.83651428571">
            <text:p>3997.83651</text:p>
          </table:table-cell>
          <table:table-cell table:formula="of:=[.B4]/3500" office:value-type="float" office:value="3.99783651428571">
            <text:p>3.99784</text:p>
          </table:table-cell>
          <table:table-cell/>
          <table:table-cell office:value-type="float" office:value="0.022">
            <text:p>0.02200</text:p>
          </table:table-cell>
          <table:table-cell table:formula="of:=1000*[.F4]" office:value-type="float" office:value="22">
            <text:p>22.00000</text:p>
          </table:table-cell>
          <table:table-cell/>
          <table:table-cell office:value-type="float" office:value="1355900">
            <text:p>1355900.00000</text:p>
          </table:table-cell>
          <table:table-cell table:formula="of:=[.I4]/3.5" office:value-type="float" office:value="387400">
            <text:p>387400.00000</text:p>
          </table:table-cell>
          <table:table-cell table:formula="of:=[.J4]/3500" office:value-type="float" office:value="110.685714285714">
            <text:p>110.68571</text:p>
          </table:table-cell>
          <table:table-cell/>
          <table:table-cell office:value-type="float" office:value="0.224">
            <text:p>0.22400</text:p>
          </table:table-cell>
          <table:table-cell table:formula="of:=[.M4]*1000" office:value-type="float" office:value="224">
            <text:p>224.00000</text:p>
          </table:table-cell>
          <table:table-cell/>
          <table:table-cell office:value-type="float" office:value="6">
            <text:p>6</text:p>
          </table:table-cell>
          <table:table-cell office:value-type="float" office:value="0.146874">
            <text:p>0.14687</text:p>
          </table:table-cell>
          <table:table-cell table:style-name="ce9" office:value-type="string">
            <text:p>stdv</text:p>
          </table:table-cell>
          <table:table-cell table:style-name="ce12" table:formula="of:=STDEV([.Q3:.Q257])" office:value-type="float" office:value="5311.87011620068">
            <text:p>5311.8701162007</text:p>
          </table:table-cell>
          <table:table-cell/>
          <table:table-cell office:value-type="float" office:value="6">
            <text:p>6</text:p>
          </table:table-cell>
          <table:table-cell office:value-type="float" office:value="117.836234">
            <text:p>117.836234</text:p>
          </table:table-cell>
          <table:table-cell table:style-name="ce17" office:value-type="string">
            <text:p>stdv</text:p>
          </table:table-cell>
          <table:table-cell table:style-name="ce12" table:formula="of:=STDEV([.V3:.V257])" office:value-type="float" office:value="2.95244670404375">
            <text:p>2.952446704</text:p>
          </table:table-cell>
          <table:table-cell/>
          <table:table-cell table:style-name="ce21" office:value-type="string">
            <text:p>ns</text:p>
          </table:table-cell>
          <table:table-cell table:formula="of:=[.AA3]/3.5" office:value-type="float" office:value="9509.70902857143">
            <text:p>9509.7090285714</text:p>
          </table:table-cell>
          <table:table-cell table:formula="of:=[.AB3]/3.5" office:value-type="float" office:value="7713.4418">
            <text:p>7713.4418</text:p>
          </table:table-cell>
          <table:table-cell table:formula="of:=[.AC3]/3.5" office:value-type="float" office:value="761947.601428571">
            <text:p>761947.601428571</text:p>
          </table:table-cell>
          <table:table-cell table:formula="of:=[.AD3]/3.5" office:value-type="float" office:value="6692.44971428571">
            <text:p>6692.4497142857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14473.1102">
            <text:p>14473.11020</text:p>
          </table:table-cell>
          <table:table-cell table:formula="of:=[.B5]/3.5" office:value-type="float" office:value="4135.17434285714">
            <text:p>4135.17434</text:p>
          </table:table-cell>
          <table:table-cell table:formula="of:=[.B5]/3500" office:value-type="float" office:value="4.13517434285714">
            <text:p>4.13517</text:p>
          </table:table-cell>
          <table:table-cell/>
          <table:table-cell office:value-type="float" office:value="0.022">
            <text:p>0.02200</text:p>
          </table:table-cell>
          <table:table-cell table:formula="of:=1000*[.F5]" office:value-type="float" office:value="22">
            <text:p>22.00000</text:p>
          </table:table-cell>
          <table:table-cell/>
          <table:table-cell office:value-type="float" office:value="2032369">
            <text:p>2032369.00000</text:p>
          </table:table-cell>
          <table:table-cell table:formula="of:=[.I5]/3.5" office:value-type="float" office:value="580676.857142857">
            <text:p>580676.85714</text:p>
          </table:table-cell>
          <table:table-cell table:formula="of:=[.J5]/3500" office:value-type="float" office:value="165.907673469388">
            <text:p>165.90767</text:p>
          </table:table-cell>
          <table:table-cell/>
          <table:table-cell office:value-type="float" office:value="0.214">
            <text:p>0.21400</text:p>
          </table:table-cell>
          <table:table-cell table:formula="of:=[.M5]*1000" office:value-type="float" office:value="214">
            <text:p>214.00000</text:p>
          </table:table-cell>
          <table:table-cell/>
          <table:table-cell office:value-type="float" office:value="8">
            <text:p>8</text:p>
          </table:table-cell>
          <table:table-cell office:value-type="float" office:value="0.195808">
            <text:p>0.19581</text:p>
          </table:table-cell>
          <table:table-cell table:style-name="ce10" office:value-type="string">
            <text:p>max</text:p>
          </table:table-cell>
          <table:table-cell table:style-name="ce13" table:formula="of:=MAX([.Q3:.Q257])" office:value-type="float" office:value="15205.12059">
            <text:p>15205.12059</text:p>
          </table:table-cell>
          <table:table-cell/>
          <table:table-cell office:value-type="float" office:value="8">
            <text:p>8</text:p>
          </table:table-cell>
          <table:table-cell office:value-type="float" office:value="117.118897">
            <text:p>117.118897</text:p>
          </table:table-cell>
          <table:table-cell table:style-name="ce18" office:value-type="string">
            <text:p>max</text:p>
          </table:table-cell>
          <table:table-cell table:style-name="ce13" table:formula="of:=MAX([.V3:.V257])" office:value-type="float" office:value="117.836234">
            <text:p>117.83623</text:p>
          </table:table-cell>
          <table:table-cell/>
          <table:table-cell table:style-name="ce22" office:value-type="string">
            <text:p>micro</text:p>
          </table:table-cell>
          <table:table-cell table:formula="of:=[.AA3]/3500" office:value-type="float" office:value="9.50970902857143">
            <text:p>9.5097090286</text:p>
          </table:table-cell>
          <table:table-cell table:formula="of:=[.AB3]/3500" office:value-type="float" office:value="7.7134418">
            <text:p>7.7134418</text:p>
          </table:table-cell>
          <table:table-cell table:formula="of:=[.AC3]/3500" office:value-type="float" office:value="761.947601428571">
            <text:p>761.9476014286</text:p>
          </table:table-cell>
          <table:table-cell table:formula="of:=[.AD3]/3500" office:value-type="float" office:value="6.69244971428571">
            <text:p>6.6924497143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4124.6097">
            <text:p>14124.60970</text:p>
          </table:table-cell>
          <table:table-cell table:formula="of:=[.B6]/3.5" office:value-type="float" office:value="4035.60277142857">
            <text:p>4035.60277</text:p>
          </table:table-cell>
          <table:table-cell table:formula="of:=[.B6]/3500" office:value-type="float" office:value="4.03560277142857">
            <text:p>4.03560</text:p>
          </table:table-cell>
          <table:table-cell/>
          <table:table-cell office:value-type="float" office:value="0.025">
            <text:p>0.02500</text:p>
          </table:table-cell>
          <table:table-cell table:formula="of:=1000*[.F6]" office:value-type="float" office:value="25">
            <text:p>25.00000</text:p>
          </table:table-cell>
          <table:table-cell/>
          <table:table-cell office:value-type="float" office:value="1939202">
            <text:p>1939202.00000</text:p>
          </table:table-cell>
          <table:table-cell table:formula="of:=[.I6]/3.5" office:value-type="float" office:value="554057.714285714">
            <text:p>554057.71429</text:p>
          </table:table-cell>
          <table:table-cell table:formula="of:=[.J6]/3500" office:value-type="float" office:value="158.302204081633">
            <text:p>158.30220</text:p>
          </table:table-cell>
          <table:table-cell/>
          <table:table-cell office:value-type="float" office:value="0.212">
            <text:p>0.21200</text:p>
          </table:table-cell>
          <table:table-cell table:formula="of:=[.M6]*1000" office:value-type="float" office:value="212">
            <text:p>212.00000</text:p>
          </table:table-cell>
          <table:table-cell/>
          <table:table-cell office:value-type="float" office:value="10">
            <text:p>10</text:p>
          </table:table-cell>
          <table:table-cell office:value-type="float" office:value="0.244767">
            <text:p>0.2447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65.4412">
            <text:p>13965.44120</text:p>
          </table:table-cell>
          <table:table-cell table:formula="of:=[.B7]/3.5" office:value-type="float" office:value="3990.12605714286">
            <text:p>3990.12606</text:p>
          </table:table-cell>
          <table:table-cell table:formula="of:=[.B7]/3500" office:value-type="float" office:value="3.99012605714286">
            <text:p>3.99013</text:p>
          </table:table-cell>
          <table:table-cell/>
          <table:table-cell office:value-type="float" office:value="0.024">
            <text:p>0.02400</text:p>
          </table:table-cell>
          <table:table-cell table:formula="of:=1000*[.F7]" office:value-type="float" office:value="24">
            <text:p>24.00000</text:p>
          </table:table-cell>
          <table:table-cell/>
          <table:table-cell office:value-type="float" office:value="1796857">
            <text:p>1796857.00000</text:p>
          </table:table-cell>
          <table:table-cell table:formula="of:=[.I7]/3.5" office:value-type="float" office:value="513387.714285714">
            <text:p>513387.71429</text:p>
          </table:table-cell>
          <table:table-cell table:formula="of:=[.J7]/3500" office:value-type="float" office:value="146.682204081633">
            <text:p>146.68220</text:p>
          </table:table-cell>
          <table:table-cell/>
          <table:table-cell office:value-type="float" office:value="0.206">
            <text:p>0.20600</text:p>
          </table:table-cell>
          <table:table-cell table:formula="of:=[.M7]*1000" office:value-type="float" office:value="206">
            <text:p>206.00000</text:p>
          </table:table-cell>
          <table:table-cell/>
          <table:table-cell office:value-type="float" office:value="12">
            <text:p>12</text:p>
          </table:table-cell>
          <table:table-cell office:value-type="float" office:value="0.293717">
            <text:p>0.2937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1.8012">
            <text:p>14041.80120</text:p>
          </table:table-cell>
          <table:table-cell table:formula="of:=[.B8]/3.5" office:value-type="float" office:value="4011.9432">
            <text:p>4011.94320</text:p>
          </table:table-cell>
          <table:table-cell table:formula="of:=[.B8]/3500" office:value-type="float" office:value="4.0119432">
            <text:p>4.01194</text:p>
          </table:table-cell>
          <table:table-cell/>
          <table:table-cell office:value-type="float" office:value="0.023">
            <text:p>0.02300</text:p>
          </table:table-cell>
          <table:table-cell table:formula="of:=1000*[.F8]" office:value-type="float" office:value="23">
            <text:p>23.00000</text:p>
          </table:table-cell>
          <table:table-cell/>
          <table:table-cell office:value-type="float" office:value="1825845">
            <text:p>1825845.00000</text:p>
          </table:table-cell>
          <table:table-cell table:formula="of:=[.I8]/3.5" office:value-type="float" office:value="521670">
            <text:p>521670.00000</text:p>
          </table:table-cell>
          <table:table-cell table:formula="of:=[.J8]/3500" office:value-type="float" office:value="149.048571428571">
            <text:p>149.04857</text:p>
          </table:table-cell>
          <table:table-cell/>
          <table:table-cell office:value-type="float" office:value="0.176">
            <text:p>0.17600</text:p>
          </table:table-cell>
          <table:table-cell table:formula="of:=[.M8]*1000" office:value-type="float" office:value="176">
            <text:p>176.00000</text:p>
          </table:table-cell>
          <table:table-cell/>
          <table:table-cell office:value-type="float" office:value="14">
            <text:p>14</text:p>
          </table:table-cell>
          <table:table-cell office:value-type="float" office:value="0.342681">
            <text:p>0.3426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15.8681">
            <text:p>14015.86810</text:p>
          </table:table-cell>
          <table:table-cell table:formula="of:=[.B9]/3.5" office:value-type="float" office:value="4004.53374285714">
            <text:p>4004.53374</text:p>
          </table:table-cell>
          <table:table-cell table:formula="of:=[.B9]/3500" office:value-type="float" office:value="4.00453374285714">
            <text:p>4.00453</text:p>
          </table:table-cell>
          <table:table-cell/>
          <table:table-cell office:value-type="float" office:value="0.022">
            <text:p>0.02200</text:p>
          </table:table-cell>
          <table:table-cell table:formula="of:=1000*[.F9]" office:value-type="float" office:value="22">
            <text:p>22.00000</text:p>
          </table:table-cell>
          <table:table-cell/>
          <table:table-cell office:value-type="float" office:value="1725220">
            <text:p>1725220.00000</text:p>
          </table:table-cell>
          <table:table-cell table:formula="of:=[.I9]/3.5" office:value-type="float" office:value="492920">
            <text:p>492920.00000</text:p>
          </table:table-cell>
          <table:table-cell table:formula="of:=[.J9]/3500" office:value-type="float" office:value="140.834285714286">
            <text:p>140.83429</text:p>
          </table:table-cell>
          <table:table-cell/>
          <table:table-cell office:value-type="float" office:value="0.212">
            <text:p>0.21200</text:p>
          </table:table-cell>
          <table:table-cell table:formula="of:=[.M9]*1000" office:value-type="float" office:value="212">
            <text:p>212.00000</text:p>
          </table:table-cell>
          <table:table-cell/>
          <table:table-cell office:value-type="float" office:value="16">
            <text:p>16</text:p>
          </table:table-cell>
          <table:table-cell office:value-type="float" office:value="0.391631">
            <text:p>0.3916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18.6026">
            <text:p>14218.60260</text:p>
          </table:table-cell>
          <table:table-cell table:formula="of:=[.B10]/3.5" office:value-type="float" office:value="4062.45788571429">
            <text:p>4062.45789</text:p>
          </table:table-cell>
          <table:table-cell table:formula="of:=[.B10]/3500" office:value-type="float" office:value="4.06245788571429">
            <text:p>4.06246</text:p>
          </table:table-cell>
          <table:table-cell/>
          <table:table-cell office:value-type="float" office:value="0.021">
            <text:p>0.02100</text:p>
          </table:table-cell>
          <table:table-cell table:formula="of:=1000*[.F10]" office:value-type="float" office:value="21">
            <text:p>21.00000</text:p>
          </table:table-cell>
          <table:table-cell/>
          <table:table-cell office:value-type="float" office:value="1708692">
            <text:p>1708692.00000</text:p>
          </table:table-cell>
          <table:table-cell table:formula="of:=[.I10]/3.5" office:value-type="float" office:value="488197.714285714">
            <text:p>488197.71429</text:p>
          </table:table-cell>
          <table:table-cell table:formula="of:=[.J10]/3500" office:value-type="float" office:value="139.48506122449">
            <text:p>139.48506</text:p>
          </table:table-cell>
          <table:table-cell/>
          <table:table-cell office:value-type="float" office:value="0.209">
            <text:p>0.20900</text:p>
          </table:table-cell>
          <table:table-cell table:formula="of:=[.M10]*1000" office:value-type="float" office:value="209">
            <text:p>209.00000</text:p>
          </table:table-cell>
          <table:table-cell/>
          <table:table-cell office:value-type="float" office:value="18">
            <text:p>18</text:p>
          </table:table-cell>
          <table:table-cell office:value-type="float" office:value="0.440601">
            <text:p>0.44060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82.4764">
            <text:p>14082.47640</text:p>
          </table:table-cell>
          <table:table-cell table:formula="of:=[.B11]/3.5" office:value-type="float" office:value="4023.56468571429">
            <text:p>4023.56469</text:p>
          </table:table-cell>
          <table:table-cell table:formula="of:=[.B11]/3500" office:value-type="float" office:value="4.02356468571429">
            <text:p>4.02356</text:p>
          </table:table-cell>
          <table:table-cell/>
          <table:table-cell office:value-type="float" office:value="0.025">
            <text:p>0.02500</text:p>
          </table:table-cell>
          <table:table-cell table:formula="of:=1000*[.F11]" office:value-type="float" office:value="25">
            <text:p>25.00000</text:p>
          </table:table-cell>
          <table:table-cell/>
          <table:table-cell office:value-type="float" office:value="1713923">
            <text:p>1713923.00000</text:p>
          </table:table-cell>
          <table:table-cell table:formula="of:=[.I11]/3.5" office:value-type="float" office:value="489692.285714286">
            <text:p>489692.28571</text:p>
          </table:table-cell>
          <table:table-cell table:formula="of:=[.J11]/3500" office:value-type="float" office:value="139.912081632653">
            <text:p>139.91208</text:p>
          </table:table-cell>
          <table:table-cell/>
          <table:table-cell office:value-type="float" office:value="0.21">
            <text:p>0.21000</text:p>
          </table:table-cell>
          <table:table-cell table:formula="of:=[.M11]*1000" office:value-type="float" office:value="210">
            <text:p>210.00000</text:p>
          </table:table-cell>
          <table:table-cell/>
          <table:table-cell office:value-type="float" office:value="20">
            <text:p>20</text:p>
          </table:table-cell>
          <table:table-cell office:value-type="float" office:value="0.489557">
            <text:p>0.48956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57.537">
            <text:p>14257.53700</text:p>
          </table:table-cell>
          <table:table-cell table:formula="of:=[.B12]/3.5" office:value-type="float" office:value="4073.582">
            <text:p>4073.58200</text:p>
          </table:table-cell>
          <table:table-cell table:formula="of:=[.B12]/3500" office:value-type="float" office:value="4.073582">
            <text:p>4.07358</text:p>
          </table:table-cell>
          <table:table-cell/>
          <table:table-cell office:value-type="float" office:value="0.022">
            <text:p>0.02200</text:p>
          </table:table-cell>
          <table:table-cell table:formula="of:=1000*[.F12]" office:value-type="float" office:value="22">
            <text:p>22.00000</text:p>
          </table:table-cell>
          <table:table-cell/>
          <table:table-cell office:value-type="float" office:value="1723209">
            <text:p>1723209.00000</text:p>
          </table:table-cell>
          <table:table-cell table:formula="of:=[.I12]/3.5" office:value-type="float" office:value="492345.428571429">
            <text:p>492345.42857</text:p>
          </table:table-cell>
          <table:table-cell table:formula="of:=[.J12]/3500" office:value-type="float" office:value="140.67012244898">
            <text:p>140.67012</text:p>
          </table:table-cell>
          <table:table-cell/>
          <table:table-cell office:value-type="float" office:value="0.241">
            <text:p>0.24100</text:p>
          </table:table-cell>
          <table:table-cell table:formula="of:=[.M12]*1000" office:value-type="float" office:value="241">
            <text:p>241.00000</text:p>
          </table:table-cell>
          <table:table-cell/>
          <table:table-cell office:value-type="float" office:value="22">
            <text:p>22</text:p>
          </table:table-cell>
          <table:table-cell office:value-type="float" office:value="0.538527">
            <text:p>0.53853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00.7721">
            <text:p>14000.77210</text:p>
          </table:table-cell>
          <table:table-cell table:formula="of:=[.B13]/3.5" office:value-type="float" office:value="4000.2206">
            <text:p>4000.22060</text:p>
          </table:table-cell>
          <table:table-cell table:formula="of:=[.B13]/3500" office:value-type="float" office:value="4.0002206">
            <text:p>4.00022</text:p>
          </table:table-cell>
          <table:table-cell table:number-columns-repeated="4"/>
          <table:table-cell office:value-type="float" office:value="1635838">
            <text:p>1635838.00000</text:p>
          </table:table-cell>
          <table:table-cell table:formula="of:=[.I13]/3.5" office:value-type="float" office:value="467382.285714286">
            <text:p>467382.28571</text:p>
          </table:table-cell>
          <table:table-cell table:formula="of:=[.J13]/3500" office:value-type="float" office:value="133.537795918367">
            <text:p>133.53780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0.587456">
            <text:p>0.5874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12.0149">
            <text:p>14112.01490</text:p>
          </table:table-cell>
          <table:table-cell table:formula="of:=[.B14]/3.5" office:value-type="float" office:value="4032.00425714286">
            <text:p>4032.00426</text:p>
          </table:table-cell>
          <table:table-cell table:formula="of:=[.B14]/3500" office:value-type="float" office:value="4.03200425714286">
            <text:p>4.03200</text:p>
          </table:table-cell>
          <table:table-cell office:value-type="string">
            <text:p>AVG</text:p>
          </table:table-cell>
          <table:table-cell table:formula="of:=AVERAGE([.F3:.F12])" office:value-type="float" office:value="0.0231">
            <text:p>0.02310</text:p>
          </table:table-cell>
          <table:table-cell table:formula="of:=AVERAGE([.G3:.G12])" office:value-type="float" office:value="23.1">
            <text:p>23.10000</text:p>
          </table:table-cell>
          <table:table-cell/>
          <table:table-cell office:value-type="float" office:value="1721774">
            <text:p>1721774.00000</text:p>
          </table:table-cell>
          <table:table-cell table:formula="of:=[.I14]/3.5" office:value-type="float" office:value="491935.428571429">
            <text:p>491935.42857</text:p>
          </table:table-cell>
          <table:table-cell table:formula="of:=[.J14]/3500" office:value-type="float" office:value="140.552979591837">
            <text:p>140.55298</text:p>
          </table:table-cell>
          <table:table-cell office:value-type="string">
            <text:p>AVG</text:p>
          </table:table-cell>
          <table:table-cell table:formula="of:=AVERAGE([.M3:.M12])" office:value-type="float" office:value="0.2133">
            <text:p>0.21330</text:p>
          </table:table-cell>
          <table:table-cell table:formula="of:=AVERAGE([.N3:.N12])" office:value-type="float" office:value="213.3">
            <text:p>213.30000</text:p>
          </table:table-cell>
          <table:table-cell/>
          <table:table-cell office:value-type="float" office:value="26">
            <text:p>26</text:p>
          </table:table-cell>
          <table:table-cell office:value-type="float" office:value="0.636466">
            <text:p>0.63647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41.0165">
            <text:p>14141.01650</text:p>
          </table:table-cell>
          <table:table-cell table:formula="of:=[.B15]/3.5" office:value-type="float" office:value="4040.29042857143">
            <text:p>4040.29043</text:p>
          </table:table-cell>
          <table:table-cell table:formula="of:=[.B15]/3500" office:value-type="float" office:value="4.04029042857143">
            <text:p>4.04029</text:p>
          </table:table-cell>
          <table:table-cell table:number-columns-repeated="4"/>
          <table:table-cell office:value-type="float" office:value="1736972">
            <text:p>1736972.00000</text:p>
          </table:table-cell>
          <table:table-cell table:formula="of:=[.I15]/3.5" office:value-type="float" office:value="496277.714285714">
            <text:p>496277.71429</text:p>
          </table:table-cell>
          <table:table-cell table:formula="of:=[.J15]/3500" office:value-type="float" office:value="141.793632653061">
            <text:p>141.79363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0.685412">
            <text:p>0.6854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24.0973">
            <text:p>14124.09730</text:p>
          </table:table-cell>
          <table:table-cell table:formula="of:=[.B16]/3.5" office:value-type="float" office:value="4035.45637142857">
            <text:p>4035.45637</text:p>
          </table:table-cell>
          <table:table-cell table:formula="of:=[.B16]/3500" office:value-type="float" office:value="4.03545637142857">
            <text:p>4.03546</text:p>
          </table:table-cell>
          <table:table-cell table:number-columns-repeated="4"/>
          <table:table-cell office:value-type="float" office:value="1647633">
            <text:p>1647633.00000</text:p>
          </table:table-cell>
          <table:table-cell table:formula="of:=[.I16]/3.5" office:value-type="float" office:value="470752.285714286">
            <text:p>470752.28571</text:p>
          </table:table-cell>
          <table:table-cell table:formula="of:=[.J16]/3500" office:value-type="float" office:value="134.500653061224">
            <text:p>134.5006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0.7344">
            <text:p>0.73440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35.068">
            <text:p>14135.06800</text:p>
          </table:table-cell>
          <table:table-cell table:formula="of:=[.B17]/3.5" office:value-type="float" office:value="4038.59085714286">
            <text:p>4038.59086</text:p>
          </table:table-cell>
          <table:table-cell table:formula="of:=[.B17]/3500" office:value-type="float" office:value="4.03859085714286">
            <text:p>4.03859</text:p>
          </table:table-cell>
          <table:table-cell table:number-columns-repeated="4"/>
          <table:table-cell office:value-type="float" office:value="1711826">
            <text:p>1711826.00000</text:p>
          </table:table-cell>
          <table:table-cell table:formula="of:=[.I17]/3.5" office:value-type="float" office:value="489093.142857143">
            <text:p>489093.14286</text:p>
          </table:table-cell>
          <table:table-cell table:formula="of:=[.J17]/3500" office:value-type="float" office:value="139.740897959184">
            <text:p>139.74090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float" office:value="0.783399">
            <text:p>0.78340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97.776">
            <text:p>14197.77600</text:p>
          </table:table-cell>
          <table:table-cell table:formula="of:=[.B18]/3.5" office:value-type="float" office:value="4056.50742857143">
            <text:p>4056.50743</text:p>
          </table:table-cell>
          <table:table-cell table:formula="of:=[.B18]/3500" office:value-type="float" office:value="4.05650742857143">
            <text:p>4.05651</text:p>
          </table:table-cell>
          <table:table-cell table:number-columns-repeated="4"/>
          <table:table-cell office:value-type="float" office:value="1723411">
            <text:p>1723411.00000</text:p>
          </table:table-cell>
          <table:table-cell table:formula="of:=[.I18]/3.5" office:value-type="float" office:value="492403.142857143">
            <text:p>492403.14286</text:p>
          </table:table-cell>
          <table:table-cell table:formula="of:=[.J18]/3500" office:value-type="float" office:value="140.686612244898">
            <text:p>140.68661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float" office:value="0.832281">
            <text:p>0.83228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19.1995">
            <text:p>13919.19950</text:p>
          </table:table-cell>
          <table:table-cell table:formula="of:=[.B19]/3.5" office:value-type="float" office:value="3976.91414285714">
            <text:p>3976.91414</text:p>
          </table:table-cell>
          <table:table-cell table:formula="of:=[.B19]/3500" office:value-type="float" office:value="3.97691414285714">
            <text:p>3.97691</text:p>
          </table:table-cell>
          <table:table-cell table:number-columns-repeated="4"/>
          <table:table-cell office:value-type="float" office:value="1721887">
            <text:p>1721887.00000</text:p>
          </table:table-cell>
          <table:table-cell table:formula="of:=[.I19]/3.5" office:value-type="float" office:value="491967.714285714">
            <text:p>491967.71429</text:p>
          </table:table-cell>
          <table:table-cell table:formula="of:=[.J19]/3500" office:value-type="float" office:value="140.562204081633">
            <text:p>140.56220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float" office:value="0.881299">
            <text:p>0.88130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64.3357">
            <text:p>14164.33570</text:p>
          </table:table-cell>
          <table:table-cell table:formula="of:=[.B20]/3.5" office:value-type="float" office:value="4046.95305714286">
            <text:p>4046.95306</text:p>
          </table:table-cell>
          <table:table-cell table:formula="of:=[.B20]/3500" office:value-type="float" office:value="4.04695305714286">
            <text:p>4.04695</text:p>
          </table:table-cell>
          <table:table-cell table:number-columns-repeated="4"/>
          <table:table-cell office:value-type="float" office:value="1618715">
            <text:p>1618715.00000</text:p>
          </table:table-cell>
          <table:table-cell table:formula="of:=[.I20]/3.5" office:value-type="float" office:value="462490">
            <text:p>462490.00000</text:p>
          </table:table-cell>
          <table:table-cell table:formula="of:=[.J20]/3500" office:value-type="float" office:value="132.14">
            <text:p>132.14000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0.930278">
            <text:p>0.9302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39.6339">
            <text:p>14039.63390</text:p>
          </table:table-cell>
          <table:table-cell table:formula="of:=[.B21]/3.5" office:value-type="float" office:value="4011.32397142857">
            <text:p>4011.32397</text:p>
          </table:table-cell>
          <table:table-cell table:formula="of:=[.B21]/3500" office:value-type="float" office:value="4.01132397142857">
            <text:p>4.01132</text:p>
          </table:table-cell>
          <table:table-cell table:number-columns-repeated="4"/>
          <table:table-cell office:value-type="float" office:value="1601600">
            <text:p>1601600.00000</text:p>
          </table:table-cell>
          <table:table-cell table:formula="of:=[.I21]/3.5" office:value-type="float" office:value="457600">
            <text:p>457600.00000</text:p>
          </table:table-cell>
          <table:table-cell table:formula="of:=[.J21]/3500" office:value-type="float" office:value="130.742857142857">
            <text:p>130.74286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float" office:value="0.979225">
            <text:p>0.97923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77.0014">
            <text:p>14077.00140</text:p>
          </table:table-cell>
          <table:table-cell table:formula="of:=[.B22]/3.5" office:value-type="float" office:value="4022.0004">
            <text:p>4022.00040</text:p>
          </table:table-cell>
          <table:table-cell table:formula="of:=[.B22]/3500" office:value-type="float" office:value="4.0220004">
            <text:p>4.02200</text:p>
          </table:table-cell>
          <table:table-cell table:number-columns-repeated="4"/>
          <table:table-cell office:value-type="float" office:value="1601118">
            <text:p>1601118.00000</text:p>
          </table:table-cell>
          <table:table-cell table:formula="of:=[.I22]/3.5" office:value-type="float" office:value="457462.285714286">
            <text:p>457462.28571</text:p>
          </table:table-cell>
          <table:table-cell table:formula="of:=[.J22]/3500" office:value-type="float" office:value="130.703510204082">
            <text:p>130.70351</text:p>
          </table:table-cell>
          <table:table-cell table:number-columns-repeated="4"/>
          <table:table-cell office:value-type="float" office:value="42">
            <text:p>42</text:p>
          </table:table-cell>
          <table:table-cell office:value-type="float" office:value="1.02821">
            <text:p>1.02821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393.4928">
            <text:p>14393.49280</text:p>
          </table:table-cell>
          <table:table-cell table:formula="of:=[.B23]/3.5" office:value-type="float" office:value="4112.42651428571">
            <text:p>4112.42651</text:p>
          </table:table-cell>
          <table:table-cell table:formula="of:=[.B23]/3500" office:value-type="float" office:value="4.11242651428571">
            <text:p>4.11243</text:p>
          </table:table-cell>
          <table:table-cell table:number-columns-repeated="4"/>
          <table:table-cell office:value-type="float" office:value="1541085">
            <text:p>1541085.00000</text:p>
          </table:table-cell>
          <table:table-cell table:formula="of:=[.I23]/3.5" office:value-type="float" office:value="440310">
            <text:p>440310.00000</text:p>
          </table:table-cell>
          <table:table-cell table:formula="of:=[.J23]/3500" office:value-type="float" office:value="125.802857142857">
            <text:p>125.80286</text:p>
          </table:table-cell>
          <table:table-cell table:number-columns-repeated="4"/>
          <table:table-cell office:value-type="float" office:value="44">
            <text:p>44</text:p>
          </table:table-cell>
          <table:table-cell office:value-type="float" office:value="1.077167">
            <text:p>1.07717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95.6222">
            <text:p>13995.62220</text:p>
          </table:table-cell>
          <table:table-cell table:formula="of:=[.B24]/3.5" office:value-type="float" office:value="3998.7492">
            <text:p>3998.74920</text:p>
          </table:table-cell>
          <table:table-cell table:formula="of:=[.B24]/3500" office:value-type="float" office:value="3.9987492">
            <text:p>3.99875</text:p>
          </table:table-cell>
          <table:table-cell table:number-columns-repeated="4"/>
          <table:table-cell office:value-type="float" office:value="1603121">
            <text:p>1603121.00000</text:p>
          </table:table-cell>
          <table:table-cell table:formula="of:=[.I24]/3.5" office:value-type="float" office:value="458034.571428571">
            <text:p>458034.57143</text:p>
          </table:table-cell>
          <table:table-cell table:formula="of:=[.J24]/3500" office:value-type="float" office:value="130.867020408163">
            <text:p>130.86702</text:p>
          </table:table-cell>
          <table:table-cell table:number-columns-repeated="4"/>
          <table:table-cell office:value-type="float" office:value="46">
            <text:p>46</text:p>
          </table:table-cell>
          <table:table-cell office:value-type="float" office:value="1.126202">
            <text:p>1.12620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09.928">
            <text:p>14109.92800</text:p>
          </table:table-cell>
          <table:table-cell table:formula="of:=[.B25]/3.5" office:value-type="float" office:value="4031.408">
            <text:p>4031.40800</text:p>
          </table:table-cell>
          <table:table-cell table:formula="of:=[.B25]/3500" office:value-type="float" office:value="4.031408">
            <text:p>4.03141</text:p>
          </table:table-cell>
          <table:table-cell table:number-columns-repeated="4"/>
          <table:table-cell office:value-type="float" office:value="1673482">
            <text:p>1673482.00000</text:p>
          </table:table-cell>
          <table:table-cell table:formula="of:=[.I25]/3.5" office:value-type="float" office:value="478137.714285714">
            <text:p>478137.71429</text:p>
          </table:table-cell>
          <table:table-cell table:formula="of:=[.J25]/3500" office:value-type="float" office:value="136.610775510204">
            <text:p>136.61078</text:p>
          </table:table-cell>
          <table:table-cell table:number-columns-repeated="4"/>
          <table:table-cell office:value-type="float" office:value="48">
            <text:p>48</text:p>
          </table:table-cell>
          <table:table-cell office:value-type="float" office:value="1.175122">
            <text:p>1.17512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7.8044">
            <text:p>14067.80440</text:p>
          </table:table-cell>
          <table:table-cell table:formula="of:=[.B26]/3.5" office:value-type="float" office:value="4019.37268571429">
            <text:p>4019.37269</text:p>
          </table:table-cell>
          <table:table-cell table:formula="of:=[.B26]/3500" office:value-type="float" office:value="4.01937268571429">
            <text:p>4.01937</text:p>
          </table:table-cell>
          <table:table-cell table:number-columns-repeated="4"/>
          <table:table-cell office:value-type="float" office:value="1681567">
            <text:p>1681567.00000</text:p>
          </table:table-cell>
          <table:table-cell table:formula="of:=[.I26]/3.5" office:value-type="float" office:value="480447.714285714">
            <text:p>480447.71429</text:p>
          </table:table-cell>
          <table:table-cell table:formula="of:=[.J26]/3500" office:value-type="float" office:value="137.270775510204">
            <text:p>137.27078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1.22411">
            <text:p>1.22411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483.3664">
            <text:p>14483.36640</text:p>
          </table:table-cell>
          <table:table-cell table:formula="of:=[.B27]/3.5" office:value-type="float" office:value="4138.10468571429">
            <text:p>4138.10469</text:p>
          </table:table-cell>
          <table:table-cell table:formula="of:=[.B27]/3500" office:value-type="float" office:value="4.13810468571429">
            <text:p>4.13810</text:p>
          </table:table-cell>
          <table:table-cell table:number-columns-repeated="4"/>
          <table:table-cell office:value-type="float" office:value="1724073">
            <text:p>1724073.00000</text:p>
          </table:table-cell>
          <table:table-cell table:formula="of:=[.I27]/3.5" office:value-type="float" office:value="492592.285714286">
            <text:p>492592.28571</text:p>
          </table:table-cell>
          <table:table-cell table:formula="of:=[.J27]/3500" office:value-type="float" office:value="140.740653061225">
            <text:p>140.74065</text:p>
          </table:table-cell>
          <table:table-cell table:number-columns-repeated="4"/>
          <table:table-cell office:value-type="float" office:value="52">
            <text:p>52</text:p>
          </table:table-cell>
          <table:table-cell office:value-type="float" office:value="1.273076">
            <text:p>1.27308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4.199">
            <text:p>14044.19900</text:p>
          </table:table-cell>
          <table:table-cell table:formula="of:=[.B28]/3.5" office:value-type="float" office:value="4012.62828571429">
            <text:p>4012.62829</text:p>
          </table:table-cell>
          <table:table-cell table:formula="of:=[.B28]/3500" office:value-type="float" office:value="4.01262828571429">
            <text:p>4.01263</text:p>
          </table:table-cell>
          <table:table-cell table:number-columns-repeated="4"/>
          <table:table-cell office:value-type="float" office:value="1547595">
            <text:p>1547595.00000</text:p>
          </table:table-cell>
          <table:table-cell table:formula="of:=[.I28]/3.5" office:value-type="float" office:value="442170">
            <text:p>442170.00000</text:p>
          </table:table-cell>
          <table:table-cell table:formula="of:=[.J28]/3500" office:value-type="float" office:value="126.334285714286">
            <text:p>126.33429</text:p>
          </table:table-cell>
          <table:table-cell table:number-columns-repeated="4"/>
          <table:table-cell office:value-type="float" office:value="54">
            <text:p>54</text:p>
          </table:table-cell>
          <table:table-cell office:value-type="float" office:value="1.322057">
            <text:p>1.32206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35.489">
            <text:p>14035.48900</text:p>
          </table:table-cell>
          <table:table-cell table:formula="of:=[.B29]/3.5" office:value-type="float" office:value="4010.13971428571">
            <text:p>4010.13971</text:p>
          </table:table-cell>
          <table:table-cell table:formula="of:=[.B29]/3500" office:value-type="float" office:value="4.01013971428571">
            <text:p>4.01014</text:p>
          </table:table-cell>
          <table:table-cell table:number-columns-repeated="4"/>
          <table:table-cell office:value-type="float" office:value="1761577">
            <text:p>1761577.00000</text:p>
          </table:table-cell>
          <table:table-cell table:formula="of:=[.I29]/3.5" office:value-type="float" office:value="503307.714285714">
            <text:p>503307.71429</text:p>
          </table:table-cell>
          <table:table-cell table:formula="of:=[.J29]/3500" office:value-type="float" office:value="143.802204081633">
            <text:p>143.80220</text:p>
          </table:table-cell>
          <table:table-cell table:number-columns-repeated="4"/>
          <table:table-cell office:value-type="float" office:value="56">
            <text:p>56</text:p>
          </table:table-cell>
          <table:table-cell office:value-type="float" office:value="1.371041">
            <text:p>1.37104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05.8358">
            <text:p>14205.83580</text:p>
          </table:table-cell>
          <table:table-cell table:formula="of:=[.B30]/3.5" office:value-type="float" office:value="4058.81022857143">
            <text:p>4058.81023</text:p>
          </table:table-cell>
          <table:table-cell table:formula="of:=[.B30]/3500" office:value-type="float" office:value="4.05881022857143">
            <text:p>4.05881</text:p>
          </table:table-cell>
          <table:table-cell table:number-columns-repeated="4"/>
          <table:table-cell office:value-type="float" office:value="1577450">
            <text:p>1577450.00000</text:p>
          </table:table-cell>
          <table:table-cell table:formula="of:=[.I30]/3.5" office:value-type="float" office:value="450700">
            <text:p>450700.00000</text:p>
          </table:table-cell>
          <table:table-cell table:formula="of:=[.J30]/3500" office:value-type="float" office:value="128.771428571429">
            <text:p>128.77143</text:p>
          </table:table-cell>
          <table:table-cell table:number-columns-repeated="4"/>
          <table:table-cell office:value-type="float" office:value="58">
            <text:p>58</text:p>
          </table:table-cell>
          <table:table-cell office:value-type="float" office:value="1.419929">
            <text:p>1.41993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314.2922">
            <text:p>14314.29220</text:p>
          </table:table-cell>
          <table:table-cell table:formula="of:=[.B31]/3.5" office:value-type="float" office:value="4089.79777142857">
            <text:p>4089.79777</text:p>
          </table:table-cell>
          <table:table-cell table:formula="of:=[.B31]/3500" office:value-type="float" office:value="4.08979777142857">
            <text:p>4.08980</text:p>
          </table:table-cell>
          <table:table-cell table:number-columns-repeated="4"/>
          <table:table-cell office:value-type="float" office:value="1630370">
            <text:p>1630370.00000</text:p>
          </table:table-cell>
          <table:table-cell table:formula="of:=[.I31]/3.5" office:value-type="float" office:value="465820">
            <text:p>465820.00000</text:p>
          </table:table-cell>
          <table:table-cell table:formula="of:=[.J31]/3500" office:value-type="float" office:value="133.091428571429">
            <text:p>133.09143</text:p>
          </table:table-cell>
          <table:table-cell table:number-columns-repeated="4"/>
          <table:table-cell office:value-type="float" office:value="60">
            <text:p>60</text:p>
          </table:table-cell>
          <table:table-cell office:value-type="float" office:value="1.469089">
            <text:p>1.46909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70.0343">
            <text:p>14070.03430</text:p>
          </table:table-cell>
          <table:table-cell table:formula="of:=[.B32]/3.5" office:value-type="float" office:value="4020.0098">
            <text:p>4020.00980</text:p>
          </table:table-cell>
          <table:table-cell table:formula="of:=[.B32]/3500" office:value-type="float" office:value="4.0200098">
            <text:p>4.02001</text:p>
          </table:table-cell>
          <table:table-cell table:number-columns-repeated="4"/>
          <table:table-cell office:value-type="float" office:value="1574809">
            <text:p>1574809.00000</text:p>
          </table:table-cell>
          <table:table-cell table:formula="of:=[.I32]/3.5" office:value-type="float" office:value="449945.428571429">
            <text:p>449945.42857</text:p>
          </table:table-cell>
          <table:table-cell table:formula="of:=[.J32]/3500" office:value-type="float" office:value="128.555836734694">
            <text:p>128.55584</text:p>
          </table:table-cell>
          <table:table-cell table:number-columns-repeated="4"/>
          <table:table-cell office:value-type="float" office:value="62">
            <text:p>62</text:p>
          </table:table-cell>
          <table:table-cell office:value-type="float" office:value="1.518">
            <text:p>1.51800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22.9093">
            <text:p>14222.90930</text:p>
          </table:table-cell>
          <table:table-cell table:formula="of:=[.B33]/3.5" office:value-type="float" office:value="4063.68837142857">
            <text:p>4063.68837</text:p>
          </table:table-cell>
          <table:table-cell table:formula="of:=[.B33]/3500" office:value-type="float" office:value="4.06368837142857">
            <text:p>4.06369</text:p>
          </table:table-cell>
          <table:table-cell table:number-columns-repeated="4"/>
          <table:table-cell office:value-type="float" office:value="1624972">
            <text:p>1624972.00000</text:p>
          </table:table-cell>
          <table:table-cell table:formula="of:=[.I33]/3.5" office:value-type="float" office:value="464277.714285714">
            <text:p>464277.71429</text:p>
          </table:table-cell>
          <table:table-cell table:formula="of:=[.J33]/3500" office:value-type="float" office:value="132.650775510204">
            <text:p>132.65078</text:p>
          </table:table-cell>
          <table:table-cell table:number-columns-repeated="4"/>
          <table:table-cell office:value-type="float" office:value="64">
            <text:p>64</text:p>
          </table:table-cell>
          <table:table-cell office:value-type="float" office:value="4015.139139">
            <text:p>4015.1391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70.7527">
            <text:p>13970.75270</text:p>
          </table:table-cell>
          <table:table-cell table:formula="of:=[.B34]/3.5" office:value-type="float" office:value="3991.64362857143">
            <text:p>3991.64363</text:p>
          </table:table-cell>
          <table:table-cell table:formula="of:=[.B34]/3500" office:value-type="float" office:value="3.99164362857143">
            <text:p>3.99164</text:p>
          </table:table-cell>
          <table:table-cell table:number-columns-repeated="4"/>
          <table:table-cell office:value-type="float" office:value="1599438">
            <text:p>1599438.00000</text:p>
          </table:table-cell>
          <table:table-cell table:formula="of:=[.I34]/3.5" office:value-type="float" office:value="456982.285714286">
            <text:p>456982.28571</text:p>
          </table:table-cell>
          <table:table-cell table:formula="of:=[.J34]/3500" office:value-type="float" office:value="130.566367346939">
            <text:p>130.56637</text:p>
          </table:table-cell>
          <table:table-cell table:number-columns-repeated="4"/>
          <table:table-cell office:value-type="float" office:value="66">
            <text:p>66</text:p>
          </table:table-cell>
          <table:table-cell office:value-type="float" office:value="4240.082129">
            <text:p>4240.08213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46.04">
            <text:p>13946.04000</text:p>
          </table:table-cell>
          <table:table-cell table:formula="of:=[.B35]/3.5" office:value-type="float" office:value="3984.58285714286">
            <text:p>3984.58286</text:p>
          </table:table-cell>
          <table:table-cell table:formula="of:=[.B35]/3500" office:value-type="float" office:value="3.98458285714286">
            <text:p>3.98458</text:p>
          </table:table-cell>
          <table:table-cell table:number-columns-repeated="4"/>
          <table:table-cell office:value-type="float" office:value="1573732">
            <text:p>1573732.00000</text:p>
          </table:table-cell>
          <table:table-cell table:formula="of:=[.I35]/3.5" office:value-type="float" office:value="449637.714285714">
            <text:p>449637.71429</text:p>
          </table:table-cell>
          <table:table-cell table:formula="of:=[.J35]/3500" office:value-type="float" office:value="128.467918367347">
            <text:p>128.46792</text:p>
          </table:table-cell>
          <table:table-cell table:number-columns-repeated="4"/>
          <table:table-cell office:value-type="float" office:value="68">
            <text:p>68</text:p>
          </table:table-cell>
          <table:table-cell office:value-type="float" office:value="4296.4468">
            <text:p>4296.44680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545.9139">
            <text:p>14545.91390</text:p>
          </table:table-cell>
          <table:table-cell table:formula="of:=[.B36]/3.5" office:value-type="float" office:value="4155.9754">
            <text:p>4155.97540</text:p>
          </table:table-cell>
          <table:table-cell table:formula="of:=[.B36]/3500" office:value-type="float" office:value="4.1559754">
            <text:p>4.15598</text:p>
          </table:table-cell>
          <table:table-cell table:number-columns-repeated="4"/>
          <table:table-cell office:value-type="float" office:value="1599150">
            <text:p>1599150.00000</text:p>
          </table:table-cell>
          <table:table-cell table:formula="of:=[.I36]/3.5" office:value-type="float" office:value="456900">
            <text:p>456900.00000</text:p>
          </table:table-cell>
          <table:table-cell table:formula="of:=[.J36]/3500" office:value-type="float" office:value="130.542857142857">
            <text:p>130.54286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float" office:value="4332.041986">
            <text:p>4332.04199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9.23">
            <text:p>14049.23000</text:p>
          </table:table-cell>
          <table:table-cell table:formula="of:=[.B37]/3.5" office:value-type="float" office:value="4014.06571428571">
            <text:p>4014.06571</text:p>
          </table:table-cell>
          <table:table-cell table:formula="of:=[.B37]/3500" office:value-type="float" office:value="4.01406571428571">
            <text:p>4.01407</text:p>
          </table:table-cell>
          <table:table-cell table:number-columns-repeated="4"/>
          <table:table-cell office:value-type="float" office:value="1638035">
            <text:p>1638035.00000</text:p>
          </table:table-cell>
          <table:table-cell table:formula="of:=[.I37]/3.5" office:value-type="float" office:value="468010">
            <text:p>468010.00000</text:p>
          </table:table-cell>
          <table:table-cell table:formula="of:=[.J37]/3500" office:value-type="float" office:value="133.717142857143">
            <text:p>133.71714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float" office:value="4401.132949">
            <text:p>4401.13295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794.5682">
            <text:p>14794.56820</text:p>
          </table:table-cell>
          <table:table-cell table:formula="of:=[.B38]/3.5" office:value-type="float" office:value="4227.01948571429">
            <text:p>4227.01949</text:p>
          </table:table-cell>
          <table:table-cell table:formula="of:=[.B38]/3500" office:value-type="float" office:value="4.22701948571429">
            <text:p>4.22702</text:p>
          </table:table-cell>
          <table:table-cell table:number-columns-repeated="4"/>
          <table:table-cell office:value-type="float" office:value="1716540">
            <text:p>1716540.00000</text:p>
          </table:table-cell>
          <table:table-cell table:formula="of:=[.I38]/3.5" office:value-type="float" office:value="490440">
            <text:p>490440.00000</text:p>
          </table:table-cell>
          <table:table-cell table:formula="of:=[.J38]/3500" office:value-type="float" office:value="140.125714285714">
            <text:p>140.12571</text:p>
          </table:table-cell>
          <table:table-cell table:number-columns-repeated="4"/>
          <table:table-cell office:value-type="float" office:value="74">
            <text:p>74</text:p>
          </table:table-cell>
          <table:table-cell office:value-type="float" office:value="4410.02081">
            <text:p>4410.02081</text:p>
          </table:table-cell>
          <table:table-cell table:number-columns-repeated="3"/>
          <table:table-cell office:value-type="float" office:value="74">
            <text:p>74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36.3605">
            <text:p>14236.36050</text:p>
          </table:table-cell>
          <table:table-cell table:formula="of:=[.B39]/3.5" office:value-type="float" office:value="4067.53157142857">
            <text:p>4067.53157</text:p>
          </table:table-cell>
          <table:table-cell table:formula="of:=[.B39]/3500" office:value-type="float" office:value="4.06753157142857">
            <text:p>4.06753</text:p>
          </table:table-cell>
          <table:table-cell table:number-columns-repeated="4"/>
          <table:table-cell office:value-type="float" office:value="1712340">
            <text:p>1712340.00000</text:p>
          </table:table-cell>
          <table:table-cell table:formula="of:=[.I39]/3.5" office:value-type="float" office:value="489240">
            <text:p>489240.00000</text:p>
          </table:table-cell>
          <table:table-cell table:formula="of:=[.J39]/3500" office:value-type="float" office:value="139.782857142857">
            <text:p>139.78286</text:p>
          </table:table-cell>
          <table:table-cell table:number-columns-repeated="4"/>
          <table:table-cell office:value-type="float" office:value="76">
            <text:p>76</text:p>
          </table:table-cell>
          <table:table-cell office:value-type="float" office:value="4419.05284">
            <text:p>4419.05284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589.6754">
            <text:p>14589.67540</text:p>
          </table:table-cell>
          <table:table-cell table:formula="of:=[.B40]/3.5" office:value-type="float" office:value="4168.47868571429">
            <text:p>4168.47869</text:p>
          </table:table-cell>
          <table:table-cell table:formula="of:=[.B40]/3500" office:value-type="float" office:value="4.16847868571429">
            <text:p>4.16848</text:p>
          </table:table-cell>
          <table:table-cell table:number-columns-repeated="4"/>
          <table:table-cell office:value-type="float" office:value="1662220">
            <text:p>1662220.00000</text:p>
          </table:table-cell>
          <table:table-cell table:formula="of:=[.I40]/3.5" office:value-type="float" office:value="474920">
            <text:p>474920.00000</text:p>
          </table:table-cell>
          <table:table-cell table:formula="of:=[.J40]/3500" office:value-type="float" office:value="135.691428571429">
            <text:p>135.69143</text:p>
          </table:table-cell>
          <table:table-cell table:number-columns-repeated="4"/>
          <table:table-cell office:value-type="float" office:value="78">
            <text:p>78</text:p>
          </table:table-cell>
          <table:table-cell office:value-type="float" office:value="4416.075389">
            <text:p>4416.07539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338.3618">
            <text:p>14338.36180</text:p>
          </table:table-cell>
          <table:table-cell table:formula="of:=[.B41]/3.5" office:value-type="float" office:value="4096.6748">
            <text:p>4096.67480</text:p>
          </table:table-cell>
          <table:table-cell table:formula="of:=[.B41]/3500" office:value-type="float" office:value="4.0966748">
            <text:p>4.09667</text:p>
          </table:table-cell>
          <table:table-cell table:number-columns-repeated="4"/>
          <table:table-cell office:value-type="float" office:value="1714370">
            <text:p>1714370.00000</text:p>
          </table:table-cell>
          <table:table-cell table:formula="of:=[.I41]/3.5" office:value-type="float" office:value="489820">
            <text:p>489820.00000</text:p>
          </table:table-cell>
          <table:table-cell table:formula="of:=[.J41]/3500" office:value-type="float" office:value="139.948571428571">
            <text:p>139.94857</text:p>
          </table:table-cell>
          <table:table-cell table:number-columns-repeated="4"/>
          <table:table-cell office:value-type="float" office:value="80">
            <text:p>80</text:p>
          </table:table-cell>
          <table:table-cell office:value-type="float" office:value="4451.414766">
            <text:p>4451.41477</text:p>
          </table:table-cell>
          <table:table-cell table:number-columns-repeated="3"/>
          <table:table-cell office:value-type="float" office:value="80">
            <text:p>80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22.4335">
            <text:p>14122.43350</text:p>
          </table:table-cell>
          <table:table-cell table:formula="of:=[.B42]/3.5" office:value-type="float" office:value="4034.981">
            <text:p>4034.98100</text:p>
          </table:table-cell>
          <table:table-cell table:formula="of:=[.B42]/3500" office:value-type="float" office:value="4.034981">
            <text:p>4.03498</text:p>
          </table:table-cell>
          <table:table-cell table:number-columns-repeated="4"/>
          <table:table-cell office:value-type="float" office:value="1602685">
            <text:p>1602685.00000</text:p>
          </table:table-cell>
          <table:table-cell table:formula="of:=[.I42]/3.5" office:value-type="float" office:value="457910">
            <text:p>457910.00000</text:p>
          </table:table-cell>
          <table:table-cell table:formula="of:=[.J42]/3500" office:value-type="float" office:value="130.831428571429">
            <text:p>130.83143</text:p>
          </table:table-cell>
          <table:table-cell table:number-columns-repeated="4"/>
          <table:table-cell office:value-type="float" office:value="82">
            <text:p>82</text:p>
          </table:table-cell>
          <table:table-cell office:value-type="float" office:value="4496.288366">
            <text:p>4496.28837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5.2545">
            <text:p>14065.25450</text:p>
          </table:table-cell>
          <table:table-cell table:formula="of:=[.B43]/3.5" office:value-type="float" office:value="4018.64414285714">
            <text:p>4018.64414</text:p>
          </table:table-cell>
          <table:table-cell table:formula="of:=[.B43]/3500" office:value-type="float" office:value="4.01864414285714">
            <text:p>4.01864</text:p>
          </table:table-cell>
          <table:table-cell table:number-columns-repeated="4"/>
          <table:table-cell office:value-type="float" office:value="1701541">
            <text:p>1701541.00000</text:p>
          </table:table-cell>
          <table:table-cell table:formula="of:=[.I43]/3.5" office:value-type="float" office:value="486154.571428571">
            <text:p>486154.57143</text:p>
          </table:table-cell>
          <table:table-cell table:formula="of:=[.J43]/3500" office:value-type="float" office:value="138.901306122449">
            <text:p>138.90131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4561.324457">
            <text:p>4561.32446</text:p>
          </table:table-cell>
          <table:table-cell table:number-columns-repeated="3"/>
          <table:table-cell office:value-type="float" office:value="84">
            <text:p>84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451.2361">
            <text:p>14451.23610</text:p>
          </table:table-cell>
          <table:table-cell table:formula="of:=[.B44]/3.5" office:value-type="float" office:value="4128.9246">
            <text:p>4128.92460</text:p>
          </table:table-cell>
          <table:table-cell table:formula="of:=[.B44]/3500" office:value-type="float" office:value="4.1289246">
            <text:p>4.12892</text:p>
          </table:table-cell>
          <table:table-cell table:number-columns-repeated="4"/>
          <table:table-cell office:value-type="float" office:value="1652463">
            <text:p>1652463.00000</text:p>
          </table:table-cell>
          <table:table-cell table:formula="of:=[.I44]/3.5" office:value-type="float" office:value="472132.285714286">
            <text:p>472132.28571</text:p>
          </table:table-cell>
          <table:table-cell table:formula="of:=[.J44]/3500" office:value-type="float" office:value="134.89493877551">
            <text:p>134.89494</text:p>
          </table:table-cell>
          <table:table-cell table:number-columns-repeated="4"/>
          <table:table-cell office:value-type="float" office:value="86">
            <text:p>86</text:p>
          </table:table-cell>
          <table:table-cell office:value-type="float" office:value="6672.598496">
            <text:p>6672.59850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30.261">
            <text:p>14130.26100</text:p>
          </table:table-cell>
          <table:table-cell table:formula="of:=[.B45]/3.5" office:value-type="float" office:value="4037.21742857143">
            <text:p>4037.21743</text:p>
          </table:table-cell>
          <table:table-cell table:formula="of:=[.B45]/3500" office:value-type="float" office:value="4.03721742857143">
            <text:p>4.03722</text:p>
          </table:table-cell>
          <table:table-cell table:number-columns-repeated="4"/>
          <table:table-cell office:value-type="float" office:value="1737338">
            <text:p>1737338.00000</text:p>
          </table:table-cell>
          <table:table-cell table:formula="of:=[.I45]/3.5" office:value-type="float" office:value="496382.285714286">
            <text:p>496382.28571</text:p>
          </table:table-cell>
          <table:table-cell table:formula="of:=[.J45]/3500" office:value-type="float" office:value="141.823510204082">
            <text:p>141.82351</text:p>
          </table:table-cell>
          <table:table-cell table:number-columns-repeated="4"/>
          <table:table-cell office:value-type="float" office:value="88">
            <text:p>88</text:p>
          </table:table-cell>
          <table:table-cell office:value-type="float" office:value="5116.710981">
            <text:p>5116.71098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16.5033">
            <text:p>14116.50330</text:p>
          </table:table-cell>
          <table:table-cell table:formula="of:=[.B46]/3.5" office:value-type="float" office:value="4033.28665714286">
            <text:p>4033.28666</text:p>
          </table:table-cell>
          <table:table-cell table:formula="of:=[.B46]/3500" office:value-type="float" office:value="4.03328665714286">
            <text:p>4.03329</text:p>
          </table:table-cell>
          <table:table-cell table:number-columns-repeated="4"/>
          <table:table-cell office:value-type="float" office:value="1712251">
            <text:p>1712251.00000</text:p>
          </table:table-cell>
          <table:table-cell table:formula="of:=[.I46]/3.5" office:value-type="float" office:value="489214.571428571">
            <text:p>489214.57143</text:p>
          </table:table-cell>
          <table:table-cell table:formula="of:=[.J46]/3500" office:value-type="float" office:value="139.775591836735">
            <text:p>139.77559</text:p>
          </table:table-cell>
          <table:table-cell table:number-columns-repeated="4"/>
          <table:table-cell office:value-type="float" office:value="90">
            <text:p>90</text:p>
          </table:table-cell>
          <table:table-cell office:value-type="float" office:value="5194.060385">
            <text:p>5194.06039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71.8779">
            <text:p>14071.87790</text:p>
          </table:table-cell>
          <table:table-cell table:formula="of:=[.B47]/3.5" office:value-type="float" office:value="4020.53654285714">
            <text:p>4020.53654</text:p>
          </table:table-cell>
          <table:table-cell table:formula="of:=[.B47]/3500" office:value-type="float" office:value="4.02053654285714">
            <text:p>4.02054</text:p>
          </table:table-cell>
          <table:table-cell table:number-columns-repeated="4"/>
          <table:table-cell office:value-type="float" office:value="1653583">
            <text:p>1653583.00000</text:p>
          </table:table-cell>
          <table:table-cell table:formula="of:=[.I47]/3.5" office:value-type="float" office:value="472452.285714286">
            <text:p>472452.28571</text:p>
          </table:table-cell>
          <table:table-cell table:formula="of:=[.J47]/3500" office:value-type="float" office:value="134.986367346939">
            <text:p>134.98637</text:p>
          </table:table-cell>
          <table:table-cell table:number-columns-repeated="4"/>
          <table:table-cell office:value-type="float" office:value="92">
            <text:p>92</text:p>
          </table:table-cell>
          <table:table-cell office:value-type="float" office:value="5221.817081">
            <text:p>5221.81708</text:p>
          </table:table-cell>
          <table:table-cell table:number-columns-repeated="3"/>
          <table:table-cell office:value-type="float" office:value="92">
            <text:p>92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16.2393">
            <text:p>14116.23930</text:p>
          </table:table-cell>
          <table:table-cell table:formula="of:=[.B48]/3.5" office:value-type="float" office:value="4033.21122857143">
            <text:p>4033.21123</text:p>
          </table:table-cell>
          <table:table-cell table:formula="of:=[.B48]/3500" office:value-type="float" office:value="4.03321122857143">
            <text:p>4.03321</text:p>
          </table:table-cell>
          <table:table-cell table:number-columns-repeated="4"/>
          <table:table-cell office:value-type="float" office:value="1713145">
            <text:p>1713145.00000</text:p>
          </table:table-cell>
          <table:table-cell table:formula="of:=[.I48]/3.5" office:value-type="float" office:value="489470">
            <text:p>489470.00000</text:p>
          </table:table-cell>
          <table:table-cell table:formula="of:=[.J48]/3500" office:value-type="float" office:value="139.848571428571">
            <text:p>139.84857</text:p>
          </table:table-cell>
          <table:table-cell table:number-columns-repeated="4"/>
          <table:table-cell office:value-type="float" office:value="94">
            <text:p>94</text:p>
          </table:table-cell>
          <table:table-cell office:value-type="float" office:value="5226.421943">
            <text:p>5226.42194</text:p>
          </table:table-cell>
          <table:table-cell table:number-columns-repeated="3"/>
          <table:table-cell office:value-type="float" office:value="94">
            <text:p>94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498.4277">
            <text:p>14498.42770</text:p>
          </table:table-cell>
          <table:table-cell table:formula="of:=[.B49]/3.5" office:value-type="float" office:value="4142.40791428571">
            <text:p>4142.40791</text:p>
          </table:table-cell>
          <table:table-cell table:formula="of:=[.B49]/3500" office:value-type="float" office:value="4.14240791428571">
            <text:p>4.14241</text:p>
          </table:table-cell>
          <table:table-cell table:number-columns-repeated="4"/>
          <table:table-cell office:value-type="float" office:value="1612286">
            <text:p>1612286.00000</text:p>
          </table:table-cell>
          <table:table-cell table:formula="of:=[.I49]/3.5" office:value-type="float" office:value="460653.142857143">
            <text:p>460653.14286</text:p>
          </table:table-cell>
          <table:table-cell table:formula="of:=[.J49]/3500" office:value-type="float" office:value="131.615183673469">
            <text:p>131.61518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float" office:value="5262.984836">
            <text:p>5262.98484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548.7941">
            <text:p>14548.79410</text:p>
          </table:table-cell>
          <table:table-cell table:formula="of:=[.B50]/3.5" office:value-type="float" office:value="4156.79831428571">
            <text:p>4156.79831</text:p>
          </table:table-cell>
          <table:table-cell table:formula="of:=[.B50]/3500" office:value-type="float" office:value="4.15679831428571">
            <text:p>4.15680</text:p>
          </table:table-cell>
          <table:table-cell table:number-columns-repeated="4"/>
          <table:table-cell office:value-type="float" office:value="1779831">
            <text:p>1779831.00000</text:p>
          </table:table-cell>
          <table:table-cell table:formula="of:=[.I50]/3.5" office:value-type="float" office:value="508523.142857143">
            <text:p>508523.14286</text:p>
          </table:table-cell>
          <table:table-cell table:formula="of:=[.J50]/3500" office:value-type="float" office:value="145.292326530612">
            <text:p>145.29233</text:p>
          </table:table-cell>
          <table:table-cell table:number-columns-repeated="4"/>
          <table:table-cell office:value-type="float" office:value="98">
            <text:p>98</text:p>
          </table:table-cell>
          <table:table-cell office:value-type="float" office:value="5272.899449">
            <text:p>5272.89945</text:p>
          </table:table-cell>
          <table:table-cell table:number-columns-repeated="3"/>
          <table:table-cell office:value-type="float" office:value="98">
            <text:p>98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10.4239">
            <text:p>14110.42390</text:p>
          </table:table-cell>
          <table:table-cell table:formula="of:=[.B51]/3.5" office:value-type="float" office:value="4031.54968571429">
            <text:p>4031.54969</text:p>
          </table:table-cell>
          <table:table-cell table:formula="of:=[.B51]/3500" office:value-type="float" office:value="4.03154968571429">
            <text:p>4.03155</text:p>
          </table:table-cell>
          <table:table-cell table:number-columns-repeated="4"/>
          <table:table-cell office:value-type="float" office:value="1700871">
            <text:p>1700871.00000</text:p>
          </table:table-cell>
          <table:table-cell table:formula="of:=[.I51]/3.5" office:value-type="float" office:value="485963.142857143">
            <text:p>485963.14286</text:p>
          </table:table-cell>
          <table:table-cell table:formula="of:=[.J51]/3500" office:value-type="float" office:value="138.846612244898">
            <text:p>138.84661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float" office:value="5254.945198">
            <text:p>5254.94520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77.1703">
            <text:p>14077.17030</text:p>
          </table:table-cell>
          <table:table-cell table:formula="of:=[.B52]/3.5" office:value-type="float" office:value="4022.04865714286">
            <text:p>4022.04866</text:p>
          </table:table-cell>
          <table:table-cell table:formula="of:=[.B52]/3500" office:value-type="float" office:value="4.02204865714286">
            <text:p>4.02205</text:p>
          </table:table-cell>
          <table:table-cell table:number-columns-repeated="4"/>
          <table:table-cell office:value-type="float" office:value="1721930">
            <text:p>1721930.00000</text:p>
          </table:table-cell>
          <table:table-cell table:formula="of:=[.I52]/3.5" office:value-type="float" office:value="491980">
            <text:p>491980.00000</text:p>
          </table:table-cell>
          <table:table-cell table:formula="of:=[.J52]/3500" office:value-type="float" office:value="140.565714285714">
            <text:p>140.56571</text:p>
          </table:table-cell>
          <table:table-cell table:number-columns-repeated="4"/>
          <table:table-cell office:value-type="float" office:value="102">
            <text:p>102</text:p>
          </table:table-cell>
          <table:table-cell office:value-type="float" office:value="5212.780015">
            <text:p>5212.78002</text:p>
          </table:table-cell>
          <table:table-cell table:number-columns-repeated="3"/>
          <table:table-cell office:value-type="float" office:value="102">
            <text:p>102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15.2592">
            <text:p>14015.25920</text:p>
          </table:table-cell>
          <table:table-cell table:formula="of:=[.B53]/3.5" office:value-type="float" office:value="4004.35977142857">
            <text:p>4004.35977</text:p>
          </table:table-cell>
          <table:table-cell table:formula="of:=[.B53]/3500" office:value-type="float" office:value="4.00435977142857">
            <text:p>4.00436</text:p>
          </table:table-cell>
          <table:table-cell table:number-columns-repeated="4"/>
          <table:table-cell office:value-type="float" office:value="1720444">
            <text:p>1720444.00000</text:p>
          </table:table-cell>
          <table:table-cell table:formula="of:=[.I53]/3.5" office:value-type="float" office:value="491555.428571429">
            <text:p>491555.42857</text:p>
          </table:table-cell>
          <table:table-cell table:formula="of:=[.J53]/3500" office:value-type="float" office:value="140.444408163265">
            <text:p>140.44441</text:p>
          </table:table-cell>
          <table:table-cell table:number-columns-repeated="4"/>
          <table:table-cell office:value-type="float" office:value="104">
            <text:p>104</text:p>
          </table:table-cell>
          <table:table-cell office:value-type="float" office:value="5346.842002">
            <text:p>5346.84200</text:p>
          </table:table-cell>
          <table:table-cell table:number-columns-repeated="3"/>
          <table:table-cell office:value-type="float" office:value="104">
            <text:p>104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36.6714">
            <text:p>14036.67140</text:p>
          </table:table-cell>
          <table:table-cell table:formula="of:=[.B54]/3.5" office:value-type="float" office:value="4010.47754285714">
            <text:p>4010.47754</text:p>
          </table:table-cell>
          <table:table-cell table:formula="of:=[.B54]/3500" office:value-type="float" office:value="4.01047754285714">
            <text:p>4.01048</text:p>
          </table:table-cell>
          <table:table-cell table:number-columns-repeated="4"/>
          <table:table-cell office:value-type="float" office:value="1717423">
            <text:p>1717423.00000</text:p>
          </table:table-cell>
          <table:table-cell table:formula="of:=[.I54]/3.5" office:value-type="float" office:value="490692.285714286">
            <text:p>490692.28571</text:p>
          </table:table-cell>
          <table:table-cell table:formula="of:=[.J54]/3500" office:value-type="float" office:value="140.197795918367">
            <text:p>140.19780</text:p>
          </table:table-cell>
          <table:table-cell table:number-columns-repeated="4"/>
          <table:table-cell office:value-type="float" office:value="106">
            <text:p>106</text:p>
          </table:table-cell>
          <table:table-cell office:value-type="float" office:value="5335.817667">
            <text:p>5335.81767</text:p>
          </table:table-cell>
          <table:table-cell table:number-columns-repeated="3"/>
          <table:table-cell office:value-type="float" office:value="106">
            <text:p>106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340.8891">
            <text:p>14340.88910</text:p>
          </table:table-cell>
          <table:table-cell table:formula="of:=[.B55]/3.5" office:value-type="float" office:value="4097.39688571429">
            <text:p>4097.39689</text:p>
          </table:table-cell>
          <table:table-cell table:formula="of:=[.B55]/3500" office:value-type="float" office:value="4.09739688571429">
            <text:p>4.09740</text:p>
          </table:table-cell>
          <table:table-cell table:number-columns-repeated="4"/>
          <table:table-cell office:value-type="float" office:value="1715945">
            <text:p>1715945.00000</text:p>
          </table:table-cell>
          <table:table-cell table:formula="of:=[.I55]/3.5" office:value-type="float" office:value="490270">
            <text:p>490270.00000</text:p>
          </table:table-cell>
          <table:table-cell table:formula="of:=[.J55]/3500" office:value-type="float" office:value="140.077142857143">
            <text:p>140.07714</text:p>
          </table:table-cell>
          <table:table-cell table:number-columns-repeated="4"/>
          <table:table-cell office:value-type="float" office:value="108">
            <text:p>108</text:p>
          </table:table-cell>
          <table:table-cell office:value-type="float" office:value="5349.391213">
            <text:p>5349.39121</text:p>
          </table:table-cell>
          <table:table-cell table:number-columns-repeated="3"/>
          <table:table-cell office:value-type="float" office:value="108">
            <text:p>108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93.5147">
            <text:p>13993.51470</text:p>
          </table:table-cell>
          <table:table-cell table:formula="of:=[.B56]/3.5" office:value-type="float" office:value="3998.14705714286">
            <text:p>3998.14706</text:p>
          </table:table-cell>
          <table:table-cell table:formula="of:=[.B56]/3500" office:value-type="float" office:value="3.99814705714286">
            <text:p>3.99815</text:p>
          </table:table-cell>
          <table:table-cell table:number-columns-repeated="4"/>
          <table:table-cell office:value-type="float" office:value="1720880">
            <text:p>1720880.00000</text:p>
          </table:table-cell>
          <table:table-cell table:formula="of:=[.I56]/3.5" office:value-type="float" office:value="491680">
            <text:p>491680.00000</text:p>
          </table:table-cell>
          <table:table-cell table:formula="of:=[.J56]/3500" office:value-type="float" office:value="140.48">
            <text:p>140.48000</text:p>
          </table:table-cell>
          <table:table-cell table:number-columns-repeated="4"/>
          <table:table-cell office:value-type="float" office:value="110">
            <text:p>110</text:p>
          </table:table-cell>
          <table:table-cell office:value-type="float" office:value="5349.116523">
            <text:p>5349.11652</text:p>
          </table:table-cell>
          <table:table-cell table:number-columns-repeated="3"/>
          <table:table-cell office:value-type="float" office:value="110">
            <text:p>110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15.9888">
            <text:p>14215.98880</text:p>
          </table:table-cell>
          <table:table-cell table:formula="of:=[.B57]/3.5" office:value-type="float" office:value="4061.71108571429">
            <text:p>4061.71109</text:p>
          </table:table-cell>
          <table:table-cell table:formula="of:=[.B57]/3500" office:value-type="float" office:value="4.06171108571429">
            <text:p>4.06171</text:p>
          </table:table-cell>
          <table:table-cell table:number-columns-repeated="4"/>
          <table:table-cell office:value-type="float" office:value="1738135">
            <text:p>1738135.00000</text:p>
          </table:table-cell>
          <table:table-cell table:formula="of:=[.I57]/3.5" office:value-type="float" office:value="496610">
            <text:p>496610.00000</text:p>
          </table:table-cell>
          <table:table-cell table:formula="of:=[.J57]/3500" office:value-type="float" office:value="141.888571428571">
            <text:p>141.88857</text:p>
          </table:table-cell>
          <table:table-cell table:number-columns-repeated="4"/>
          <table:table-cell office:value-type="float" office:value="112">
            <text:p>112</text:p>
          </table:table-cell>
          <table:table-cell office:value-type="float" office:value="5388.257136">
            <text:p>5388.25714</text:p>
          </table:table-cell>
          <table:table-cell table:number-columns-repeated="3"/>
          <table:table-cell office:value-type="float" office:value="112">
            <text:p>112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69.0222">
            <text:p>14169.02220</text:p>
          </table:table-cell>
          <table:table-cell table:formula="of:=[.B58]/3.5" office:value-type="float" office:value="4048.29205714286">
            <text:p>4048.29206</text:p>
          </table:table-cell>
          <table:table-cell table:formula="of:=[.B58]/3500" office:value-type="float" office:value="4.04829205714286">
            <text:p>4.04829</text:p>
          </table:table-cell>
          <table:table-cell table:number-columns-repeated="4"/>
          <table:table-cell office:value-type="float" office:value="1697500">
            <text:p>1697500.00000</text:p>
          </table:table-cell>
          <table:table-cell table:formula="of:=[.I58]/3.5" office:value-type="float" office:value="485000">
            <text:p>485000.00000</text:p>
          </table:table-cell>
          <table:table-cell table:formula="of:=[.J58]/3500" office:value-type="float" office:value="138.571428571429">
            <text:p>138.57143</text:p>
          </table:table-cell>
          <table:table-cell table:number-columns-repeated="4"/>
          <table:table-cell office:value-type="float" office:value="114">
            <text:p>114</text:p>
          </table:table-cell>
          <table:table-cell office:value-type="float" office:value="5382.293372">
            <text:p>5382.29337</text:p>
          </table:table-cell>
          <table:table-cell table:number-columns-repeated="3"/>
          <table:table-cell office:value-type="float" office:value="114">
            <text:p>114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3.9338">
            <text:p>14063.93380</text:p>
          </table:table-cell>
          <table:table-cell table:formula="of:=[.B59]/3.5" office:value-type="float" office:value="4018.2668">
            <text:p>4018.26680</text:p>
          </table:table-cell>
          <table:table-cell table:formula="of:=[.B59]/3500" office:value-type="float" office:value="4.0182668">
            <text:p>4.01827</text:p>
          </table:table-cell>
          <table:table-cell table:number-columns-repeated="4"/>
          <table:table-cell office:value-type="float" office:value="1677445">
            <text:p>1677445.00000</text:p>
          </table:table-cell>
          <table:table-cell table:formula="of:=[.I59]/3.5" office:value-type="float" office:value="479270">
            <text:p>479270.00000</text:p>
          </table:table-cell>
          <table:table-cell table:formula="of:=[.J59]/3500" office:value-type="float" office:value="136.934285714286">
            <text:p>136.93429</text:p>
          </table:table-cell>
          <table:table-cell table:number-columns-repeated="4"/>
          <table:table-cell office:value-type="float" office:value="116">
            <text:p>116</text:p>
          </table:table-cell>
          <table:table-cell office:value-type="float" office:value="5360.084453">
            <text:p>5360.08445</text:p>
          </table:table-cell>
          <table:table-cell table:number-columns-repeated="3"/>
          <table:table-cell office:value-type="float" office:value="116">
            <text:p>116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01.6848">
            <text:p>14001.68480</text:p>
          </table:table-cell>
          <table:table-cell table:formula="of:=[.B60]/3.5" office:value-type="float" office:value="4000.48137142857">
            <text:p>4000.48137</text:p>
          </table:table-cell>
          <table:table-cell table:formula="of:=[.B60]/3500" office:value-type="float" office:value="4.00048137142857">
            <text:p>4.00048</text:p>
          </table:table-cell>
          <table:table-cell table:number-columns-repeated="4"/>
          <table:table-cell office:value-type="float" office:value="1645385">
            <text:p>1645385.00000</text:p>
          </table:table-cell>
          <table:table-cell table:formula="of:=[.I60]/3.5" office:value-type="float" office:value="470110">
            <text:p>470110.00000</text:p>
          </table:table-cell>
          <table:table-cell table:formula="of:=[.J60]/3500" office:value-type="float" office:value="134.317142857143">
            <text:p>134.31714</text:p>
          </table:table-cell>
          <table:table-cell table:number-columns-repeated="4"/>
          <table:table-cell office:value-type="float" office:value="118">
            <text:p>118</text:p>
          </table:table-cell>
          <table:table-cell office:value-type="float" office:value="4646.317204">
            <text:p>4646.31720</text:p>
          </table:table-cell>
          <table:table-cell table:number-columns-repeated="3"/>
          <table:table-cell office:value-type="float" office:value="118">
            <text:p>118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58.1081">
            <text:p>14058.10810</text:p>
          </table:table-cell>
          <table:table-cell table:formula="of:=[.B61]/3.5" office:value-type="float" office:value="4016.60231428571">
            <text:p>4016.60231</text:p>
          </table:table-cell>
          <table:table-cell table:formula="of:=[.B61]/3500" office:value-type="float" office:value="4.01660231428571">
            <text:p>4.01660</text:p>
          </table:table-cell>
          <table:table-cell table:number-columns-repeated="4"/>
          <table:table-cell office:value-type="float" office:value="1678040">
            <text:p>1678040.00000</text:p>
          </table:table-cell>
          <table:table-cell table:formula="of:=[.I61]/3.5" office:value-type="float" office:value="479440">
            <text:p>479440.00000</text:p>
          </table:table-cell>
          <table:table-cell table:formula="of:=[.J61]/3500" office:value-type="float" office:value="136.982857142857">
            <text:p>136.98286</text:p>
          </table:table-cell>
          <table:table-cell table:number-columns-repeated="4"/>
          <table:table-cell office:value-type="float" office:value="120">
            <text:p>120</text:p>
          </table:table-cell>
          <table:table-cell office:value-type="float" office:value="5448.95938">
            <text:p>5448.95938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07.5643">
            <text:p>14207.56430</text:p>
          </table:table-cell>
          <table:table-cell table:formula="of:=[.B62]/3.5" office:value-type="float" office:value="4059.30408571429">
            <text:p>4059.30409</text:p>
          </table:table-cell>
          <table:table-cell table:formula="of:=[.B62]/3500" office:value-type="float" office:value="4.05930408571429">
            <text:p>4.05930</text:p>
          </table:table-cell>
          <table:table-cell table:number-columns-repeated="4"/>
          <table:table-cell office:value-type="float" office:value="1622285">
            <text:p>1622285.00000</text:p>
          </table:table-cell>
          <table:table-cell table:formula="of:=[.I62]/3.5" office:value-type="float" office:value="463510">
            <text:p>463510.00000</text:p>
          </table:table-cell>
          <table:table-cell table:formula="of:=[.J62]/3500" office:value-type="float" office:value="132.431428571429">
            <text:p>132.43143</text:p>
          </table:table-cell>
          <table:table-cell table:number-columns-repeated="4"/>
          <table:table-cell office:value-type="float" office:value="122">
            <text:p>122</text:p>
          </table:table-cell>
          <table:table-cell office:value-type="float" office:value="5422.976522">
            <text:p>5422.97652</text:p>
          </table:table-cell>
          <table:table-cell table:number-columns-repeated="3"/>
          <table:table-cell office:value-type="float" office:value="122">
            <text:p>122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59.4165">
            <text:p>14159.41650</text:p>
          </table:table-cell>
          <table:table-cell table:formula="of:=[.B63]/3.5" office:value-type="float" office:value="4045.54757142857">
            <text:p>4045.54757</text:p>
          </table:table-cell>
          <table:table-cell table:formula="of:=[.B63]/3500" office:value-type="float" office:value="4.04554757142857">
            <text:p>4.04555</text:p>
          </table:table-cell>
          <table:table-cell table:number-columns-repeated="4"/>
          <table:table-cell office:value-type="float" office:value="1724975">
            <text:p>1724975.00000</text:p>
          </table:table-cell>
          <table:table-cell table:formula="of:=[.I63]/3.5" office:value-type="float" office:value="492850">
            <text:p>492850.00000</text:p>
          </table:table-cell>
          <table:table-cell table:formula="of:=[.J63]/3500" office:value-type="float" office:value="140.814285714286">
            <text:p>140.81429</text:p>
          </table:table-cell>
          <table:table-cell table:number-columns-repeated="4"/>
          <table:table-cell office:value-type="float" office:value="124">
            <text:p>124</text:p>
          </table:table-cell>
          <table:table-cell office:value-type="float" office:value="5492.413443">
            <text:p>5492.41344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82.7902">
            <text:p>14182.79020</text:p>
          </table:table-cell>
          <table:table-cell table:formula="of:=[.B64]/3.5" office:value-type="float" office:value="4052.22577142857">
            <text:p>4052.22577</text:p>
          </table:table-cell>
          <table:table-cell table:formula="of:=[.B64]/3500" office:value-type="float" office:value="4.05222577142857">
            <text:p>4.05223</text:p>
          </table:table-cell>
          <table:table-cell table:number-columns-repeated="4"/>
          <table:table-cell office:value-type="float" office:value="1708603">
            <text:p>1708603.00000</text:p>
          </table:table-cell>
          <table:table-cell table:formula="of:=[.I64]/3.5" office:value-type="float" office:value="488172.285714286">
            <text:p>488172.28571</text:p>
          </table:table-cell>
          <table:table-cell table:formula="of:=[.J64]/3500" office:value-type="float" office:value="139.477795918367">
            <text:p>139.47780</text:p>
          </table:table-cell>
          <table:table-cell table:number-columns-repeated="4"/>
          <table:table-cell office:value-type="float" office:value="126">
            <text:p>126</text:p>
          </table:table-cell>
          <table:table-cell office:value-type="float" office:value="5511.011586">
            <text:p>5511.01159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39.0903">
            <text:p>14139.09030</text:p>
          </table:table-cell>
          <table:table-cell table:formula="of:=[.B65]/3.5" office:value-type="float" office:value="4039.74008571429">
            <text:p>4039.74009</text:p>
          </table:table-cell>
          <table:table-cell table:formula="of:=[.B65]/3500" office:value-type="float" office:value="4.03974008571429">
            <text:p>4.03974</text:p>
          </table:table-cell>
          <table:table-cell table:number-columns-repeated="4"/>
          <table:table-cell office:value-type="float" office:value="1652151">
            <text:p>1652151.00000</text:p>
          </table:table-cell>
          <table:table-cell table:formula="of:=[.I65]/3.5" office:value-type="float" office:value="472043.142857143">
            <text:p>472043.14286</text:p>
          </table:table-cell>
          <table:table-cell table:formula="of:=[.J65]/3500" office:value-type="float" office:value="134.869469387755">
            <text:p>134.86947</text:p>
          </table:table-cell>
          <table:table-cell table:number-columns-repeated="4"/>
          <table:table-cell office:value-type="float" office:value="128">
            <text:p>128</text:p>
          </table:table-cell>
          <table:table-cell office:value-type="float" office:value="5438.748504">
            <text:p>5438.74850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9.663">
            <text:p>14069.66300</text:p>
          </table:table-cell>
          <table:table-cell table:formula="of:=[.B66]/3.5" office:value-type="float" office:value="4019.90371428571">
            <text:p>4019.90371</text:p>
          </table:table-cell>
          <table:table-cell table:formula="of:=[.B66]/3500" office:value-type="float" office:value="4.01990371428571">
            <text:p>4.01990</text:p>
          </table:table-cell>
          <table:table-cell table:number-columns-repeated="4"/>
          <table:table-cell office:value-type="float" office:value="1730015">
            <text:p>1730015.00000</text:p>
          </table:table-cell>
          <table:table-cell table:formula="of:=[.I66]/3.5" office:value-type="float" office:value="494290">
            <text:p>494290.00000</text:p>
          </table:table-cell>
          <table:table-cell table:formula="of:=[.J66]/3500" office:value-type="float" office:value="141.225714285714">
            <text:p>141.22571</text:p>
          </table:table-cell>
          <table:table-cell table:number-columns-repeated="4"/>
          <table:table-cell office:value-type="float" office:value="130">
            <text:p>130</text:p>
          </table:table-cell>
          <table:table-cell office:value-type="float" office:value="5424.135236">
            <text:p>5424.13524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12.4245">
            <text:p>14012.42450</text:p>
          </table:table-cell>
          <table:table-cell table:formula="of:=[.B67]/3.5" office:value-type="float" office:value="4003.54985714286">
            <text:p>4003.54986</text:p>
          </table:table-cell>
          <table:table-cell table:formula="of:=[.B67]/3500" office:value-type="float" office:value="4.00354985714286">
            <text:p>4.00355</text:p>
          </table:table-cell>
          <table:table-cell table:number-columns-repeated="4"/>
          <table:table-cell office:value-type="float" office:value="1594040">
            <text:p>1594040.00000</text:p>
          </table:table-cell>
          <table:table-cell table:formula="of:=[.I67]/3.5" office:value-type="float" office:value="455440">
            <text:p>455440.00000</text:p>
          </table:table-cell>
          <table:table-cell table:formula="of:=[.J67]/3500" office:value-type="float" office:value="130.125714285714">
            <text:p>130.12571</text:p>
          </table:table-cell>
          <table:table-cell table:number-columns-repeated="4"/>
          <table:table-cell office:value-type="float" office:value="132">
            <text:p>132</text:p>
          </table:table-cell>
          <table:table-cell office:value-type="float" office:value="5408.800819">
            <text:p>5408.80082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70.6876">
            <text:p>13970.68760</text:p>
          </table:table-cell>
          <table:table-cell table:formula="of:=[.B68]/3.5" office:value-type="float" office:value="3991.62502857143">
            <text:p>3991.62503</text:p>
          </table:table-cell>
          <table:table-cell table:formula="of:=[.B68]/3500" office:value-type="float" office:value="3.99162502857143">
            <text:p>3.99163</text:p>
          </table:table-cell>
          <table:table-cell table:number-columns-repeated="4"/>
          <table:table-cell office:value-type="float" office:value="1727059">
            <text:p>1727059.00000</text:p>
          </table:table-cell>
          <table:table-cell table:formula="of:=[.I68]/3.5" office:value-type="float" office:value="493445.428571429">
            <text:p>493445.42857</text:p>
          </table:table-cell>
          <table:table-cell table:formula="of:=[.J68]/3500" office:value-type="float" office:value="140.984408163265">
            <text:p>140.98441</text:p>
          </table:table-cell>
          <table:table-cell table:number-columns-repeated="4"/>
          <table:table-cell office:value-type="float" office:value="134">
            <text:p>134</text:p>
          </table:table-cell>
          <table:table-cell office:value-type="float" office:value="5465.330498">
            <text:p>5465.33050</text:p>
          </table:table-cell>
          <table:table-cell table:number-columns-repeated="3"/>
          <table:table-cell office:value-type="float" office:value="134">
            <text:p>134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09.2623">
            <text:p>13909.26230</text:p>
          </table:table-cell>
          <table:table-cell table:formula="of:=[.B69]/3.5" office:value-type="float" office:value="3974.07494285714">
            <text:p>3974.07494</text:p>
          </table:table-cell>
          <table:table-cell table:formula="of:=[.B69]/3500" office:value-type="float" office:value="3.97407494285714">
            <text:p>3.97407</text:p>
          </table:table-cell>
          <table:table-cell table:number-columns-repeated="4"/>
          <table:table-cell office:value-type="float" office:value="1771175">
            <text:p>1771175.00000</text:p>
          </table:table-cell>
          <table:table-cell table:formula="of:=[.I69]/3.5" office:value-type="float" office:value="506050">
            <text:p>506050.00000</text:p>
          </table:table-cell>
          <table:table-cell table:formula="of:=[.J69]/3500" office:value-type="float" office:value="144.585714285714">
            <text:p>144.58571</text:p>
          </table:table-cell>
          <table:table-cell table:number-columns-repeated="4"/>
          <table:table-cell office:value-type="float" office:value="136">
            <text:p>136</text:p>
          </table:table-cell>
          <table:table-cell office:value-type="float" office:value="5478.198281">
            <text:p>5478.19828</text:p>
          </table:table-cell>
          <table:table-cell table:number-columns-repeated="3"/>
          <table:table-cell office:value-type="float" office:value="136">
            <text:p>136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98.823">
            <text:p>13998.82300</text:p>
          </table:table-cell>
          <table:table-cell table:formula="of:=[.B70]/3.5" office:value-type="float" office:value="3999.66371428571">
            <text:p>3999.66371</text:p>
          </table:table-cell>
          <table:table-cell table:formula="of:=[.B70]/3500" office:value-type="float" office:value="3.99966371428571">
            <text:p>3.99966</text:p>
          </table:table-cell>
          <table:table-cell table:number-columns-repeated="4"/>
          <table:table-cell office:value-type="float" office:value="1715245">
            <text:p>1715245.00000</text:p>
          </table:table-cell>
          <table:table-cell table:formula="of:=[.I70]/3.5" office:value-type="float" office:value="490070">
            <text:p>490070.00000</text:p>
          </table:table-cell>
          <table:table-cell table:formula="of:=[.J70]/3500" office:value-type="float" office:value="140.02">
            <text:p>140.02000</text:p>
          </table:table-cell>
          <table:table-cell table:number-columns-repeated="4"/>
          <table:table-cell office:value-type="float" office:value="138">
            <text:p>138</text:p>
          </table:table-cell>
          <table:table-cell office:value-type="float" office:value="5479.461155">
            <text:p>5479.46116</text:p>
          </table:table-cell>
          <table:table-cell table:number-columns-repeated="3"/>
          <table:table-cell office:value-type="float" office:value="138">
            <text:p>138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7.627">
            <text:p>14067.62700</text:p>
          </table:table-cell>
          <table:table-cell table:formula="of:=[.B71]/3.5" office:value-type="float" office:value="4019.322">
            <text:p>4019.32200</text:p>
          </table:table-cell>
          <table:table-cell table:formula="of:=[.B71]/3500" office:value-type="float" office:value="4.019322">
            <text:p>4.01932</text:p>
          </table:table-cell>
          <table:table-cell table:number-columns-repeated="4"/>
          <table:table-cell office:value-type="float" office:value="1711255">
            <text:p>1711255.00000</text:p>
          </table:table-cell>
          <table:table-cell table:formula="of:=[.I71]/3.5" office:value-type="float" office:value="488930">
            <text:p>488930.00000</text:p>
          </table:table-cell>
          <table:table-cell table:formula="of:=[.J71]/3500" office:value-type="float" office:value="139.694285714286">
            <text:p>139.69429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5511.589221">
            <text:p>5511.58922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87.0298">
            <text:p>14087.02980</text:p>
          </table:table-cell>
          <table:table-cell table:formula="of:=[.B72]/3.5" office:value-type="float" office:value="4024.86565714286">
            <text:p>4024.86566</text:p>
          </table:table-cell>
          <table:table-cell table:formula="of:=[.B72]/3500" office:value-type="float" office:value="4.02486565714286">
            <text:p>4.02487</text:p>
          </table:table-cell>
          <table:table-cell table:number-columns-repeated="4"/>
          <table:table-cell office:value-type="float" office:value="1709707">
            <text:p>1709707.00000</text:p>
          </table:table-cell>
          <table:table-cell table:formula="of:=[.I72]/3.5" office:value-type="float" office:value="488487.714285714">
            <text:p>488487.71429</text:p>
          </table:table-cell>
          <table:table-cell table:formula="of:=[.J72]/3500" office:value-type="float" office:value="139.567918367347">
            <text:p>139.56792</text:p>
          </table:table-cell>
          <table:table-cell table:number-columns-repeated="4"/>
          <table:table-cell office:value-type="float" office:value="142">
            <text:p>142</text:p>
          </table:table-cell>
          <table:table-cell office:value-type="float" office:value="5541.776566">
            <text:p>5541.77657</text:p>
          </table:table-cell>
          <table:table-cell table:number-columns-repeated="3"/>
          <table:table-cell office:value-type="float" office:value="142">
            <text:p>142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08.9123">
            <text:p>14008.91230</text:p>
          </table:table-cell>
          <table:table-cell table:formula="of:=[.B73]/3.5" office:value-type="float" office:value="4002.54637142857">
            <text:p>4002.54637</text:p>
          </table:table-cell>
          <table:table-cell table:formula="of:=[.B73]/3500" office:value-type="float" office:value="4.00254637142857">
            <text:p>4.00255</text:p>
          </table:table-cell>
          <table:table-cell table:number-columns-repeated="4"/>
          <table:table-cell office:value-type="float" office:value="1728448">
            <text:p>1728448.00000</text:p>
          </table:table-cell>
          <table:table-cell table:formula="of:=[.I73]/3.5" office:value-type="float" office:value="493842.285714286">
            <text:p>493842.28571</text:p>
          </table:table-cell>
          <table:table-cell table:formula="of:=[.J73]/3500" office:value-type="float" office:value="141.097795918367">
            <text:p>141.0978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5536.367502">
            <text:p>5536.36750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370.6806">
            <text:p>14370.68060</text:p>
          </table:table-cell>
          <table:table-cell table:formula="of:=[.B74]/3.5" office:value-type="float" office:value="4105.90874285714">
            <text:p>4105.90874</text:p>
          </table:table-cell>
          <table:table-cell table:formula="of:=[.B74]/3500" office:value-type="float" office:value="4.10590874285714">
            <text:p>4.10591</text:p>
          </table:table-cell>
          <table:table-cell table:number-columns-repeated="4"/>
          <table:table-cell office:value-type="float" office:value="1717275">
            <text:p>1717275.00000</text:p>
          </table:table-cell>
          <table:table-cell table:formula="of:=[.I74]/3.5" office:value-type="float" office:value="490650">
            <text:p>490650.00000</text:p>
          </table:table-cell>
          <table:table-cell table:formula="of:=[.J74]/3500" office:value-type="float" office:value="140.185714285714">
            <text:p>140.18571</text:p>
          </table:table-cell>
          <table:table-cell table:number-columns-repeated="4"/>
          <table:table-cell office:value-type="float" office:value="146">
            <text:p>146</text:p>
          </table:table-cell>
          <table:table-cell office:value-type="float" office:value="5557.183826">
            <text:p>5557.18383</text:p>
          </table:table-cell>
          <table:table-cell table:number-columns-repeated="3"/>
          <table:table-cell office:value-type="float" office:value="146">
            <text:p>146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16.3232">
            <text:p>14116.32320</text:p>
          </table:table-cell>
          <table:table-cell table:formula="of:=[.B75]/3.5" office:value-type="float" office:value="4033.2352">
            <text:p>4033.23520</text:p>
          </table:table-cell>
          <table:table-cell table:formula="of:=[.B75]/3500" office:value-type="float" office:value="4.0332352">
            <text:p>4.03324</text:p>
          </table:table-cell>
          <table:table-cell table:number-columns-repeated="4"/>
          <table:table-cell office:value-type="float" office:value="1445799">
            <text:p>1445799.00000</text:p>
          </table:table-cell>
          <table:table-cell table:formula="of:=[.I75]/3.5" office:value-type="float" office:value="413085.428571429">
            <text:p>413085.42857</text:p>
          </table:table-cell>
          <table:table-cell table:formula="of:=[.J75]/3500" office:value-type="float" office:value="118.024408163265">
            <text:p>118.02441</text:p>
          </table:table-cell>
          <table:table-cell table:number-columns-repeated="4"/>
          <table:table-cell office:value-type="float" office:value="148">
            <text:p>148</text:p>
          </table:table-cell>
          <table:table-cell office:value-type="float" office:value="5537.038142">
            <text:p>5537.03814</text:p>
          </table:table-cell>
          <table:table-cell table:number-columns-repeated="3"/>
          <table:table-cell office:value-type="float" office:value="148">
            <text:p>148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407.8929">
            <text:p>14407.89290</text:p>
          </table:table-cell>
          <table:table-cell table:formula="of:=[.B76]/3.5" office:value-type="float" office:value="4116.54082857143">
            <text:p>4116.54083</text:p>
          </table:table-cell>
          <table:table-cell table:formula="of:=[.B76]/3500" office:value-type="float" office:value="4.11654082857143">
            <text:p>4.11654</text:p>
          </table:table-cell>
          <table:table-cell table:number-columns-repeated="4"/>
          <table:table-cell office:value-type="float" office:value="1473562">
            <text:p>1473562.00000</text:p>
          </table:table-cell>
          <table:table-cell table:formula="of:=[.I76]/3.5" office:value-type="float" office:value="421017.714285714">
            <text:p>421017.71429</text:p>
          </table:table-cell>
          <table:table-cell table:formula="of:=[.J76]/3500" office:value-type="float" office:value="120.290775510204">
            <text:p>120.29078</text:p>
          </table:table-cell>
          <table:table-cell table:number-columns-repeated="4"/>
          <table:table-cell office:value-type="float" office:value="150">
            <text:p>150</text:p>
          </table:table-cell>
          <table:table-cell office:value-type="float" office:value="5582.976204">
            <text:p>5582.97620</text:p>
          </table:table-cell>
          <table:table-cell table:number-columns-repeated="3"/>
          <table:table-cell office:value-type="float" office:value="150">
            <text:p>150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25.147">
            <text:p>14225.14700</text:p>
          </table:table-cell>
          <table:table-cell table:formula="of:=[.B77]/3.5" office:value-type="float" office:value="4064.32771428571">
            <text:p>4064.32771</text:p>
          </table:table-cell>
          <table:table-cell table:formula="of:=[.B77]/3500" office:value-type="float" office:value="4.06432771428571">
            <text:p>4.06433</text:p>
          </table:table-cell>
          <table:table-cell table:number-columns-repeated="4"/>
          <table:table-cell office:value-type="float" office:value="1485874">
            <text:p>1485874.00000</text:p>
          </table:table-cell>
          <table:table-cell table:formula="of:=[.I77]/3.5" office:value-type="float" office:value="424535.428571429">
            <text:p>424535.42857</text:p>
          </table:table-cell>
          <table:table-cell table:formula="of:=[.J77]/3500" office:value-type="float" office:value="121.295836734694">
            <text:p>121.29584</text:p>
          </table:table-cell>
          <table:table-cell table:number-columns-repeated="4"/>
          <table:table-cell office:value-type="float" office:value="152">
            <text:p>152</text:p>
          </table:table-cell>
          <table:table-cell office:value-type="float" office:value="5354.860571">
            <text:p>5354.86057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01.767">
            <text:p>14101.76700</text:p>
          </table:table-cell>
          <table:table-cell table:formula="of:=[.B78]/3.5" office:value-type="float" office:value="4029.07628571429">
            <text:p>4029.07629</text:p>
          </table:table-cell>
          <table:table-cell table:formula="of:=[.B78]/3500" office:value-type="float" office:value="4.02907628571429">
            <text:p>4.02908</text:p>
          </table:table-cell>
          <table:table-cell table:number-columns-repeated="4"/>
          <table:table-cell office:value-type="float" office:value="1488620">
            <text:p>1488620.00000</text:p>
          </table:table-cell>
          <table:table-cell table:formula="of:=[.I78]/3.5" office:value-type="float" office:value="425320">
            <text:p>425320.00000</text:p>
          </table:table-cell>
          <table:table-cell table:formula="of:=[.J78]/3500" office:value-type="float" office:value="121.52">
            <text:p>121.52000</text:p>
          </table:table-cell>
          <table:table-cell table:number-columns-repeated="4"/>
          <table:table-cell office:value-type="float" office:value="154">
            <text:p>154</text:p>
          </table:table-cell>
          <table:table-cell office:value-type="float" office:value="5581.55245">
            <text:p>5581.55245</text:p>
          </table:table-cell>
          <table:table-cell table:number-columns-repeated="3"/>
          <table:table-cell office:value-type="float" office:value="154">
            <text:p>154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24.0025">
            <text:p>14124.00250</text:p>
          </table:table-cell>
          <table:table-cell table:formula="of:=[.B79]/3.5" office:value-type="float" office:value="4035.42928571429">
            <text:p>4035.42929</text:p>
          </table:table-cell>
          <table:table-cell table:formula="of:=[.B79]/3500" office:value-type="float" office:value="4.03542928571429">
            <text:p>4.03543</text:p>
          </table:table-cell>
          <table:table-cell table:number-columns-repeated="4"/>
          <table:table-cell office:value-type="float" office:value="1602152">
            <text:p>1602152.00000</text:p>
          </table:table-cell>
          <table:table-cell table:formula="of:=[.I79]/3.5" office:value-type="float" office:value="457757.714285714">
            <text:p>457757.71429</text:p>
          </table:table-cell>
          <table:table-cell table:formula="of:=[.J79]/3500" office:value-type="float" office:value="130.787918367347">
            <text:p>130.78792</text:p>
          </table:table-cell>
          <table:table-cell table:number-columns-repeated="4"/>
          <table:table-cell office:value-type="float" office:value="156">
            <text:p>156</text:p>
          </table:table-cell>
          <table:table-cell office:value-type="float" office:value="8132.274126">
            <text:p>8132.27413</text:p>
          </table:table-cell>
          <table:table-cell table:number-columns-repeated="3"/>
          <table:table-cell office:value-type="float" office:value="156">
            <text:p>156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98.41">
            <text:p>13998.41000</text:p>
          </table:table-cell>
          <table:table-cell table:formula="of:=[.B80]/3.5" office:value-type="float" office:value="3999.54571428571">
            <text:p>3999.54571</text:p>
          </table:table-cell>
          <table:table-cell table:formula="of:=[.B80]/3500" office:value-type="float" office:value="3.99954571428571">
            <text:p>3.99955</text:p>
          </table:table-cell>
          <table:table-cell table:number-columns-repeated="4"/>
          <table:table-cell office:value-type="float" office:value="1486862">
            <text:p>1486862.00000</text:p>
          </table:table-cell>
          <table:table-cell table:formula="of:=[.I80]/3.5" office:value-type="float" office:value="424817.714285714">
            <text:p>424817.71429</text:p>
          </table:table-cell>
          <table:table-cell table:formula="of:=[.J80]/3500" office:value-type="float" office:value="121.376489795918">
            <text:p>121.37649</text:p>
          </table:table-cell>
          <table:table-cell table:number-columns-repeated="4"/>
          <table:table-cell office:value-type="float" office:value="158">
            <text:p>158</text:p>
          </table:table-cell>
          <table:table-cell office:value-type="float" office:value="13257.242165">
            <text:p>13257.24217</text:p>
          </table:table-cell>
          <table:table-cell table:number-columns-repeated="3"/>
          <table:table-cell office:value-type="float" office:value="158">
            <text:p>158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69.8739">
            <text:p>14269.87390</text:p>
          </table:table-cell>
          <table:table-cell table:formula="of:=[.B81]/3.5" office:value-type="float" office:value="4077.10682857143">
            <text:p>4077.10683</text:p>
          </table:table-cell>
          <table:table-cell table:formula="of:=[.B81]/3500" office:value-type="float" office:value="4.07710682857143">
            <text:p>4.07711</text:p>
          </table:table-cell>
          <table:table-cell table:number-columns-repeated="4"/>
          <table:table-cell office:value-type="float" office:value="1487834">
            <text:p>1487834.00000</text:p>
          </table:table-cell>
          <table:table-cell table:formula="of:=[.I81]/3.5" office:value-type="float" office:value="425095.428571429">
            <text:p>425095.42857</text:p>
          </table:table-cell>
          <table:table-cell table:formula="of:=[.J81]/3500" office:value-type="float" office:value="121.455836734694">
            <text:p>121.45584</text:p>
          </table:table-cell>
          <table:table-cell table:number-columns-repeated="4"/>
          <table:table-cell office:value-type="float" office:value="160">
            <text:p>160</text:p>
          </table:table-cell>
          <table:table-cell office:value-type="float" office:value="13342.352255">
            <text:p>13342.35226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2.9749">
            <text:p>14042.97490</text:p>
          </table:table-cell>
          <table:table-cell table:formula="of:=[.B82]/3.5" office:value-type="float" office:value="4012.27854285714">
            <text:p>4012.27854</text:p>
          </table:table-cell>
          <table:table-cell table:formula="of:=[.B82]/3500" office:value-type="float" office:value="4.01227854285714">
            <text:p>4.01228</text:p>
          </table:table-cell>
          <table:table-cell table:number-columns-repeated="4"/>
          <table:table-cell office:value-type="float" office:value="1487691">
            <text:p>1487691.00000</text:p>
          </table:table-cell>
          <table:table-cell table:formula="of:=[.I82]/3.5" office:value-type="float" office:value="425054.571428571">
            <text:p>425054.57143</text:p>
          </table:table-cell>
          <table:table-cell table:formula="of:=[.J82]/3500" office:value-type="float" office:value="121.444163265306">
            <text:p>121.44416</text:p>
          </table:table-cell>
          <table:table-cell table:number-columns-repeated="4"/>
          <table:table-cell office:value-type="float" office:value="162">
            <text:p>162</text:p>
          </table:table-cell>
          <table:table-cell office:value-type="float" office:value="13314.936084">
            <text:p>13314.93608</text:p>
          </table:table-cell>
          <table:table-cell table:number-columns-repeated="3"/>
          <table:table-cell office:value-type="float" office:value="162">
            <text:p>162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8.3124">
            <text:p>14048.31240</text:p>
          </table:table-cell>
          <table:table-cell table:formula="of:=[.B83]/3.5" office:value-type="float" office:value="4013.80354285714">
            <text:p>4013.80354</text:p>
          </table:table-cell>
          <table:table-cell table:formula="of:=[.B83]/3500" office:value-type="float" office:value="4.01380354285714">
            <text:p>4.01380</text:p>
          </table:table-cell>
          <table:table-cell table:number-columns-repeated="4"/>
          <table:table-cell office:value-type="float" office:value="1489226">
            <text:p>1489226.00000</text:p>
          </table:table-cell>
          <table:table-cell table:formula="of:=[.I83]/3.5" office:value-type="float" office:value="425493.142857143">
            <text:p>425493.14286</text:p>
          </table:table-cell>
          <table:table-cell table:formula="of:=[.J83]/3500" office:value-type="float" office:value="121.569469387755">
            <text:p>121.56947</text:p>
          </table:table-cell>
          <table:table-cell table:number-columns-repeated="4"/>
          <table:table-cell office:value-type="float" office:value="164">
            <text:p>164</text:p>
          </table:table-cell>
          <table:table-cell office:value-type="float" office:value="13369.78312">
            <text:p>13369.78312</text:p>
          </table:table-cell>
          <table:table-cell table:number-columns-repeated="3"/>
          <table:table-cell office:value-type="float" office:value="164">
            <text:p>164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1.3555">
            <text:p>14061.35550</text:p>
          </table:table-cell>
          <table:table-cell table:formula="of:=[.B84]/3.5" office:value-type="float" office:value="4017.53014285714">
            <text:p>4017.53014</text:p>
          </table:table-cell>
          <table:table-cell table:formula="of:=[.B84]/3500" office:value-type="float" office:value="4.01753014285714">
            <text:p>4.01753</text:p>
          </table:table-cell>
          <table:table-cell table:number-columns-repeated="4"/>
          <table:table-cell office:value-type="float" office:value="1487605">
            <text:p>1487605.00000</text:p>
          </table:table-cell>
          <table:table-cell table:formula="of:=[.I84]/3.5" office:value-type="float" office:value="425030">
            <text:p>425030.00000</text:p>
          </table:table-cell>
          <table:table-cell table:formula="of:=[.J84]/3500" office:value-type="float" office:value="121.437142857143">
            <text:p>121.43714</text:p>
          </table:table-cell>
          <table:table-cell table:number-columns-repeated="4"/>
          <table:table-cell office:value-type="float" office:value="166">
            <text:p>166</text:p>
          </table:table-cell>
          <table:table-cell office:value-type="float" office:value="13352.697272">
            <text:p>13352.69727</text:p>
          </table:table-cell>
          <table:table-cell table:number-columns-repeated="3"/>
          <table:table-cell office:value-type="float" office:value="166">
            <text:p>166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80.7526">
            <text:p>14080.75260</text:p>
          </table:table-cell>
          <table:table-cell table:formula="of:=[.B85]/3.5" office:value-type="float" office:value="4023.07217142857">
            <text:p>4023.07217</text:p>
          </table:table-cell>
          <table:table-cell table:formula="of:=[.B85]/3500" office:value-type="float" office:value="4.02307217142857">
            <text:p>4.02307</text:p>
          </table:table-cell>
          <table:table-cell table:number-columns-repeated="4"/>
          <table:table-cell office:value-type="float" office:value="1486310">
            <text:p>1486310.00000</text:p>
          </table:table-cell>
          <table:table-cell table:formula="of:=[.I85]/3.5" office:value-type="float" office:value="424660">
            <text:p>424660.00000</text:p>
          </table:table-cell>
          <table:table-cell table:formula="of:=[.J85]/3500" office:value-type="float" office:value="121.331428571429">
            <text:p>121.33143</text:p>
          </table:table-cell>
          <table:table-cell table:number-columns-repeated="4"/>
          <table:table-cell office:value-type="float" office:value="168">
            <text:p>168</text:p>
          </table:table-cell>
          <table:table-cell office:value-type="float" office:value="13425.862061">
            <text:p>13425.86206</text:p>
          </table:table-cell>
          <table:table-cell table:number-columns-repeated="3"/>
          <table:table-cell office:value-type="float" office:value="168">
            <text:p>168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53.292">
            <text:p>14153.29200</text:p>
          </table:table-cell>
          <table:table-cell table:formula="of:=[.B86]/3.5" office:value-type="float" office:value="4043.79771428571">
            <text:p>4043.79771</text:p>
          </table:table-cell>
          <table:table-cell table:formula="of:=[.B86]/3500" office:value-type="float" office:value="4.04379771428571">
            <text:p>4.04380</text:p>
          </table:table-cell>
          <table:table-cell table:number-columns-repeated="4"/>
          <table:table-cell office:value-type="float" office:value="1486213">
            <text:p>1486213.00000</text:p>
          </table:table-cell>
          <table:table-cell table:formula="of:=[.I86]/3.5" office:value-type="float" office:value="424632.285714286">
            <text:p>424632.28571</text:p>
          </table:table-cell>
          <table:table-cell table:formula="of:=[.J86]/3500" office:value-type="float" office:value="121.323510204082">
            <text:p>121.32351</text:p>
          </table:table-cell>
          <table:table-cell table:number-columns-repeated="4"/>
          <table:table-cell office:value-type="float" office:value="170">
            <text:p>170</text:p>
          </table:table-cell>
          <table:table-cell office:value-type="float" office:value="13719.943225">
            <text:p>13719.94323</text:p>
          </table:table-cell>
          <table:table-cell table:number-columns-repeated="3"/>
          <table:table-cell office:value-type="float" office:value="170">
            <text:p>170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16.8657">
            <text:p>14016.86570</text:p>
          </table:table-cell>
          <table:table-cell table:formula="of:=[.B87]/3.5" office:value-type="float" office:value="4004.81877142857">
            <text:p>4004.81877</text:p>
          </table:table-cell>
          <table:table-cell table:formula="of:=[.B87]/3500" office:value-type="float" office:value="4.00481877142857">
            <text:p>4.00482</text:p>
          </table:table-cell>
          <table:table-cell table:number-columns-repeated="4"/>
          <table:table-cell office:value-type="float" office:value="1488243">
            <text:p>1488243.00000</text:p>
          </table:table-cell>
          <table:table-cell table:formula="of:=[.I87]/3.5" office:value-type="float" office:value="425212.285714286">
            <text:p>425212.28571</text:p>
          </table:table-cell>
          <table:table-cell table:formula="of:=[.J87]/3500" office:value-type="float" office:value="121.489224489796">
            <text:p>121.48922</text:p>
          </table:table-cell>
          <table:table-cell table:number-columns-repeated="4"/>
          <table:table-cell office:value-type="float" office:value="172">
            <text:p>172</text:p>
          </table:table-cell>
          <table:table-cell office:value-type="float" office:value="13882.665519">
            <text:p>13882.66552</text:p>
          </table:table-cell>
          <table:table-cell table:number-columns-repeated="3"/>
          <table:table-cell office:value-type="float" office:value="172">
            <text:p>172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48.996">
            <text:p>14148.99600</text:p>
          </table:table-cell>
          <table:table-cell table:formula="of:=[.B88]/3.5" office:value-type="float" office:value="4042.57028571429">
            <text:p>4042.57029</text:p>
          </table:table-cell>
          <table:table-cell table:formula="of:=[.B88]/3500" office:value-type="float" office:value="4.04257028571429">
            <text:p>4.04257</text:p>
          </table:table-cell>
          <table:table-cell table:number-columns-repeated="4"/>
          <table:table-cell office:value-type="float" office:value="1486676">
            <text:p>1486676.00000</text:p>
          </table:table-cell>
          <table:table-cell table:formula="of:=[.I88]/3.5" office:value-type="float" office:value="424764.571428571">
            <text:p>424764.57143</text:p>
          </table:table-cell>
          <table:table-cell table:formula="of:=[.J88]/3500" office:value-type="float" office:value="121.361306122449">
            <text:p>121.36131</text:p>
          </table:table-cell>
          <table:table-cell table:number-columns-repeated="4"/>
          <table:table-cell office:value-type="float" office:value="174">
            <text:p>174</text:p>
          </table:table-cell>
          <table:table-cell office:value-type="float" office:value="13858.922667">
            <text:p>13858.92267</text:p>
          </table:table-cell>
          <table:table-cell table:number-columns-repeated="3"/>
          <table:table-cell office:value-type="float" office:value="174">
            <text:p>174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44.8605">
            <text:p>14044.86050</text:p>
          </table:table-cell>
          <table:table-cell table:formula="of:=[.B89]/3.5" office:value-type="float" office:value="4012.81728571429">
            <text:p>4012.81729</text:p>
          </table:table-cell>
          <table:table-cell table:formula="of:=[.B89]/3500" office:value-type="float" office:value="4.01281728571429">
            <text:p>4.01282</text:p>
          </table:table-cell>
          <table:table-cell table:number-columns-repeated="4"/>
          <table:table-cell office:value-type="float" office:value="1487196">
            <text:p>1487196.00000</text:p>
          </table:table-cell>
          <table:table-cell table:formula="of:=[.I89]/3.5" office:value-type="float" office:value="424913.142857143">
            <text:p>424913.14286</text:p>
          </table:table-cell>
          <table:table-cell table:formula="of:=[.J89]/3500" office:value-type="float" office:value="121.403755102041">
            <text:p>121.40376</text:p>
          </table:table-cell>
          <table:table-cell table:number-columns-repeated="4"/>
          <table:table-cell office:value-type="float" office:value="176">
            <text:p>176</text:p>
          </table:table-cell>
          <table:table-cell office:value-type="float" office:value="13857.279096">
            <text:p>13857.27910</text:p>
          </table:table-cell>
          <table:table-cell table:number-columns-repeated="3"/>
          <table:table-cell office:value-type="float" office:value="176">
            <text:p>176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35.2906">
            <text:p>13935.29060</text:p>
          </table:table-cell>
          <table:table-cell table:formula="of:=[.B90]/3.5" office:value-type="float" office:value="3981.5116">
            <text:p>3981.51160</text:p>
          </table:table-cell>
          <table:table-cell table:formula="of:=[.B90]/3500" office:value-type="float" office:value="3.9815116">
            <text:p>3.98151</text:p>
          </table:table-cell>
          <table:table-cell table:number-columns-repeated="4"/>
          <table:table-cell office:value-type="float" office:value="1488671">
            <text:p>1488671.00000</text:p>
          </table:table-cell>
          <table:table-cell table:formula="of:=[.I90]/3.5" office:value-type="float" office:value="425334.571428571">
            <text:p>425334.57143</text:p>
          </table:table-cell>
          <table:table-cell table:formula="of:=[.J90]/3500" office:value-type="float" office:value="121.524163265306">
            <text:p>121.52416</text:p>
          </table:table-cell>
          <table:table-cell table:number-columns-repeated="4"/>
          <table:table-cell office:value-type="float" office:value="178">
            <text:p>178</text:p>
          </table:table-cell>
          <table:table-cell office:value-type="float" office:value="13796.508629">
            <text:p>13796.50863</text:p>
          </table:table-cell>
          <table:table-cell table:number-columns-repeated="3"/>
          <table:table-cell office:value-type="float" office:value="178">
            <text:p>178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62.2125">
            <text:p>14062.21250</text:p>
          </table:table-cell>
          <table:table-cell table:formula="of:=[.B91]/3.5" office:value-type="float" office:value="4017.775">
            <text:p>4017.77500</text:p>
          </table:table-cell>
          <table:table-cell table:formula="of:=[.B91]/3500" office:value-type="float" office:value="4.017775">
            <text:p>4.01778</text:p>
          </table:table-cell>
          <table:table-cell table:number-columns-repeated="4"/>
          <table:table-cell office:value-type="float" office:value="1487298">
            <text:p>1487298.00000</text:p>
          </table:table-cell>
          <table:table-cell table:formula="of:=[.I91]/3.5" office:value-type="float" office:value="424942.285714286">
            <text:p>424942.28571</text:p>
          </table:table-cell>
          <table:table-cell table:formula="of:=[.J91]/3500" office:value-type="float" office:value="121.412081632653">
            <text:p>121.41208</text:p>
          </table:table-cell>
          <table:table-cell table:number-columns-repeated="4"/>
          <table:table-cell office:value-type="float" office:value="180">
            <text:p>180</text:p>
          </table:table-cell>
          <table:table-cell office:value-type="float" office:value="13737.724493">
            <text:p>13737.72449</text:p>
          </table:table-cell>
          <table:table-cell table:number-columns-repeated="3"/>
          <table:table-cell office:value-type="float" office:value="180">
            <text:p>180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06.412">
            <text:p>14106.41200</text:p>
          </table:table-cell>
          <table:table-cell table:formula="of:=[.B92]/3.5" office:value-type="float" office:value="4030.40342857143">
            <text:p>4030.40343</text:p>
          </table:table-cell>
          <table:table-cell table:formula="of:=[.B92]/3500" office:value-type="float" office:value="4.03040342857143">
            <text:p>4.03040</text:p>
          </table:table-cell>
          <table:table-cell table:number-columns-repeated="4"/>
          <table:table-cell office:value-type="float" office:value="1487317">
            <text:p>1487317.00000</text:p>
          </table:table-cell>
          <table:table-cell table:formula="of:=[.I92]/3.5" office:value-type="float" office:value="424947.714285714">
            <text:p>424947.71429</text:p>
          </table:table-cell>
          <table:table-cell table:formula="of:=[.J92]/3500" office:value-type="float" office:value="121.413632653061">
            <text:p>121.41363</text:p>
          </table:table-cell>
          <table:table-cell table:number-columns-repeated="4"/>
          <table:table-cell office:value-type="float" office:value="182">
            <text:p>182</text:p>
          </table:table-cell>
          <table:table-cell office:value-type="float" office:value="13857.782482">
            <text:p>13857.78248</text:p>
          </table:table-cell>
          <table:table-cell table:number-columns-repeated="3"/>
          <table:table-cell office:value-type="float" office:value="182">
            <text:p>182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25.322">
            <text:p>14125.32200</text:p>
          </table:table-cell>
          <table:table-cell table:formula="of:=[.B93]/3.5" office:value-type="float" office:value="4035.80628571429">
            <text:p>4035.80629</text:p>
          </table:table-cell>
          <table:table-cell table:formula="of:=[.B93]/3500" office:value-type="float" office:value="4.03580628571429">
            <text:p>4.03581</text:p>
          </table:table-cell>
          <table:table-cell table:number-columns-repeated="4"/>
          <table:table-cell office:value-type="float" office:value="1487624">
            <text:p>1487624.00000</text:p>
          </table:table-cell>
          <table:table-cell table:formula="of:=[.I93]/3.5" office:value-type="float" office:value="425035.428571429">
            <text:p>425035.42857</text:p>
          </table:table-cell>
          <table:table-cell table:formula="of:=[.J93]/3500" office:value-type="float" office:value="121.438693877551">
            <text:p>121.43869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13884.611394">
            <text:p>13884.61139</text:p>
          </table:table-cell>
          <table:table-cell table:number-columns-repeated="3"/>
          <table:table-cell office:value-type="float" office:value="184">
            <text:p>184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03.6092">
            <text:p>13903.60920</text:p>
          </table:table-cell>
          <table:table-cell table:formula="of:=[.B94]/3.5" office:value-type="float" office:value="3972.45977142857">
            <text:p>3972.45977</text:p>
          </table:table-cell>
          <table:table-cell table:formula="of:=[.B94]/3500" office:value-type="float" office:value="3.97245977142857">
            <text:p>3.97246</text:p>
          </table:table-cell>
          <table:table-cell table:number-columns-repeated="4"/>
          <table:table-cell office:value-type="float" office:value="1488286">
            <text:p>1488286.00000</text:p>
          </table:table-cell>
          <table:table-cell table:formula="of:=[.I94]/3.5" office:value-type="float" office:value="425224.571428571">
            <text:p>425224.57143</text:p>
          </table:table-cell>
          <table:table-cell table:formula="of:=[.J94]/3500" office:value-type="float" office:value="121.492734693878">
            <text:p>121.49273</text:p>
          </table:table-cell>
          <table:table-cell table:number-columns-repeated="4"/>
          <table:table-cell office:value-type="float" office:value="186">
            <text:p>186</text:p>
          </table:table-cell>
          <table:table-cell office:value-type="float" office:value="13840.310086">
            <text:p>13840.31009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00.471">
            <text:p>14100.47100</text:p>
          </table:table-cell>
          <table:table-cell table:formula="of:=[.B95]/3.5" office:value-type="float" office:value="4028.706">
            <text:p>4028.70600</text:p>
          </table:table-cell>
          <table:table-cell table:formula="of:=[.B95]/3500" office:value-type="float" office:value="4.028706">
            <text:p>4.02871</text:p>
          </table:table-cell>
          <table:table-cell table:number-columns-repeated="4"/>
          <table:table-cell office:value-type="float" office:value="1487018">
            <text:p>1487018.00000</text:p>
          </table:table-cell>
          <table:table-cell table:formula="of:=[.I95]/3.5" office:value-type="float" office:value="424862.285714286">
            <text:p>424862.28571</text:p>
          </table:table-cell>
          <table:table-cell table:formula="of:=[.J95]/3500" office:value-type="float" office:value="121.389224489796">
            <text:p>121.38922</text:p>
          </table:table-cell>
          <table:table-cell table:number-columns-repeated="4"/>
          <table:table-cell office:value-type="float" office:value="188">
            <text:p>188</text:p>
          </table:table-cell>
          <table:table-cell office:value-type="float" office:value="13914.189123">
            <text:p>13914.18912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090.5853">
            <text:p>14090.58530</text:p>
          </table:table-cell>
          <table:table-cell table:formula="of:=[.B96]/3.5" office:value-type="float" office:value="4025.88151428571">
            <text:p>4025.88151</text:p>
          </table:table-cell>
          <table:table-cell table:formula="of:=[.B96]/3500" office:value-type="float" office:value="4.02588151428571">
            <text:p>4.02588</text:p>
          </table:table-cell>
          <table:table-cell table:number-columns-repeated="4"/>
          <table:table-cell office:value-type="float" office:value="1488566">
            <text:p>1488566.00000</text:p>
          </table:table-cell>
          <table:table-cell table:formula="of:=[.I96]/3.5" office:value-type="float" office:value="425304.571428571">
            <text:p>425304.57143</text:p>
          </table:table-cell>
          <table:table-cell table:formula="of:=[.J96]/3500" office:value-type="float" office:value="121.515591836735">
            <text:p>121.51559</text:p>
          </table:table-cell>
          <table:table-cell table:number-columns-repeated="4"/>
          <table:table-cell office:value-type="float" office:value="190">
            <text:p>190</text:p>
          </table:table-cell>
          <table:table-cell office:value-type="float" office:value="13902.688905">
            <text:p>13902.68891</text:p>
          </table:table-cell>
          <table:table-cell table:number-columns-repeated="3"/>
          <table:table-cell office:value-type="float" office:value="190">
            <text:p>190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42.7437">
            <text:p>14142.74370</text:p>
          </table:table-cell>
          <table:table-cell table:formula="of:=[.B97]/3.5" office:value-type="float" office:value="4040.78391428572">
            <text:p>4040.78391</text:p>
          </table:table-cell>
          <table:table-cell table:formula="of:=[.B97]/3500" office:value-type="float" office:value="4.04078391428572">
            <text:p>4.04078</text:p>
          </table:table-cell>
          <table:table-cell table:number-columns-repeated="4"/>
          <table:table-cell office:value-type="float" office:value="1485489">
            <text:p>1485489.00000</text:p>
          </table:table-cell>
          <table:table-cell table:formula="of:=[.I97]/3.5" office:value-type="float" office:value="424425.428571429">
            <text:p>424425.42857</text:p>
          </table:table-cell>
          <table:table-cell table:formula="of:=[.J97]/3500" office:value-type="float" office:value="121.264408163265">
            <text:p>121.26441</text:p>
          </table:table-cell>
          <table:table-cell table:number-columns-repeated="4"/>
          <table:table-cell office:value-type="float" office:value="192">
            <text:p>192</text:p>
          </table:table-cell>
          <table:table-cell office:value-type="float" office:value="13761.294746">
            <text:p>13761.29475</text:p>
          </table:table-cell>
          <table:table-cell table:number-columns-repeated="3"/>
          <table:table-cell office:value-type="float" office:value="192">
            <text:p>192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97.0663">
            <text:p>14297.06630</text:p>
          </table:table-cell>
          <table:table-cell table:formula="of:=[.B98]/3.5" office:value-type="float" office:value="4084.87608571429">
            <text:p>4084.87609</text:p>
          </table:table-cell>
          <table:table-cell table:formula="of:=[.B98]/3500" office:value-type="float" office:value="4.08487608571429">
            <text:p>4.08488</text:p>
          </table:table-cell>
          <table:table-cell table:number-columns-repeated="4"/>
          <table:table-cell office:value-type="float" office:value="1488095">
            <text:p>1488095.00000</text:p>
          </table:table-cell>
          <table:table-cell table:formula="of:=[.I98]/3.5" office:value-type="float" office:value="425170">
            <text:p>425170.00000</text:p>
          </table:table-cell>
          <table:table-cell table:formula="of:=[.J98]/3500" office:value-type="float" office:value="121.477142857143">
            <text:p>121.47714</text:p>
          </table:table-cell>
          <table:table-cell table:number-columns-repeated="4"/>
          <table:table-cell office:value-type="float" office:value="194">
            <text:p>194</text:p>
          </table:table-cell>
          <table:table-cell office:value-type="float" office:value="13739.467514">
            <text:p>13739.46751</text:p>
          </table:table-cell>
          <table:table-cell table:number-columns-repeated="3"/>
          <table:table-cell office:value-type="float" office:value="194">
            <text:p>194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3922.1646">
            <text:p>13922.16460</text:p>
          </table:table-cell>
          <table:table-cell table:formula="of:=[.B99]/3.5" office:value-type="float" office:value="3977.76131428571">
            <text:p>3977.76131</text:p>
          </table:table-cell>
          <table:table-cell table:formula="of:=[.B99]/3500" office:value-type="float" office:value="3.97776131428571">
            <text:p>3.97776</text:p>
          </table:table-cell>
          <table:table-cell table:number-columns-repeated="4"/>
          <table:table-cell office:value-type="float" office:value="1487158">
            <text:p>1487158.00000</text:p>
          </table:table-cell>
          <table:table-cell table:formula="of:=[.I99]/3.5" office:value-type="float" office:value="424902.285714286">
            <text:p>424902.28571</text:p>
          </table:table-cell>
          <table:table-cell table:formula="of:=[.J99]/3500" office:value-type="float" office:value="121.400653061225">
            <text:p>121.40065</text:p>
          </table:table-cell>
          <table:table-cell table:number-columns-repeated="4"/>
          <table:table-cell office:value-type="float" office:value="196">
            <text:p>196</text:p>
          </table:table-cell>
          <table:table-cell office:value-type="float" office:value="13747.006599">
            <text:p>13747.00660</text:p>
          </table:table-cell>
          <table:table-cell table:number-columns-repeated="3"/>
          <table:table-cell office:value-type="float" office:value="196">
            <text:p>196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56.8479">
            <text:p>14156.84790</text:p>
          </table:table-cell>
          <table:table-cell table:formula="of:=[.B100]/3.5" office:value-type="float" office:value="4044.81368571429">
            <text:p>4044.81369</text:p>
          </table:table-cell>
          <table:table-cell table:formula="of:=[.B100]/3500" office:value-type="float" office:value="4.04481368571429">
            <text:p>4.04481</text:p>
          </table:table-cell>
          <table:table-cell table:number-columns-repeated="4"/>
          <table:table-cell office:value-type="float" office:value="1488453">
            <text:p>1488453.00000</text:p>
          </table:table-cell>
          <table:table-cell table:formula="of:=[.I100]/3.5" office:value-type="float" office:value="425272.285714286">
            <text:p>425272.28571</text:p>
          </table:table-cell>
          <table:table-cell table:formula="of:=[.J100]/3500" office:value-type="float" office:value="121.506367346939">
            <text:p>121.50637</text:p>
          </table:table-cell>
          <table:table-cell table:number-columns-repeated="4"/>
          <table:table-cell office:value-type="float" office:value="198">
            <text:p>198</text:p>
          </table:table-cell>
          <table:table-cell office:value-type="float" office:value="13771.698951">
            <text:p>13771.69895</text:p>
          </table:table-cell>
          <table:table-cell table:number-columns-repeated="3"/>
          <table:table-cell office:value-type="float" office:value="198">
            <text:p>198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270.9493">
            <text:p>14270.94930</text:p>
          </table:table-cell>
          <table:table-cell table:formula="of:=[.B101]/3.5" office:value-type="float" office:value="4077.41408571429">
            <text:p>4077.41409</text:p>
          </table:table-cell>
          <table:table-cell table:formula="of:=[.B101]/3500" office:value-type="float" office:value="4.07741408571429">
            <text:p>4.07741</text:p>
          </table:table-cell>
          <table:table-cell table:number-columns-repeated="4"/>
          <table:table-cell office:value-type="float" office:value="1486746">
            <text:p>1486746.00000</text:p>
          </table:table-cell>
          <table:table-cell table:formula="of:=[.I101]/3.5" office:value-type="float" office:value="424784.571428571">
            <text:p>424784.57143</text:p>
          </table:table-cell>
          <table:table-cell table:formula="of:=[.J101]/3500" office:value-type="float" office:value="121.367020408163">
            <text:p>121.36702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3771.886439">
            <text:p>13771.88644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159.4761">
            <text:p>14159.47610</text:p>
          </table:table-cell>
          <table:table-cell table:formula="of:=[.B102]/3.5" office:value-type="float" office:value="4045.5646">
            <text:p>4045.56460</text:p>
          </table:table-cell>
          <table:table-cell table:formula="of:=[.B102]/3500" office:value-type="float" office:value="4.0455646">
            <text:p>4.04556</text:p>
          </table:table-cell>
          <table:table-cell table:number-columns-repeated="4"/>
          <table:table-cell office:value-type="float" office:value="1490106">
            <text:p>1490106.00000</text:p>
          </table:table-cell>
          <table:table-cell table:formula="of:=[.I102]/3.5" office:value-type="float" office:value="425744.571428571">
            <text:p>425744.57143</text:p>
          </table:table-cell>
          <table:table-cell table:formula="of:=[.J102]/3500" office:value-type="float" office:value="121.641306122449">
            <text:p>121.64131</text:p>
          </table:table-cell>
          <table:table-cell table:number-columns-repeated="4"/>
          <table:table-cell office:value-type="float" office:value="202">
            <text:p>202</text:p>
          </table:table-cell>
          <table:table-cell office:value-type="float" office:value="13759.198228">
            <text:p>13759.19823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/>
          <table:table-cell table:style-name="ce3" table:number-columns-repeated="3"/>
          <table:table-cell table:number-columns-repeated="11"/>
          <table:table-cell office:value-type="float" office:value="204">
            <text:p>204</text:p>
          </table:table-cell>
          <table:table-cell office:value-type="float" office:value="13730.728672">
            <text:p>13730.72867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 office:value-type="string">
            <text:p>AVG</text:p>
          </table:table-cell>
          <table:table-cell table:formula="of:=AVERAGE([.B3:.B102])" office:value-type="float" office:value="14191.507801">
            <text:p>14191.50780</text:p>
          </table:table-cell>
          <table:table-cell table:formula="of:=AVERAGE([.C3:.C102])" office:value-type="float" office:value="4054.71651457143">
            <text:p>4054.71651</text:p>
          </table:table-cell>
          <table:table-cell table:formula="of:=AVERAGE([.D3:.D102])" office:value-type="float" office:value="4.05471651457143">
            <text:p>4.05472</text:p>
          </table:table-cell>
          <table:table-cell table:number-columns-repeated="3"/>
          <table:table-cell office:value-type="string">
            <text:p>AVG</text:p>
          </table:table-cell>
          <table:table-cell table:formula="of:=AVERAGE([.I3:.I102])" office:value-type="float" office:value="1627965.81">
            <text:p>1627965.81000</text:p>
          </table:table-cell>
          <table:table-cell table:formula="of:=AVERAGE([.J3:.J102])" office:value-type="float" office:value="465133.088571429">
            <text:p>465133.08857</text:p>
          </table:table-cell>
          <table:table-cell table:formula="of:=AVERAGE([.K3:.K102])" office:value-type="float" office:value="132.895168163265">
            <text:p>132.89517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13844.487533">
            <text:p>13844.48753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 office:value-type="string">
            <text:p>STDV</text:p>
          </table:table-cell>
          <table:table-cell table:formula="of:=STDEV([.B3:.B102])" office:value-type="float" office:value="526.717835395963">
            <text:p>526.71784</text:p>
          </table:table-cell>
          <table:table-cell table:formula="of:=STDEV([.C3:.C102])" office:value-type="float" office:value="150.490810113132">
            <text:p>150.49081</text:p>
          </table:table-cell>
          <table:table-cell table:formula="of:=STDEV([.D3:.D102])" office:value-type="float" office:value="0.150490810113132">
            <text:p>0.15049</text:p>
          </table:table-cell>
          <table:table-cell table:number-columns-repeated="3"/>
          <table:table-cell office:value-type="string">
            <text:p>STDV</text:p>
          </table:table-cell>
          <table:table-cell table:formula="of:=STDEV([.I3:.I102])" office:value-type="float" office:value="118923.952771432">
            <text:p>118923.95277</text:p>
          </table:table-cell>
          <table:table-cell table:formula="of:=STDEV([.J3:.J102])" office:value-type="float" office:value="33978.2722204091">
            <text:p>33978.27222</text:p>
          </table:table-cell>
          <table:table-cell table:formula="of:=STDEV([.K3:.K102])" office:value-type="float" office:value="9.70807777725973">
            <text:p>9.70808</text:p>
          </table:table-cell>
          <table:table-cell table:number-columns-repeated="4"/>
          <table:table-cell office:value-type="float" office:value="208">
            <text:p>208</text:p>
          </table:table-cell>
          <table:table-cell office:value-type="float" office:value="13850.681977">
            <text:p>13850.68198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10">
            <text:p>210</text:p>
          </table:table-cell>
          <table:table-cell office:value-type="float" office:value="13811.011072">
            <text:p>13811.01107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12">
            <text:p>212</text:p>
          </table:table-cell>
          <table:table-cell office:value-type="float" office:value="13889.148452">
            <text:p>13889.14845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14">
            <text:p>214</text:p>
          </table:table-cell>
          <table:table-cell office:value-type="float" office:value="13979.181837">
            <text:p>13979.18184</text:p>
          </table:table-cell>
          <table:table-cell table:number-columns-repeated="3"/>
          <table:table-cell office:value-type="float" office:value="214">
            <text:p>214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16">
            <text:p>216</text:p>
          </table:table-cell>
          <table:table-cell office:value-type="float" office:value="13900.538864">
            <text:p>13900.53886</text:p>
          </table:table-cell>
          <table:table-cell table:number-columns-repeated="3"/>
          <table:table-cell office:value-type="float" office:value="216">
            <text:p>216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18">
            <text:p>218</text:p>
          </table:table-cell>
          <table:table-cell office:value-type="float" office:value="13982.124226">
            <text:p>13982.12423</text:p>
          </table:table-cell>
          <table:table-cell table:number-columns-repeated="3"/>
          <table:table-cell office:value-type="float" office:value="218">
            <text:p>218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20">
            <text:p>220</text:p>
          </table:table-cell>
          <table:table-cell office:value-type="float" office:value="14000.140103">
            <text:p>14000.14010</text:p>
          </table:table-cell>
          <table:table-cell table:number-columns-repeated="3"/>
          <table:table-cell office:value-type="float" office:value="220">
            <text:p>220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22">
            <text:p>222</text:p>
          </table:table-cell>
          <table:table-cell office:value-type="float" office:value="14006.284506">
            <text:p>14006.28451</text:p>
          </table:table-cell>
          <table:table-cell table:number-columns-repeated="3"/>
          <table:table-cell office:value-type="float" office:value="222">
            <text:p>222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24">
            <text:p>224</text:p>
          </table:table-cell>
          <table:table-cell office:value-type="float" office:value="13950.96912">
            <text:p>13950.96912</text:p>
          </table:table-cell>
          <table:table-cell table:number-columns-repeated="3"/>
          <table:table-cell office:value-type="float" office:value="224">
            <text:p>224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26">
            <text:p>226</text:p>
          </table:table-cell>
          <table:table-cell office:value-type="float" office:value="13976.007771">
            <text:p>13976.00777</text:p>
          </table:table-cell>
          <table:table-cell table:number-columns-repeated="3"/>
          <table:table-cell office:value-type="float" office:value="226">
            <text:p>226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28">
            <text:p>228</text:p>
          </table:table-cell>
          <table:table-cell office:value-type="float" office:value="14024.530429">
            <text:p>14024.53043</text:p>
          </table:table-cell>
          <table:table-cell table:number-columns-repeated="3"/>
          <table:table-cell office:value-type="float" office:value="228">
            <text:p>228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30">
            <text:p>230</text:p>
          </table:table-cell>
          <table:table-cell office:value-type="float" office:value="14083.555703">
            <text:p>14083.55570</text:p>
          </table:table-cell>
          <table:table-cell table:number-columns-repeated="3"/>
          <table:table-cell office:value-type="float" office:value="230">
            <text:p>230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32">
            <text:p>232</text:p>
          </table:table-cell>
          <table:table-cell office:value-type="float" office:value="14003.294347">
            <text:p>14003.29435</text:p>
          </table:table-cell>
          <table:table-cell table:number-columns-repeated="3"/>
          <table:table-cell office:value-type="float" office:value="232">
            <text:p>232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34">
            <text:p>234</text:p>
          </table:table-cell>
          <table:table-cell office:value-type="float" office:value="14052.888442">
            <text:p>14052.88844</text:p>
          </table:table-cell>
          <table:table-cell table:number-columns-repeated="3"/>
          <table:table-cell office:value-type="float" office:value="234">
            <text:p>234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36">
            <text:p>236</text:p>
          </table:table-cell>
          <table:table-cell office:value-type="float" office:value="14019.730656">
            <text:p>14019.73066</text:p>
          </table:table-cell>
          <table:table-cell table:number-columns-repeated="3"/>
          <table:table-cell office:value-type="float" office:value="236">
            <text:p>236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38">
            <text:p>238</text:p>
          </table:table-cell>
          <table:table-cell office:value-type="float" office:value="14012.846412">
            <text:p>14012.84641</text:p>
          </table:table-cell>
          <table:table-cell table:number-columns-repeated="3"/>
          <table:table-cell office:value-type="float" office:value="238">
            <text:p>238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40">
            <text:p>240</text:p>
          </table:table-cell>
          <table:table-cell office:value-type="float" office:value="14082.47297">
            <text:p>14082.47297</text:p>
          </table:table-cell>
          <table:table-cell table:number-columns-repeated="3"/>
          <table:table-cell office:value-type="float" office:value="240">
            <text:p>240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42">
            <text:p>242</text:p>
          </table:table-cell>
          <table:table-cell office:value-type="float" office:value="13878.748645">
            <text:p>13878.74865</text:p>
          </table:table-cell>
          <table:table-cell table:number-columns-repeated="3"/>
          <table:table-cell office:value-type="float" office:value="242">
            <text:p>242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44">
            <text:p>244</text:p>
          </table:table-cell>
          <table:table-cell office:value-type="float" office:value="14056.91937">
            <text:p>14056.91937</text:p>
          </table:table-cell>
          <table:table-cell table:number-columns-repeated="3"/>
          <table:table-cell office:value-type="float" office:value="244">
            <text:p>244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46">
            <text:p>246</text:p>
          </table:table-cell>
          <table:table-cell office:value-type="float" office:value="14027.769784">
            <text:p>14027.76978</text:p>
          </table:table-cell>
          <table:table-cell table:number-columns-repeated="3"/>
          <table:table-cell office:value-type="float" office:value="246">
            <text:p>246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48">
            <text:p>248</text:p>
          </table:table-cell>
          <table:table-cell office:value-type="float" office:value="14074.309448">
            <text:p>14074.30945</text:p>
          </table:table-cell>
          <table:table-cell table:number-columns-repeated="3"/>
          <table:table-cell office:value-type="float" office:value="248">
            <text:p>248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50">
            <text:p>250</text:p>
          </table:table-cell>
          <table:table-cell office:value-type="float" office:value="13985.531308">
            <text:p>13985.53131</text:p>
          </table:table-cell>
          <table:table-cell table:number-columns-repeated="3"/>
          <table:table-cell office:value-type="float" office:value="250">
            <text:p>250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52">
            <text:p>252</text:p>
          </table:table-cell>
          <table:table-cell office:value-type="float" office:value="14016.480177">
            <text:p>14016.48018</text:p>
          </table:table-cell>
          <table:table-cell table:number-columns-repeated="3"/>
          <table:table-cell office:value-type="float" office:value="252">
            <text:p>252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54">
            <text:p>254</text:p>
          </table:table-cell>
          <table:table-cell office:value-type="float" office:value="14044.144351">
            <text:p>14044.14435</text:p>
          </table:table-cell>
          <table:table-cell table:number-columns-repeated="3"/>
          <table:table-cell office:value-type="float" office:value="254">
            <text:p>254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56">
            <text:p>256</text:p>
          </table:table-cell>
          <table:table-cell office:value-type="float" office:value="13964.608097">
            <text:p>13964.60810</text:p>
          </table:table-cell>
          <table:table-cell table:number-columns-repeated="3"/>
          <table:table-cell office:value-type="float" office:value="256">
            <text:p>256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58">
            <text:p>258</text:p>
          </table:table-cell>
          <table:table-cell office:value-type="float" office:value="13890.483209">
            <text:p>13890.48321</text:p>
          </table:table-cell>
          <table:table-cell table:number-columns-repeated="3"/>
          <table:table-cell office:value-type="float" office:value="258">
            <text:p>258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60">
            <text:p>260</text:p>
          </table:table-cell>
          <table:table-cell office:value-type="float" office:value="13662.689469">
            <text:p>13662.68947</text:p>
          </table:table-cell>
          <table:table-cell table:number-columns-repeated="3"/>
          <table:table-cell office:value-type="float" office:value="260">
            <text:p>260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62">
            <text:p>262</text:p>
          </table:table-cell>
          <table:table-cell office:value-type="float" office:value="13944.202073">
            <text:p>13944.20207</text:p>
          </table:table-cell>
          <table:table-cell table:number-columns-repeated="3"/>
          <table:table-cell office:value-type="float" office:value="262">
            <text:p>262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64">
            <text:p>264</text:p>
          </table:table-cell>
          <table:table-cell office:value-type="float" office:value="14007.024905">
            <text:p>14007.02491</text:p>
          </table:table-cell>
          <table:table-cell table:number-columns-repeated="3"/>
          <table:table-cell office:value-type="float" office:value="264">
            <text:p>264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66">
            <text:p>266</text:p>
          </table:table-cell>
          <table:table-cell office:value-type="float" office:value="14025.659068">
            <text:p>14025.65907</text:p>
          </table:table-cell>
          <table:table-cell table:number-columns-repeated="3"/>
          <table:table-cell office:value-type="float" office:value="266">
            <text:p>266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68">
            <text:p>268</text:p>
          </table:table-cell>
          <table:table-cell office:value-type="float" office:value="11454.619659">
            <text:p>11454.61966</text:p>
          </table:table-cell>
          <table:table-cell table:number-columns-repeated="3"/>
          <table:table-cell office:value-type="float" office:value="268">
            <text:p>268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70">
            <text:p>270</text:p>
          </table:table-cell>
          <table:table-cell office:value-type="float" office:value="14034.569869">
            <text:p>14034.56987</text:p>
          </table:table-cell>
          <table:table-cell table:number-columns-repeated="3"/>
          <table:table-cell office:value-type="float" office:value="270">
            <text:p>270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72">
            <text:p>272</text:p>
          </table:table-cell>
          <table:table-cell office:value-type="float" office:value="13729.437687">
            <text:p>13729.43769</text:p>
          </table:table-cell>
          <table:table-cell table:number-columns-repeated="3"/>
          <table:table-cell office:value-type="float" office:value="272">
            <text:p>272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74">
            <text:p>274</text:p>
          </table:table-cell>
          <table:table-cell office:value-type="float" office:value="13643.055291">
            <text:p>13643.05529</text:p>
          </table:table-cell>
          <table:table-cell table:number-columns-repeated="3"/>
          <table:table-cell office:value-type="float" office:value="274">
            <text:p>274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76">
            <text:p>276</text:p>
          </table:table-cell>
          <table:table-cell office:value-type="float" office:value="13151.458447">
            <text:p>13151.45845</text:p>
          </table:table-cell>
          <table:table-cell table:number-columns-repeated="3"/>
          <table:table-cell office:value-type="float" office:value="276">
            <text:p>276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78">
            <text:p>278</text:p>
          </table:table-cell>
          <table:table-cell office:value-type="float" office:value="13621.407196">
            <text:p>13621.40720</text:p>
          </table:table-cell>
          <table:table-cell table:number-columns-repeated="3"/>
          <table:table-cell office:value-type="float" office:value="278">
            <text:p>278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80">
            <text:p>280</text:p>
          </table:table-cell>
          <table:table-cell office:value-type="float" office:value="13721.468307">
            <text:p>13721.46831</text:p>
          </table:table-cell>
          <table:table-cell table:number-columns-repeated="3"/>
          <table:table-cell office:value-type="float" office:value="280">
            <text:p>280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82">
            <text:p>282</text:p>
          </table:table-cell>
          <table:table-cell office:value-type="float" office:value="13697.988612">
            <text:p>13697.98861</text:p>
          </table:table-cell>
          <table:table-cell table:number-columns-repeated="3"/>
          <table:table-cell office:value-type="float" office:value="282">
            <text:p>282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84">
            <text:p>284</text:p>
          </table:table-cell>
          <table:table-cell office:value-type="float" office:value="13743.729541">
            <text:p>13743.72954</text:p>
          </table:table-cell>
          <table:table-cell table:number-columns-repeated="3"/>
          <table:table-cell office:value-type="float" office:value="284">
            <text:p>284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86">
            <text:p>286</text:p>
          </table:table-cell>
          <table:table-cell office:value-type="float" office:value="13975.285285">
            <text:p>13975.28529</text:p>
          </table:table-cell>
          <table:table-cell table:number-columns-repeated="3"/>
          <table:table-cell office:value-type="float" office:value="286">
            <text:p>286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88">
            <text:p>288</text:p>
          </table:table-cell>
          <table:table-cell office:value-type="float" office:value="14043.601325">
            <text:p>14043.60133</text:p>
          </table:table-cell>
          <table:table-cell table:number-columns-repeated="3"/>
          <table:table-cell office:value-type="float" office:value="288">
            <text:p>288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90">
            <text:p>290</text:p>
          </table:table-cell>
          <table:table-cell office:value-type="float" office:value="14058.852178">
            <text:p>14058.85218</text:p>
          </table:table-cell>
          <table:table-cell table:number-columns-repeated="3"/>
          <table:table-cell office:value-type="float" office:value="290">
            <text:p>290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92">
            <text:p>292</text:p>
          </table:table-cell>
          <table:table-cell office:value-type="float" office:value="14042.02667">
            <text:p>14042.02667</text:p>
          </table:table-cell>
          <table:table-cell table:number-columns-repeated="3"/>
          <table:table-cell office:value-type="float" office:value="292">
            <text:p>292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94">
            <text:p>294</text:p>
          </table:table-cell>
          <table:table-cell office:value-type="float" office:value="14048.253515">
            <text:p>14048.25352</text:p>
          </table:table-cell>
          <table:table-cell table:number-columns-repeated="3"/>
          <table:table-cell office:value-type="float" office:value="294">
            <text:p>294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96">
            <text:p>296</text:p>
          </table:table-cell>
          <table:table-cell office:value-type="float" office:value="13665.836178">
            <text:p>13665.83618</text:p>
          </table:table-cell>
          <table:table-cell table:number-columns-repeated="3"/>
          <table:table-cell office:value-type="float" office:value="296">
            <text:p>296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298">
            <text:p>298</text:p>
          </table:table-cell>
          <table:table-cell office:value-type="float" office:value="14120.176385">
            <text:p>14120.17639</text:p>
          </table:table-cell>
          <table:table-cell table:number-columns-repeated="3"/>
          <table:table-cell office:value-type="float" office:value="298">
            <text:p>298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00">
            <text:p>300</text:p>
          </table:table-cell>
          <table:table-cell office:value-type="float" office:value="14140.217869">
            <text:p>14140.21787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02">
            <text:p>302</text:p>
          </table:table-cell>
          <table:table-cell office:value-type="float" office:value="14185.970825">
            <text:p>14185.97083</text:p>
          </table:table-cell>
          <table:table-cell table:number-columns-repeated="3"/>
          <table:table-cell office:value-type="float" office:value="302">
            <text:p>302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04">
            <text:p>304</text:p>
          </table:table-cell>
          <table:table-cell office:value-type="float" office:value="14184.611373">
            <text:p>14184.61137</text:p>
          </table:table-cell>
          <table:table-cell table:number-columns-repeated="3"/>
          <table:table-cell office:value-type="float" office:value="304">
            <text:p>304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06">
            <text:p>306</text:p>
          </table:table-cell>
          <table:table-cell office:value-type="float" office:value="13018.82358">
            <text:p>13018.82358</text:p>
          </table:table-cell>
          <table:table-cell table:number-columns-repeated="3"/>
          <table:table-cell office:value-type="float" office:value="306">
            <text:p>306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08">
            <text:p>308</text:p>
          </table:table-cell>
          <table:table-cell office:value-type="float" office:value="14178.775429">
            <text:p>14178.77543</text:p>
          </table:table-cell>
          <table:table-cell table:number-columns-repeated="3"/>
          <table:table-cell office:value-type="float" office:value="308">
            <text:p>308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10">
            <text:p>310</text:p>
          </table:table-cell>
          <table:table-cell office:value-type="float" office:value="14182.727702">
            <text:p>14182.72770</text:p>
          </table:table-cell>
          <table:table-cell table:number-columns-repeated="3"/>
          <table:table-cell office:value-type="float" office:value="310">
            <text:p>310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12">
            <text:p>312</text:p>
          </table:table-cell>
          <table:table-cell office:value-type="float" office:value="14212.970059">
            <text:p>14212.97006</text:p>
          </table:table-cell>
          <table:table-cell table:number-columns-repeated="3"/>
          <table:table-cell office:value-type="float" office:value="312">
            <text:p>312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14">
            <text:p>314</text:p>
          </table:table-cell>
          <table:table-cell office:value-type="float" office:value="14208.880168">
            <text:p>14208.88017</text:p>
          </table:table-cell>
          <table:table-cell table:number-columns-repeated="3"/>
          <table:table-cell office:value-type="float" office:value="314">
            <text:p>314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16">
            <text:p>316</text:p>
          </table:table-cell>
          <table:table-cell office:value-type="float" office:value="14216.792042">
            <text:p>14216.79204</text:p>
          </table:table-cell>
          <table:table-cell table:number-columns-repeated="3"/>
          <table:table-cell office:value-type="float" office:value="316">
            <text:p>316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18">
            <text:p>318</text:p>
          </table:table-cell>
          <table:table-cell office:value-type="float" office:value="14302.573515">
            <text:p>14302.57352</text:p>
          </table:table-cell>
          <table:table-cell table:number-columns-repeated="3"/>
          <table:table-cell office:value-type="float" office:value="318">
            <text:p>318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20">
            <text:p>320</text:p>
          </table:table-cell>
          <table:table-cell office:value-type="float" office:value="14193.43034">
            <text:p>14193.43034</text:p>
          </table:table-cell>
          <table:table-cell table:number-columns-repeated="3"/>
          <table:table-cell office:value-type="float" office:value="320">
            <text:p>320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22">
            <text:p>322</text:p>
          </table:table-cell>
          <table:table-cell office:value-type="float" office:value="14083.786387">
            <text:p>14083.78639</text:p>
          </table:table-cell>
          <table:table-cell table:number-columns-repeated="3"/>
          <table:table-cell office:value-type="float" office:value="322">
            <text:p>322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24">
            <text:p>324</text:p>
          </table:table-cell>
          <table:table-cell office:value-type="float" office:value="14248.206143">
            <text:p>14248.20614</text:p>
          </table:table-cell>
          <table:table-cell table:number-columns-repeated="3"/>
          <table:table-cell office:value-type="float" office:value="324">
            <text:p>324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26">
            <text:p>326</text:p>
          </table:table-cell>
          <table:table-cell office:value-type="float" office:value="14215.064897">
            <text:p>14215.06490</text:p>
          </table:table-cell>
          <table:table-cell table:number-columns-repeated="3"/>
          <table:table-cell office:value-type="float" office:value="326">
            <text:p>326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28">
            <text:p>328</text:p>
          </table:table-cell>
          <table:table-cell office:value-type="float" office:value="14321.165193">
            <text:p>14321.16519</text:p>
          </table:table-cell>
          <table:table-cell table:number-columns-repeated="3"/>
          <table:table-cell office:value-type="float" office:value="328">
            <text:p>328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30">
            <text:p>330</text:p>
          </table:table-cell>
          <table:table-cell office:value-type="float" office:value="14328.356894">
            <text:p>14328.35689</text:p>
          </table:table-cell>
          <table:table-cell table:number-columns-repeated="3"/>
          <table:table-cell office:value-type="float" office:value="330">
            <text:p>330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32">
            <text:p>332</text:p>
          </table:table-cell>
          <table:table-cell office:value-type="float" office:value="14284.77803">
            <text:p>14284.77803</text:p>
          </table:table-cell>
          <table:table-cell table:number-columns-repeated="3"/>
          <table:table-cell office:value-type="float" office:value="332">
            <text:p>332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34">
            <text:p>334</text:p>
          </table:table-cell>
          <table:table-cell office:value-type="float" office:value="14324.021091">
            <text:p>14324.02109</text:p>
          </table:table-cell>
          <table:table-cell table:number-columns-repeated="3"/>
          <table:table-cell office:value-type="float" office:value="334">
            <text:p>334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36">
            <text:p>336</text:p>
          </table:table-cell>
          <table:table-cell office:value-type="float" office:value="14320.240957">
            <text:p>14320.24096</text:p>
          </table:table-cell>
          <table:table-cell table:number-columns-repeated="3"/>
          <table:table-cell office:value-type="float" office:value="336">
            <text:p>336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38">
            <text:p>338</text:p>
          </table:table-cell>
          <table:table-cell office:value-type="float" office:value="14389.726517">
            <text:p>14389.72652</text:p>
          </table:table-cell>
          <table:table-cell table:number-columns-repeated="3"/>
          <table:table-cell office:value-type="float" office:value="338">
            <text:p>338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40">
            <text:p>340</text:p>
          </table:table-cell>
          <table:table-cell office:value-type="float" office:value="13865.022925">
            <text:p>13865.02293</text:p>
          </table:table-cell>
          <table:table-cell table:number-columns-repeated="3"/>
          <table:table-cell office:value-type="float" office:value="340">
            <text:p>340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42">
            <text:p>342</text:p>
          </table:table-cell>
          <table:table-cell office:value-type="float" office:value="13863.565137">
            <text:p>13863.56514</text:p>
          </table:table-cell>
          <table:table-cell table:number-columns-repeated="3"/>
          <table:table-cell office:value-type="float" office:value="342">
            <text:p>342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44">
            <text:p>344</text:p>
          </table:table-cell>
          <table:table-cell office:value-type="float" office:value="14406.012076">
            <text:p>14406.01208</text:p>
          </table:table-cell>
          <table:table-cell table:number-columns-repeated="3"/>
          <table:table-cell office:value-type="float" office:value="344">
            <text:p>344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46">
            <text:p>346</text:p>
          </table:table-cell>
          <table:table-cell office:value-type="float" office:value="14428.460078">
            <text:p>14428.46008</text:p>
          </table:table-cell>
          <table:table-cell table:number-columns-repeated="3"/>
          <table:table-cell office:value-type="float" office:value="346">
            <text:p>346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48">
            <text:p>348</text:p>
          </table:table-cell>
          <table:table-cell office:value-type="float" office:value="14369.280602">
            <text:p>14369.28060</text:p>
          </table:table-cell>
          <table:table-cell table:number-columns-repeated="3"/>
          <table:table-cell office:value-type="float" office:value="348">
            <text:p>348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50">
            <text:p>350</text:p>
          </table:table-cell>
          <table:table-cell office:value-type="float" office:value="14426.017747">
            <text:p>14426.01775</text:p>
          </table:table-cell>
          <table:table-cell table:number-columns-repeated="3"/>
          <table:table-cell office:value-type="float" office:value="350">
            <text:p>350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52">
            <text:p>352</text:p>
          </table:table-cell>
          <table:table-cell office:value-type="float" office:value="14459.872314">
            <text:p>14459.87231</text:p>
          </table:table-cell>
          <table:table-cell table:number-columns-repeated="3"/>
          <table:table-cell office:value-type="float" office:value="352">
            <text:p>352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54">
            <text:p>354</text:p>
          </table:table-cell>
          <table:table-cell office:value-type="float" office:value="14469.564948">
            <text:p>14469.56495</text:p>
          </table:table-cell>
          <table:table-cell table:number-columns-repeated="3"/>
          <table:table-cell office:value-type="float" office:value="354">
            <text:p>354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56">
            <text:p>356</text:p>
          </table:table-cell>
          <table:table-cell office:value-type="float" office:value="14489.075116">
            <text:p>14489.07512</text:p>
          </table:table-cell>
          <table:table-cell table:number-columns-repeated="3"/>
          <table:table-cell office:value-type="float" office:value="356">
            <text:p>356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58">
            <text:p>358</text:p>
          </table:table-cell>
          <table:table-cell office:value-type="float" office:value="13501.216605">
            <text:p>13501.21661</text:p>
          </table:table-cell>
          <table:table-cell table:number-columns-repeated="3"/>
          <table:table-cell office:value-type="float" office:value="358">
            <text:p>358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60">
            <text:p>360</text:p>
          </table:table-cell>
          <table:table-cell office:value-type="float" office:value="14482.168414">
            <text:p>14482.16841</text:p>
          </table:table-cell>
          <table:table-cell table:number-columns-repeated="3"/>
          <table:table-cell office:value-type="float" office:value="360">
            <text:p>360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62">
            <text:p>362</text:p>
          </table:table-cell>
          <table:table-cell office:value-type="float" office:value="14421.792262">
            <text:p>14421.79226</text:p>
          </table:table-cell>
          <table:table-cell table:number-columns-repeated="3"/>
          <table:table-cell office:value-type="float" office:value="362">
            <text:p>362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64">
            <text:p>364</text:p>
          </table:table-cell>
          <table:table-cell office:value-type="float" office:value="13972.467299">
            <text:p>13972.46730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66">
            <text:p>366</text:p>
          </table:table-cell>
          <table:table-cell office:value-type="float" office:value="14518.855861">
            <text:p>14518.85586</text:p>
          </table:table-cell>
          <table:table-cell table:number-columns-repeated="3"/>
          <table:table-cell office:value-type="float" office:value="366">
            <text:p>366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68">
            <text:p>368</text:p>
          </table:table-cell>
          <table:table-cell office:value-type="float" office:value="14538.71423">
            <text:p>14538.71423</text:p>
          </table:table-cell>
          <table:table-cell table:number-columns-repeated="3"/>
          <table:table-cell office:value-type="float" office:value="368">
            <text:p>368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70">
            <text:p>370</text:p>
          </table:table-cell>
          <table:table-cell office:value-type="float" office:value="14549.500894">
            <text:p>14549.50089</text:p>
          </table:table-cell>
          <table:table-cell table:number-columns-repeated="3"/>
          <table:table-cell office:value-type="float" office:value="370">
            <text:p>370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72">
            <text:p>372</text:p>
          </table:table-cell>
          <table:table-cell office:value-type="float" office:value="14568.762482">
            <text:p>14568.76248</text:p>
          </table:table-cell>
          <table:table-cell table:number-columns-repeated="3"/>
          <table:table-cell office:value-type="float" office:value="372">
            <text:p>372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74">
            <text:p>374</text:p>
          </table:table-cell>
          <table:table-cell office:value-type="float" office:value="14485.380146">
            <text:p>14485.38015</text:p>
          </table:table-cell>
          <table:table-cell table:number-columns-repeated="3"/>
          <table:table-cell office:value-type="float" office:value="374">
            <text:p>374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76">
            <text:p>376</text:p>
          </table:table-cell>
          <table:table-cell office:value-type="float" office:value="14586.544442">
            <text:p>14586.54444</text:p>
          </table:table-cell>
          <table:table-cell table:number-columns-repeated="3"/>
          <table:table-cell office:value-type="float" office:value="376">
            <text:p>376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78">
            <text:p>378</text:p>
          </table:table-cell>
          <table:table-cell office:value-type="float" office:value="14613.296002">
            <text:p>14613.29600</text:p>
          </table:table-cell>
          <table:table-cell table:number-columns-repeated="3"/>
          <table:table-cell office:value-type="float" office:value="378">
            <text:p>378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80">
            <text:p>380</text:p>
          </table:table-cell>
          <table:table-cell office:value-type="float" office:value="14610.581812">
            <text:p>14610.58181</text:p>
          </table:table-cell>
          <table:table-cell table:number-columns-repeated="3"/>
          <table:table-cell office:value-type="float" office:value="380">
            <text:p>380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82">
            <text:p>382</text:p>
          </table:table-cell>
          <table:table-cell office:value-type="float" office:value="14549.523592">
            <text:p>14549.52359</text:p>
          </table:table-cell>
          <table:table-cell table:number-columns-repeated="3"/>
          <table:table-cell office:value-type="float" office:value="382">
            <text:p>382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84">
            <text:p>384</text:p>
          </table:table-cell>
          <table:table-cell office:value-type="float" office:value="13210.724391">
            <text:p>13210.72439</text:p>
          </table:table-cell>
          <table:table-cell table:number-columns-repeated="3"/>
          <table:table-cell office:value-type="float" office:value="384">
            <text:p>384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86">
            <text:p>386</text:p>
          </table:table-cell>
          <table:table-cell office:value-type="float" office:value="14373.354267">
            <text:p>14373.35427</text:p>
          </table:table-cell>
          <table:table-cell table:number-columns-repeated="3"/>
          <table:table-cell office:value-type="float" office:value="386">
            <text:p>386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88">
            <text:p>388</text:p>
          </table:table-cell>
          <table:table-cell office:value-type="float" office:value="14605.883613">
            <text:p>14605.88361</text:p>
          </table:table-cell>
          <table:table-cell table:number-columns-repeated="3"/>
          <table:table-cell office:value-type="float" office:value="388">
            <text:p>388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90">
            <text:p>390</text:p>
          </table:table-cell>
          <table:table-cell office:value-type="float" office:value="14587.554498">
            <text:p>14587.55450</text:p>
          </table:table-cell>
          <table:table-cell table:number-columns-repeated="3"/>
          <table:table-cell office:value-type="float" office:value="390">
            <text:p>390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92">
            <text:p>392</text:p>
          </table:table-cell>
          <table:table-cell office:value-type="float" office:value="14595.422712">
            <text:p>14595.42271</text:p>
          </table:table-cell>
          <table:table-cell table:number-columns-repeated="3"/>
          <table:table-cell office:value-type="float" office:value="392">
            <text:p>392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94">
            <text:p>394</text:p>
          </table:table-cell>
          <table:table-cell office:value-type="float" office:value="14614.804373">
            <text:p>14614.80437</text:p>
          </table:table-cell>
          <table:table-cell table:number-columns-repeated="3"/>
          <table:table-cell office:value-type="float" office:value="394">
            <text:p>394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96">
            <text:p>396</text:p>
          </table:table-cell>
          <table:table-cell office:value-type="float" office:value="14076.935257">
            <text:p>14076.93526</text:p>
          </table:table-cell>
          <table:table-cell table:number-columns-repeated="3"/>
          <table:table-cell office:value-type="float" office:value="396">
            <text:p>396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398">
            <text:p>398</text:p>
          </table:table-cell>
          <table:table-cell office:value-type="float" office:value="14576.715456">
            <text:p>14576.71546</text:p>
          </table:table-cell>
          <table:table-cell table:number-columns-repeated="3"/>
          <table:table-cell office:value-type="float" office:value="398">
            <text:p>398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00">
            <text:p>400</text:p>
          </table:table-cell>
          <table:table-cell office:value-type="float" office:value="14642.41842">
            <text:p>14642.41842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02">
            <text:p>402</text:p>
          </table:table-cell>
          <table:table-cell office:value-type="float" office:value="14695.579289">
            <text:p>14695.57929</text:p>
          </table:table-cell>
          <table:table-cell table:number-columns-repeated="3"/>
          <table:table-cell office:value-type="float" office:value="402">
            <text:p>402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04">
            <text:p>404</text:p>
          </table:table-cell>
          <table:table-cell office:value-type="float" office:value="14687.259021">
            <text:p>14687.25902</text:p>
          </table:table-cell>
          <table:table-cell table:number-columns-repeated="3"/>
          <table:table-cell office:value-type="float" office:value="404">
            <text:p>404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06">
            <text:p>406</text:p>
          </table:table-cell>
          <table:table-cell office:value-type="float" office:value="14698.169237">
            <text:p>14698.16924</text:p>
          </table:table-cell>
          <table:table-cell table:number-columns-repeated="3"/>
          <table:table-cell office:value-type="float" office:value="406">
            <text:p>406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08">
            <text:p>408</text:p>
          </table:table-cell>
          <table:table-cell office:value-type="float" office:value="14686.557757">
            <text:p>14686.55776</text:p>
          </table:table-cell>
          <table:table-cell table:number-columns-repeated="3"/>
          <table:table-cell office:value-type="float" office:value="408">
            <text:p>408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10">
            <text:p>410</text:p>
          </table:table-cell>
          <table:table-cell office:value-type="float" office:value="14506.621376">
            <text:p>14506.62138</text:p>
          </table:table-cell>
          <table:table-cell table:number-columns-repeated="3"/>
          <table:table-cell office:value-type="float" office:value="410">
            <text:p>410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12">
            <text:p>412</text:p>
          </table:table-cell>
          <table:table-cell office:value-type="float" office:value="14705.438922">
            <text:p>14705.43892</text:p>
          </table:table-cell>
          <table:table-cell table:number-columns-repeated="3"/>
          <table:table-cell office:value-type="float" office:value="412">
            <text:p>412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14">
            <text:p>414</text:p>
          </table:table-cell>
          <table:table-cell office:value-type="float" office:value="14709.009383">
            <text:p>14709.00938</text:p>
          </table:table-cell>
          <table:table-cell table:number-columns-repeated="3"/>
          <table:table-cell office:value-type="float" office:value="414">
            <text:p>414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16">
            <text:p>416</text:p>
          </table:table-cell>
          <table:table-cell office:value-type="float" office:value="14635.510806">
            <text:p>14635.51081</text:p>
          </table:table-cell>
          <table:table-cell table:number-columns-repeated="3"/>
          <table:table-cell office:value-type="float" office:value="416">
            <text:p>416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18">
            <text:p>418</text:p>
          </table:table-cell>
          <table:table-cell office:value-type="float" office:value="14713.991702">
            <text:p>14713.99170</text:p>
          </table:table-cell>
          <table:table-cell table:number-columns-repeated="3"/>
          <table:table-cell office:value-type="float" office:value="418">
            <text:p>418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20">
            <text:p>420</text:p>
          </table:table-cell>
          <table:table-cell office:value-type="float" office:value="14548.704645">
            <text:p>14548.70465</text:p>
          </table:table-cell>
          <table:table-cell table:number-columns-repeated="3"/>
          <table:table-cell office:value-type="float" office:value="420">
            <text:p>420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22">
            <text:p>422</text:p>
          </table:table-cell>
          <table:table-cell office:value-type="float" office:value="14716.930513">
            <text:p>14716.93051</text:p>
          </table:table-cell>
          <table:table-cell table:number-columns-repeated="3"/>
          <table:table-cell office:value-type="float" office:value="422">
            <text:p>422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24">
            <text:p>424</text:p>
          </table:table-cell>
          <table:table-cell office:value-type="float" office:value="14735.889643">
            <text:p>14735.88964</text:p>
          </table:table-cell>
          <table:table-cell table:number-columns-repeated="3"/>
          <table:table-cell office:value-type="float" office:value="424">
            <text:p>424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26">
            <text:p>426</text:p>
          </table:table-cell>
          <table:table-cell office:value-type="float" office:value="14826.459425">
            <text:p>14826.45943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28">
            <text:p>428</text:p>
          </table:table-cell>
          <table:table-cell office:value-type="float" office:value="14790.731645">
            <text:p>14790.73165</text:p>
          </table:table-cell>
          <table:table-cell table:number-columns-repeated="3"/>
          <table:table-cell office:value-type="float" office:value="428">
            <text:p>428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30">
            <text:p>430</text:p>
          </table:table-cell>
          <table:table-cell office:value-type="float" office:value="14823.771693">
            <text:p>14823.77169</text:p>
          </table:table-cell>
          <table:table-cell table:number-columns-repeated="3"/>
          <table:table-cell office:value-type="float" office:value="430">
            <text:p>430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32">
            <text:p>432</text:p>
          </table:table-cell>
          <table:table-cell office:value-type="float" office:value="14472.328785">
            <text:p>14472.32879</text:p>
          </table:table-cell>
          <table:table-cell table:number-columns-repeated="3"/>
          <table:table-cell office:value-type="float" office:value="432">
            <text:p>432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34">
            <text:p>434</text:p>
          </table:table-cell>
          <table:table-cell office:value-type="float" office:value="14810.746314">
            <text:p>14810.74631</text:p>
          </table:table-cell>
          <table:table-cell table:number-columns-repeated="3"/>
          <table:table-cell office:value-type="float" office:value="434">
            <text:p>434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36">
            <text:p>436</text:p>
          </table:table-cell>
          <table:table-cell office:value-type="float" office:value="14863.757436">
            <text:p>14863.75744</text:p>
          </table:table-cell>
          <table:table-cell table:number-columns-repeated="3"/>
          <table:table-cell office:value-type="float" office:value="436">
            <text:p>436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38">
            <text:p>438</text:p>
          </table:table-cell>
          <table:table-cell office:value-type="float" office:value="14802.297388">
            <text:p>14802.29739</text:p>
          </table:table-cell>
          <table:table-cell table:number-columns-repeated="3"/>
          <table:table-cell office:value-type="float" office:value="438">
            <text:p>438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40">
            <text:p>440</text:p>
          </table:table-cell>
          <table:table-cell office:value-type="float" office:value="14824.244375">
            <text:p>14824.24438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117.836234">
            <text:p>117.8362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42">
            <text:p>442</text:p>
          </table:table-cell>
          <table:table-cell office:value-type="float" office:value="14800.605327">
            <text:p>14800.60533</text:p>
          </table:table-cell>
          <table:table-cell table:number-columns-repeated="3"/>
          <table:table-cell office:value-type="float" office:value="442">
            <text:p>442</text:p>
          </table:table-cell>
          <table:table-cell office:value-type="float" office:value="117.118897">
            <text:p>117.11889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44">
            <text:p>444</text:p>
          </table:table-cell>
          <table:table-cell office:value-type="float" office:value="14853.417529">
            <text:p>14853.41753</text:p>
          </table:table-cell>
          <table:table-cell table:number-columns-repeated="3"/>
          <table:table-cell office:value-type="float" office:value="444">
            <text:p>444</text:p>
          </table:table-cell>
          <table:table-cell office:value-type="float" office:value="116.747399">
            <text:p>116.747399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46">
            <text:p>446</text:p>
          </table:table-cell>
          <table:table-cell office:value-type="float" office:value="14861.298709">
            <text:p>14861.29871</text:p>
          </table:table-cell>
          <table:table-cell table:number-columns-repeated="3"/>
          <table:table-cell office:value-type="float" office:value="446">
            <text:p>446</text:p>
          </table:table-cell>
          <table:table-cell office:value-type="float" office:value="117.189494">
            <text:p>117.18949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48">
            <text:p>448</text:p>
          </table:table-cell>
          <table:table-cell office:value-type="float" office:value="14834.243974">
            <text:p>14834.24397</text:p>
          </table:table-cell>
          <table:table-cell table:number-columns-repeated="3"/>
          <table:table-cell office:value-type="float" office:value="448">
            <text:p>448</text:p>
          </table:table-cell>
          <table:table-cell office:value-type="float" office:value="117.211156">
            <text:p>117.21115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50">
            <text:p>450</text:p>
          </table:table-cell>
          <table:table-cell office:value-type="float" office:value="14849.08398">
            <text:p>14849.08398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117.325361">
            <text:p>117.32536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52">
            <text:p>452</text:p>
          </table:table-cell>
          <table:table-cell office:value-type="float" office:value="14736.123021">
            <text:p>14736.12302</text:p>
          </table:table-cell>
          <table:table-cell table:number-columns-repeated="3"/>
          <table:table-cell office:value-type="float" office:value="452">
            <text:p>452</text:p>
          </table:table-cell>
          <table:table-cell office:value-type="float" office:value="117.21821">
            <text:p>117.218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54">
            <text:p>454</text:p>
          </table:table-cell>
          <table:table-cell office:value-type="float" office:value="14840.168934">
            <text:p>14840.16893</text:p>
          </table:table-cell>
          <table:table-cell table:number-columns-repeated="3"/>
          <table:table-cell office:value-type="float" office:value="454">
            <text:p>454</text:p>
          </table:table-cell>
          <table:table-cell office:value-type="float" office:value="117.081777">
            <text:p>117.08177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56">
            <text:p>456</text:p>
          </table:table-cell>
          <table:table-cell office:value-type="float" office:value="14858.721931">
            <text:p>14858.72193</text:p>
          </table:table-cell>
          <table:table-cell table:number-columns-repeated="3"/>
          <table:table-cell office:value-type="float" office:value="456">
            <text:p>456</text:p>
          </table:table-cell>
          <table:table-cell office:value-type="float" office:value="117.151018">
            <text:p>117.15101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58">
            <text:p>458</text:p>
          </table:table-cell>
          <table:table-cell office:value-type="float" office:value="14871.307656">
            <text:p>14871.30766</text:p>
          </table:table-cell>
          <table:table-cell table:number-columns-repeated="3"/>
          <table:table-cell office:value-type="float" office:value="458">
            <text:p>458</text:p>
          </table:table-cell>
          <table:table-cell office:value-type="float" office:value="117.103053">
            <text:p>117.10305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60">
            <text:p>460</text:p>
          </table:table-cell>
          <table:table-cell office:value-type="float" office:value="14896.129603">
            <text:p>14896.12960</text:p>
          </table:table-cell>
          <table:table-cell table:number-columns-repeated="3"/>
          <table:table-cell office:value-type="float" office:value="460">
            <text:p>460</text:p>
          </table:table-cell>
          <table:table-cell office:value-type="float" office:value="117.037954">
            <text:p>117.0379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62">
            <text:p>462</text:p>
          </table:table-cell>
          <table:table-cell office:value-type="float" office:value="14909.534147">
            <text:p>14909.53415</text:p>
          </table:table-cell>
          <table:table-cell table:number-columns-repeated="3"/>
          <table:table-cell office:value-type="float" office:value="462">
            <text:p>462</text:p>
          </table:table-cell>
          <table:table-cell office:value-type="float" office:value="117.077192">
            <text:p>117.0771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64">
            <text:p>464</text:p>
          </table:table-cell>
          <table:table-cell office:value-type="float" office:value="14893.669471">
            <text:p>14893.66947</text:p>
          </table:table-cell>
          <table:table-cell table:number-columns-repeated="3"/>
          <table:table-cell office:value-type="float" office:value="464">
            <text:p>464</text:p>
          </table:table-cell>
          <table:table-cell office:value-type="float" office:value="117.008342">
            <text:p>117.00834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66">
            <text:p>466</text:p>
          </table:table-cell>
          <table:table-cell office:value-type="float" office:value="14939.949719">
            <text:p>14939.94972</text:p>
          </table:table-cell>
          <table:table-cell table:number-columns-repeated="3"/>
          <table:table-cell office:value-type="float" office:value="466">
            <text:p>466</text:p>
          </table:table-cell>
          <table:table-cell office:value-type="float" office:value="117.02198">
            <text:p>117.02198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68">
            <text:p>468</text:p>
          </table:table-cell>
          <table:table-cell office:value-type="float" office:value="14962.20536">
            <text:p>14962.20536</text:p>
          </table:table-cell>
          <table:table-cell table:number-columns-repeated="3"/>
          <table:table-cell office:value-type="float" office:value="468">
            <text:p>468</text:p>
          </table:table-cell>
          <table:table-cell office:value-type="float" office:value="117.058224">
            <text:p>117.05822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70">
            <text:p>470</text:p>
          </table:table-cell>
          <table:table-cell office:value-type="float" office:value="14965.143606">
            <text:p>14965.14361</text:p>
          </table:table-cell>
          <table:table-cell table:number-columns-repeated="3"/>
          <table:table-cell office:value-type="float" office:value="470">
            <text:p>470</text:p>
          </table:table-cell>
          <table:table-cell office:value-type="float" office:value="117.064852">
            <text:p>117.06485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72">
            <text:p>472</text:p>
          </table:table-cell>
          <table:table-cell office:value-type="float" office:value="14867.471717">
            <text:p>14867.47172</text:p>
          </table:table-cell>
          <table:table-cell table:number-columns-repeated="3"/>
          <table:table-cell office:value-type="float" office:value="472">
            <text:p>472</text:p>
          </table:table-cell>
          <table:table-cell office:value-type="float" office:value="117.083392">
            <text:p>117.08339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74">
            <text:p>474</text:p>
          </table:table-cell>
          <table:table-cell office:value-type="float" office:value="14964.892201">
            <text:p>14964.89220</text:p>
          </table:table-cell>
          <table:table-cell table:number-columns-repeated="3"/>
          <table:table-cell office:value-type="float" office:value="474">
            <text:p>474</text:p>
          </table:table-cell>
          <table:table-cell office:value-type="float" office:value="116.930857">
            <text:p>116.93085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76">
            <text:p>476</text:p>
          </table:table-cell>
          <table:table-cell office:value-type="float" office:value="15005.276669">
            <text:p>15005.27667</text:p>
          </table:table-cell>
          <table:table-cell table:number-columns-repeated="3"/>
          <table:table-cell office:value-type="float" office:value="476">
            <text:p>476</text:p>
          </table:table-cell>
          <table:table-cell office:value-type="float" office:value="117.058232">
            <text:p>117.05823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78">
            <text:p>478</text:p>
          </table:table-cell>
          <table:table-cell office:value-type="float" office:value="15050.819772">
            <text:p>15050.81977</text:p>
          </table:table-cell>
          <table:table-cell table:number-columns-repeated="3"/>
          <table:table-cell office:value-type="float" office:value="478">
            <text:p>478</text:p>
          </table:table-cell>
          <table:table-cell office:value-type="float" office:value="117.009282">
            <text:p>117.0092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80">
            <text:p>480</text:p>
          </table:table-cell>
          <table:table-cell office:value-type="float" office:value="15010.347705">
            <text:p>15010.34771</text:p>
          </table:table-cell>
          <table:table-cell table:number-columns-repeated="3"/>
          <table:table-cell office:value-type="float" office:value="480">
            <text:p>480</text:p>
          </table:table-cell>
          <table:table-cell office:value-type="float" office:value="116.980936">
            <text:p>116.98093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82">
            <text:p>482</text:p>
          </table:table-cell>
          <table:table-cell office:value-type="float" office:value="13135.782461">
            <text:p>13135.78246</text:p>
          </table:table-cell>
          <table:table-cell table:number-columns-repeated="3"/>
          <table:table-cell office:value-type="float" office:value="482">
            <text:p>482</text:p>
          </table:table-cell>
          <table:table-cell office:value-type="float" office:value="116.944311">
            <text:p>116.94431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84">
            <text:p>484</text:p>
          </table:table-cell>
          <table:table-cell office:value-type="float" office:value="15041.263994">
            <text:p>15041.26399</text:p>
          </table:table-cell>
          <table:table-cell table:number-columns-repeated="3"/>
          <table:table-cell office:value-type="float" office:value="484">
            <text:p>484</text:p>
          </table:table-cell>
          <table:table-cell office:value-type="float" office:value="117.036326">
            <text:p>117.036326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86">
            <text:p>486</text:p>
          </table:table-cell>
          <table:table-cell office:value-type="float" office:value="15099.162136">
            <text:p>15099.16214</text:p>
          </table:table-cell>
          <table:table-cell table:number-columns-repeated="3"/>
          <table:table-cell office:value-type="float" office:value="486">
            <text:p>486</text:p>
          </table:table-cell>
          <table:table-cell office:value-type="float" office:value="117.013782">
            <text:p>117.013782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88">
            <text:p>488</text:p>
          </table:table-cell>
          <table:table-cell office:value-type="float" office:value="15073.514129">
            <text:p>15073.51413</text:p>
          </table:table-cell>
          <table:table-cell table:number-columns-repeated="3"/>
          <table:table-cell office:value-type="float" office:value="488">
            <text:p>488</text:p>
          </table:table-cell>
          <table:table-cell office:value-type="float" office:value="116.95114">
            <text:p>116.9511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90">
            <text:p>490</text:p>
          </table:table-cell>
          <table:table-cell office:value-type="float" office:value="15073.406488">
            <text:p>15073.40649</text:p>
          </table:table-cell>
          <table:table-cell table:number-columns-repeated="3"/>
          <table:table-cell office:value-type="float" office:value="490">
            <text:p>490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92">
            <text:p>492</text:p>
          </table:table-cell>
          <table:table-cell office:value-type="float" office:value="14781.444751">
            <text:p>14781.44475</text:p>
          </table:table-cell>
          <table:table-cell table:number-columns-repeated="3"/>
          <table:table-cell office:value-type="float" office:value="492">
            <text:p>492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94">
            <text:p>494</text:p>
          </table:table-cell>
          <table:table-cell office:value-type="float" office:value="14242.077023">
            <text:p>14242.07702</text:p>
          </table:table-cell>
          <table:table-cell table:number-columns-repeated="3"/>
          <table:table-cell office:value-type="float" office:value="494">
            <text:p>494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96">
            <text:p>496</text:p>
          </table:table-cell>
          <table:table-cell office:value-type="float" office:value="15095.986543">
            <text:p>15095.98654</text:p>
          </table:table-cell>
          <table:table-cell table:number-columns-repeated="3"/>
          <table:table-cell office:value-type="float" office:value="496">
            <text:p>496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498">
            <text:p>498</text:p>
          </table:table-cell>
          <table:table-cell office:value-type="float" office:value="15047.946227">
            <text:p>15047.94623</text:p>
          </table:table-cell>
          <table:table-cell table:number-columns-repeated="3"/>
          <table:table-cell office:value-type="float" office:value="498">
            <text:p>498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00">
            <text:p>500</text:p>
          </table:table-cell>
          <table:table-cell office:value-type="float" office:value="14174.738005">
            <text:p>14174.73801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02">
            <text:p>502</text:p>
          </table:table-cell>
          <table:table-cell office:value-type="float" office:value="15205.12059">
            <text:p>15205.12059</text:p>
          </table:table-cell>
          <table:table-cell table:number-columns-repeated="3"/>
          <table:table-cell office:value-type="float" office:value="502">
            <text:p>502</text:p>
          </table:table-cell>
          <table:table-cell office:value-type="float" office:value="117.006634">
            <text:p>117.00663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04">
            <text:p>504</text:p>
          </table:table-cell>
          <table:table-cell office:value-type="float" office:value="15163.733664">
            <text:p>15163.73366</text:p>
          </table:table-cell>
          <table:table-cell table:number-columns-repeated="3"/>
          <table:table-cell office:value-type="float" office:value="504">
            <text:p>504</text:p>
          </table:table-cell>
          <table:table-cell office:value-type="float" office:value="116.984254">
            <text:p>116.984254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06">
            <text:p>506</text:p>
          </table:table-cell>
          <table:table-cell office:value-type="float" office:value="15165.516533">
            <text:p>15165.51653</text:p>
          </table:table-cell>
          <table:table-cell table:number-columns-repeated="3"/>
          <table:table-cell office:value-type="float" office:value="506">
            <text:p>506</text:p>
          </table:table-cell>
          <table:table-cell office:value-type="float" office:value="116.958921">
            <text:p>116.95892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08">
            <text:p>508</text:p>
          </table:table-cell>
          <table:table-cell office:value-type="float" office:value="15189.82933">
            <text:p>15189.82933</text:p>
          </table:table-cell>
          <table:table-cell table:number-columns-repeated="3"/>
          <table:table-cell office:value-type="float" office:value="508">
            <text:p>508</text:p>
          </table:table-cell>
          <table:table-cell office:value-type="float" office:value="117.017351">
            <text:p>117.017351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10">
            <text:p>510</text:p>
          </table:table-cell>
          <table:table-cell office:value-type="float" office:value="15035.688609">
            <text:p>15035.68861</text:p>
          </table:table-cell>
          <table:table-cell table:number-columns-repeated="3"/>
          <table:table-cell office:value-type="float" office:value="510">
            <text:p>510</text:p>
          </table:table-cell>
          <table:table-cell office:value-type="float" office:value="116.993">
            <text:p>116.993</text:p>
          </table:table-cell>
          <table:table-cell table:number-columns-repeated="1002"/>
        </table:table-row>
        <table:table-row table:style-name="ro2">
          <table:table-cell table:number-columns-repeated="15"/>
          <table:table-cell office:value-type="float" office:value="512">
            <text:p>512</text:p>
          </table:table-cell>
          <table:table-cell office:value-type="float" office:value="15172.664927">
            <text:p>15172.66493</text:p>
          </table:table-cell>
          <table:table-cell table:number-columns-repeated="3"/>
          <table:table-cell office:value-type="float" office:value="512">
            <text:p>512</text:p>
          </table:table-cell>
          <table:table-cell office:value-type="float" office:value="117.014867">
            <text:p>117.014867</text:p>
          </table:table-cell>
          <table:table-cell table:number-columns-repeated="1002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E SYSTEM" table:style-name="ta4">
        <office:forms form:automatic-focus="false" form:apply-design-mode="false"/>
        <table:shapes>
          <draw:frame draw:z-index="0" draw:name="Chart 1" draw:style-name="gr1" svg:width="7.9543in" svg:height="3.302in" svg:x="4.8335in" svg:y="7.948in">
            <draw:object draw:notify-on-update-of-ranges="'FILE SYSTEM'.A3:'FILE SYSTEM'.A13 'FILE SYSTEM'.B3:'FILE SYSTEM'.B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8.5866in" svg:height="3.5098in" svg:x="6.0264in" svg:y="12.7945in">
            <draw:object draw:notify-on-update-of-ranges="'FILE SYSTEM'.D3:'FILE SYSTEM'.D14 'FILE SYSTEM'.E2:'FILE SYSTEM'.E2 'FILE SYSTEM'.E3:'FILE SYSTEM'.E14 'FILE SYSTEM'.F2:'FILE SYSTEM'.F2 'FILE SYSTEM'.F3:'FILE SYSTEM'.F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9.7327in" svg:height="5.1067in" svg:x="3.2957in" svg:y="3.0224in">
            <draw:object draw:notify-on-update-of-ranges="'FILE SYSTEM'.H2:'FILE SYSTEM'.H2 'FILE SYSTEM'.H3:'FILE SYSTEM'.H20 'FILE SYSTEM'.I2:'FILE SYSTEM'.I2 'FILE SYSTEM'.I3:'FILE SYSTEM'.I20 'FILE SYSTEM'.J2:'FILE SYSTEM'.J2 'FILE SYSTEM'.J3:'FILE SYSTEM'.J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3028in" svg:height="3.5437in" svg:x="16.4752in" svg:y="4.7244in">
            <draw:object draw:notify-on-update-of-ranges="'FILE SYSTEM'.M2:'FILE SYSTEM'.V2 'FILE SYSTEM'.L3:'FILE SYSTEM'.L3 'FILE SYSTEM'.M3:'FILE SYSTEM'.V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3">
          <table:table-cell table:style-name="ce23" office:value-type="string" table:number-columns-spanned="2" table:number-rows-spanned="1">
            <text:p>FILECACHE</text:p>
          </table:table-cell>
          <table:covered-table-cell table:style-name="ce19"/>
          <table:table-cell/>
          <table:table-cell table:style-name="ce24" office:value-type="string" table:number-columns-spanned="3" table:number-rows-spanned="1">
            <text:p>NO CACHE</text:p>
          </table:table-cell>
          <table:covered-table-cell table:style-name="ce25"/>
          <table:covered-table-cell table:style-name="ce26"/>
          <table:table-cell/>
          <table:table-cell table:style-name="ce24" office:value-type="string" table:number-columns-spanned="3" table:number-rows-spanned="1">
            <text:p>NFS</text:p>
          </table:table-cell>
          <table:covered-table-cell table:style-name="ce25"/>
          <table:covered-table-cell table:style-name="ce26"/>
          <table:table-cell table:number-columns-repeated="2"/>
          <table:table-cell table:style-name="ce23" office:value-type="string" table:number-columns-spanned="10" table:number-rows-spanned="1">
            <text:p>CONTENTION (SIZE=64KB)</text:p>
          </table:table-cell>
          <table:covered-table-cell table:number-columns-repeated="8" table:style-name="ce15"/>
          <table:covered-table-cell table:style-name="ce19"/>
          <table:table-cell table:number-columns-repeated="1002"/>
        </table:table-row>
        <table:table-row table:style-name="ro2">
          <table:table-cell office:value-type="string">
            <text:p>Size (MB/s)</text:p>
          </table:table-cell>
          <table:table-cell office:value-type="string">
            <text:p>MB/s</text:p>
          </table:table-cell>
          <table:table-cell/>
          <table:table-cell office:value-type="string">
            <text:p>Size (KB)</text:p>
          </table:table-cell>
          <table:table-cell office:value-type="string">
            <text:p>Serial (MB/s)</text:p>
          </table:table-cell>
          <table:table-cell office:value-type="string">
            <text:p>Random (MB/s)</text:p>
          </table:table-cell>
          <table:table-cell/>
          <table:table-cell office:value-type="string">
            <text:p>Size (KB)</text:p>
          </table:table-cell>
          <table:table-cell office:value-type="string">
            <text:p>Serial (MB/s)</text:p>
          </table:table-cell>
          <table:table-cell office:value-type="string">
            <text:p>Random (MB/s)</text:p>
          </table:table-cell>
          <table:table-cell/>
          <table:table-cell table:style-name="ce27" office:value-type="string">
            <text:p>Processes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number-columns-repeated="100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6623.735">
            <text:p>6623.735</text:p>
          </table:table-cell>
          <table:table-cell/>
          <table:table-cell office:value-type="float" office:value="128">
            <text:p>128</text:p>
          </table:table-cell>
          <table:table-cell office:value-type="float" office:value="38.658">
            <text:p>38.658</text:p>
          </table:table-cell>
          <table:table-cell office:value-type="float" office:value="33.503">
            <text:p>33.503</text:p>
          </table:table-cell>
          <table:table-cell/>
          <table:table-cell office:value-type="float" office:value="128">
            <text:p>128</text:p>
          </table:table-cell>
          <table:table-cell office:value-type="float" office:value="9.989">
            <text:p>9.989</text:p>
          </table:table-cell>
          <table:table-cell office:value-type="float" office:value="9.943">
            <text:p>9.943</text:p>
          </table:table-cell>
          <table:table-cell/>
          <table:table-cell office:value-type="string">
            <text:p>AVG BW</text:p>
          </table:table-cell>
          <table:table-cell table:formula="of:=AVERAGE([.M5:.M104])" office:value-type="float" office:value="44.39814">
            <text:p>44.39814</text:p>
          </table:table-cell>
          <table:table-cell table:formula="of:=AVERAGE([.N5:.N104])" office:value-type="float" office:value="36.98044">
            <text:p>36.98044</text:p>
          </table:table-cell>
          <table:table-cell table:formula="of:=AVERAGE([.O5:.O104])" office:value-type="float" office:value="32.37435">
            <text:p>32.37435</text:p>
          </table:table-cell>
          <table:table-cell table:formula="of:=AVERAGE([.P5:.P104])" office:value-type="float" office:value="31.82777">
            <text:p>31.82777</text:p>
          </table:table-cell>
          <table:table-cell table:formula="of:=AVERAGE([.Q5:.Q104])" office:value-type="float" office:value="17.27214">
            <text:p>17.27214</text:p>
          </table:table-cell>
          <table:table-cell table:formula="of:=AVERAGE([.R5:.R104])" office:value-type="float" office:value="20.04643">
            <text:p>20.04643</text:p>
          </table:table-cell>
          <table:table-cell table:formula="of:=AVERAGE([.S5:.S104])" office:value-type="float" office:value="18.03717">
            <text:p>18.03717</text:p>
          </table:table-cell>
          <table:table-cell table:formula="of:=AVERAGE([.T5:.T104])" office:value-type="float" office:value="15.61026">
            <text:p>15.61026</text:p>
          </table:table-cell>
          <table:table-cell table:formula="of:=AVERAGE([.U5:.U104])" office:value-type="float" office:value="12.09997">
            <text:p>12.09997</text:p>
          </table:table-cell>
          <table:table-cell office:value-type="float" office:value="11.38">
            <text:p>11.38</text:p>
          </table:table-cell>
          <table:table-cell table:number-columns-repeated="100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126.842">
            <text:p>8126.842</text:p>
          </table:table-cell>
          <table:table-cell/>
          <table:table-cell office:value-type="float" office:value="256">
            <text:p>256</text:p>
          </table:table-cell>
          <table:table-cell office:value-type="float" office:value="40.085">
            <text:p>40.085</text:p>
          </table:table-cell>
          <table:table-cell office:value-type="float" office:value="27.101">
            <text:p>27.101</text:p>
          </table:table-cell>
          <table:table-cell/>
          <table:table-cell office:value-type="float" office:value="256">
            <text:p>256</text:p>
          </table:table-cell>
          <table:table-cell office:value-type="float" office:value="10.004">
            <text:p>10.004</text:p>
          </table:table-cell>
          <table:table-cell office:value-type="float" office:value="9.995">
            <text:p>9.995</text:p>
          </table:table-cell>
          <table:table-cell/>
          <table:table-cell office:value-type="string">
            <text:p>STDV (MB/s)</text:p>
          </table:table-cell>
          <table:table-cell table:formula="of:=STDEV([.M5:.M104])" office:value-type="float" office:value="6.13137180428852">
            <text:p>6.1313718043</text:p>
          </table:table-cell>
          <table:table-cell table:formula="of:=STDEV([.N5:.N104])" office:value-type="float" office:value="5.12992868464026">
            <text:p>5.1299286846</text:p>
          </table:table-cell>
          <table:table-cell table:formula="of:=STDEV([.O5:.O104])" office:value-type="float" office:value="7.2949676059056">
            <text:p>7.2949676059</text:p>
          </table:table-cell>
          <table:table-cell table:formula="of:=STDEV([.P5:.P104])" office:value-type="float" office:value="7.13086360510748">
            <text:p>7.1308636051</text:p>
          </table:table-cell>
          <table:table-cell table:formula="of:=STDEV([.Q5:.Q104])" office:value-type="float" office:value="6.42091077120039">
            <text:p>6.4209107712</text:p>
          </table:table-cell>
          <table:table-cell table:formula="of:=STDEV([.R5:.R104])" office:value-type="float" office:value="6.63649377010987">
            <text:p>6.6364937701</text:p>
          </table:table-cell>
          <table:table-cell table:formula="of:=STDEV([.S5:.S104])" office:value-type="float" office:value="6.42111424934421">
            <text:p>6.4211142493</text:p>
          </table:table-cell>
          <table:table-cell table:formula="of:=STDEV([.T5:.T104])" office:value-type="float" office:value="5.16680590744925">
            <text:p>5.1668059074</text:p>
          </table:table-cell>
          <table:table-cell table:formula="of:=STDEV([.U5:.U104])" office:value-type="float" office:value="4.20643974909035">
            <text:p>4.2064397491</text:p>
          </table:table-cell>
          <table:table-cell table:formula="of:=STDEV([.V5:.V104])" office:value-type="float" office:value="5.51699385545345">
            <text:p>5.5169938555</text:p>
          </table:table-cell>
          <table:table-cell table:number-columns-repeated="1002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8274.826">
            <text:p>8274.826</text:p>
          </table:table-cell>
          <table:table-cell/>
          <table:table-cell office:value-type="float" office:value="384">
            <text:p>384</text:p>
          </table:table-cell>
          <table:table-cell office:value-type="float" office:value="38.4">
            <text:p>38.4</text:p>
          </table:table-cell>
          <table:table-cell office:value-type="float" office:value="28.455">
            <text:p>28.455</text:p>
          </table:table-cell>
          <table:table-cell/>
          <table:table-cell office:value-type="float" office:value="384">
            <text:p>384</text:p>
          </table:table-cell>
          <table:table-cell office:value-type="float" office:value="9.995">
            <text:p>9.995</text:p>
          </table:table-cell>
          <table:table-cell office:value-type="float" office:value="10.001">
            <text:p>10.001</text:p>
          </table:table-cell>
          <table:table-cell table:number-columns-repeated="2"/>
          <table:table-cell office:value-type="float" office:value="8.71">
            <text:p>8.71</text:p>
          </table:table-cell>
          <table:table-cell office:value-type="float" office:value="40.899">
            <text:p>40.899</text:p>
          </table:table-cell>
          <table:table-cell office:value-type="float" office:value="38.305">
            <text:p>38.305</text:p>
          </table:table-cell>
          <table:table-cell office:value-type="float" office:value="21.003">
            <text:p>21.003</text:p>
          </table:table-cell>
          <table:table-cell office:value-type="float" office:value="5.489">
            <text:p>5.489</text:p>
          </table:table-cell>
          <table:table-cell office:value-type="float" office:value="10.522">
            <text:p>10.522</text:p>
          </table:table-cell>
          <table:table-cell office:value-type="float" office:value="25.484">
            <text:p>25.484</text:p>
          </table:table-cell>
          <table:table-cell office:value-type="float" office:value="21.413">
            <text:p>21.413</text:p>
          </table:table-cell>
          <table:table-cell office:value-type="float" office:value="22.802">
            <text:p>22.802</text:p>
          </table:table-cell>
          <table:table-cell office:value-type="float" office:value="12.524">
            <text:p>12.524</text:p>
          </table:table-cell>
          <table:table-cell table:number-columns-repeated="100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7835.765">
            <text:p>7835.765</text:p>
          </table:table-cell>
          <table:table-cell/>
          <table:table-cell office:value-type="float" office:value="512">
            <text:p>512</text:p>
          </table:table-cell>
          <table:table-cell office:value-type="float" office:value="42.857">
            <text:p>42.857</text:p>
          </table:table-cell>
          <table:table-cell office:value-type="float" office:value="35.397">
            <text:p>35.397</text:p>
          </table:table-cell>
          <table:table-cell/>
          <table:table-cell office:value-type="float" office:value="512">
            <text:p>512</text:p>
          </table:table-cell>
          <table:table-cell office:value-type="float" office:value="9.99">
            <text:p>9.99</text:p>
          </table:table-cell>
          <table:table-cell office:value-type="float" office:value="10.013">
            <text:p>10.013</text:p>
          </table:table-cell>
          <table:table-cell table:number-columns-repeated="2"/>
          <table:table-cell office:value-type="float" office:value="41.674">
            <text:p>41.674</text:p>
          </table:table-cell>
          <table:table-cell office:value-type="float" office:value="29.887">
            <text:p>29.887</text:p>
          </table:table-cell>
          <table:table-cell office:value-type="float" office:value="38.776">
            <text:p>38.776</text:p>
          </table:table-cell>
          <table:table-cell office:value-type="float" office:value="37.735">
            <text:p>37.735</text:p>
          </table:table-cell>
          <table:table-cell office:value-type="float" office:value="9.257">
            <text:p>9.257</text:p>
          </table:table-cell>
          <table:table-cell office:value-type="float" office:value="31.77">
            <text:p>31.77</text:p>
          </table:table-cell>
          <table:table-cell office:value-type="float" office:value="17.702">
            <text:p>17.702</text:p>
          </table:table-cell>
          <table:table-cell office:value-type="float" office:value="15.86">
            <text:p>15.86</text:p>
          </table:table-cell>
          <table:table-cell office:value-type="float" office:value="18.86">
            <text:p>18.86</text:p>
          </table:table-cell>
          <table:table-cell office:value-type="float" office:value="12.958">
            <text:p>12.958</text:p>
          </table:table-cell>
          <table:table-cell table:number-columns-repeated="100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8241.615">
            <text:p>8241.615</text:p>
          </table:table-cell>
          <table:table-cell/>
          <table:table-cell office:value-type="float" office:value="640">
            <text:p>640</text:p>
          </table:table-cell>
          <table:table-cell office:value-type="float" office:value="40.051">
            <text:p>40.051</text:p>
          </table:table-cell>
          <table:table-cell office:value-type="float" office:value="28.404">
            <text:p>28.404</text:p>
          </table:table-cell>
          <table:table-cell/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float" office:value="10.004">
            <text:p>10.004</text:p>
          </table:table-cell>
          <table:table-cell table:number-columns-repeated="2"/>
          <table:table-cell office:value-type="float" office:value="46.761">
            <text:p>46.761</text:p>
          </table:table-cell>
          <table:table-cell office:value-type="float" office:value="34.753">
            <text:p>34.753</text:p>
          </table:table-cell>
          <table:table-cell office:value-type="float" office:value="30.911">
            <text:p>30.911</text:p>
          </table:table-cell>
          <table:table-cell office:value-type="float" office:value="38.09">
            <text:p>38.09</text:p>
          </table:table-cell>
          <table:table-cell office:value-type="float" office:value="20.861">
            <text:p>20.861</text:p>
          </table:table-cell>
          <table:table-cell office:value-type="float" office:value="15.776">
            <text:p>15.776</text:p>
          </table:table-cell>
          <table:table-cell office:value-type="float" office:value="13.056">
            <text:p>13.056</text:p>
          </table:table-cell>
          <table:table-cell office:value-type="float" office:value="11.005">
            <text:p>11.005</text:p>
          </table:table-cell>
          <table:table-cell office:value-type="float" office:value="11.02">
            <text:p>11.02</text:p>
          </table:table-cell>
          <table:table-cell office:value-type="float" office:value="10.43">
            <text:p>10.43</text:p>
          </table:table-cell>
          <table:table-cell table:number-columns-repeated="100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8329.499">
            <text:p>8329.499</text:p>
          </table:table-cell>
          <table:table-cell/>
          <table:table-cell office:value-type="float" office:value="768">
            <text:p>768</text:p>
          </table:table-cell>
          <table:table-cell office:value-type="float" office:value="42.638">
            <text:p>42.638</text:p>
          </table:table-cell>
          <table:table-cell office:value-type="float" office:value="30.282">
            <text:p>30.282</text:p>
          </table:table-cell>
          <table:table-cell/>
          <table:table-cell office:value-type="float" office:value="768">
            <text:p>768</text:p>
          </table:table-cell>
          <table:table-cell office:value-type="float" office:value="10.015">
            <text:p>10.015</text:p>
          </table:table-cell>
          <table:table-cell office:value-type="float" office:value="9.998">
            <text:p>9.998</text:p>
          </table:table-cell>
          <table:table-cell table:number-columns-repeated="2"/>
          <table:table-cell office:value-type="float" office:value="46.878">
            <text:p>46.878</text:p>
          </table:table-cell>
          <table:table-cell office:value-type="float" office:value="38.746">
            <text:p>38.746</text:p>
          </table:table-cell>
          <table:table-cell office:value-type="float" office:value="36.478">
            <text:p>36.478</text:p>
          </table:table-cell>
          <table:table-cell office:value-type="float" office:value="40.162">
            <text:p>40.162</text:p>
          </table:table-cell>
          <table:table-cell office:value-type="float" office:value="18.668">
            <text:p>18.668</text:p>
          </table:table-cell>
          <table:table-cell office:value-type="float" office:value="14.964">
            <text:p>14.964</text:p>
          </table:table-cell>
          <table:table-cell office:value-type="float" office:value="17.535">
            <text:p>17.535</text:p>
          </table:table-cell>
          <table:table-cell office:value-type="float" office:value="22.329">
            <text:p>22.329</text:p>
          </table:table-cell>
          <table:table-cell office:value-type="float" office:value="7.295">
            <text:p>7.295</text:p>
          </table:table-cell>
          <table:table-cell office:value-type="float" office:value="14.731">
            <text:p>14.731</text:p>
          </table:table-cell>
          <table:table-cell table:number-columns-repeated="100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8279.261">
            <text:p>8279.261</text:p>
          </table:table-cell>
          <table:table-cell/>
          <table:table-cell office:value-type="float" office:value="896">
            <text:p>896</text:p>
          </table:table-cell>
          <table:table-cell office:value-type="float" office:value="40.543">
            <text:p>40.543</text:p>
          </table:table-cell>
          <table:table-cell office:value-type="float" office:value="30.763">
            <text:p>30.763</text:p>
          </table:table-cell>
          <table:table-cell/>
          <table:table-cell office:value-type="float" office:value="896">
            <text:p>896</text:p>
          </table:table-cell>
          <table:table-cell office:value-type="float" office:value="9.998">
            <text:p>9.998</text:p>
          </table:table-cell>
          <table:table-cell office:value-type="float" office:value="9.996">
            <text:p>9.996</text:p>
          </table:table-cell>
          <table:table-cell table:number-columns-repeated="2"/>
          <table:table-cell office:value-type="float" office:value="46.67">
            <text:p>46.67</text:p>
          </table:table-cell>
          <table:table-cell office:value-type="float" office:value="36.078">
            <text:p>36.078</text:p>
          </table:table-cell>
          <table:table-cell office:value-type="float" office:value="37.132">
            <text:p>37.132</text:p>
          </table:table-cell>
          <table:table-cell office:value-type="float" office:value="37.595">
            <text:p>37.595</text:p>
          </table:table-cell>
          <table:table-cell office:value-type="float" office:value="13.939">
            <text:p>13.939</text:p>
          </table:table-cell>
          <table:table-cell office:value-type="float" office:value="22.841">
            <text:p>22.841</text:p>
          </table:table-cell>
          <table:table-cell office:value-type="float" office:value="19.569">
            <text:p>19.569</text:p>
          </table:table-cell>
          <table:table-cell office:value-type="float" office:value="18.596">
            <text:p>18.596</text:p>
          </table:table-cell>
          <table:table-cell office:value-type="float" office:value="15.768">
            <text:p>15.768</text:p>
          </table:table-cell>
          <table:table-cell office:value-type="float" office:value="16.581">
            <text:p>16.581</text:p>
          </table:table-cell>
          <table:table-cell table:number-columns-repeated="1002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405.582">
            <text:p>405.582</text:p>
          </table:table-cell>
          <table:table-cell/>
          <table:table-cell office:value-type="float" office:value="1024">
            <text:p>1024</text:p>
          </table:table-cell>
          <table:table-cell office:value-type="float" office:value="43.134">
            <text:p>43.134</text:p>
          </table:table-cell>
          <table:table-cell office:value-type="float" office:value="34.36">
            <text:p>34.36</text:p>
          </table:table-cell>
          <table:table-cell/>
          <table:table-cell office:value-type="float" office:value="1024">
            <text:p>1024</text:p>
          </table:table-cell>
          <table:table-cell office:value-type="float" office:value="10.004">
            <text:p>10.004</text:p>
          </table:table-cell>
          <table:table-cell office:value-type="float" office:value="10.001">
            <text:p>10.001</text:p>
          </table:table-cell>
          <table:table-cell table:number-columns-repeated="2"/>
          <table:table-cell office:value-type="float" office:value="43.887">
            <text:p>43.887</text:p>
          </table:table-cell>
          <table:table-cell office:value-type="float" office:value="40.295">
            <text:p>40.295</text:p>
          </table:table-cell>
          <table:table-cell office:value-type="float" office:value="25.236">
            <text:p>25.236</text:p>
          </table:table-cell>
          <table:table-cell office:value-type="float" office:value="34.496">
            <text:p>34.496</text:p>
          </table:table-cell>
          <table:table-cell office:value-type="float" office:value="20.962">
            <text:p>20.962</text:p>
          </table:table-cell>
          <table:table-cell office:value-type="float" office:value="9.348">
            <text:p>9.348</text:p>
          </table:table-cell>
          <table:table-cell office:value-type="float" office:value="14.976">
            <text:p>14.976</text:p>
          </table:table-cell>
          <table:table-cell office:value-type="float" office:value="18.448">
            <text:p>18.448</text:p>
          </table:table-cell>
          <table:table-cell office:value-type="float" office:value="11.671">
            <text:p>11.671</text:p>
          </table:table-cell>
          <table:table-cell office:value-type="float" office:value="14.444">
            <text:p>14.444</text:p>
          </table:table-cell>
          <table:table-cell table:number-columns-repeated="1002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279.802">
            <text:p>279.802</text:p>
          </table:table-cell>
          <table:table-cell/>
          <table:table-cell office:value-type="float" office:value="1152">
            <text:p>1152</text:p>
          </table:table-cell>
          <table:table-cell office:value-type="float" office:value="41.883">
            <text:p>41.883</text:p>
          </table:table-cell>
          <table:table-cell office:value-type="float" office:value="1.866">
            <text:p>1.866</text:p>
          </table:table-cell>
          <table:table-cell/>
          <table:table-cell office:value-type="float" office:value="1152">
            <text:p>1152</text:p>
          </table:table-cell>
          <table:table-cell office:value-type="float" office:value="10.007">
            <text:p>10.007</text:p>
          </table:table-cell>
          <table:table-cell office:value-type="float" office:value="10.003">
            <text:p>10.003</text:p>
          </table:table-cell>
          <table:table-cell table:number-columns-repeated="2"/>
          <table:table-cell office:value-type="float" office:value="46.899">
            <text:p>46.899</text:p>
          </table:table-cell>
          <table:table-cell office:value-type="float" office:value="33.265">
            <text:p>33.265</text:p>
          </table:table-cell>
          <table:table-cell office:value-type="float" office:value="38.296">
            <text:p>38.296</text:p>
          </table:table-cell>
          <table:table-cell office:value-type="float" office:value="20.568">
            <text:p>20.568</text:p>
          </table:table-cell>
          <table:table-cell office:value-type="float" office:value="13.509">
            <text:p>13.509</text:p>
          </table:table-cell>
          <table:table-cell office:value-type="float" office:value="29.544">
            <text:p>29.544</text:p>
          </table:table-cell>
          <table:table-cell office:value-type="float" office:value="31.198">
            <text:p>31.198</text:p>
          </table:table-cell>
          <table:table-cell office:value-type="float" office:value="17.506">
            <text:p>17.506</text:p>
          </table:table-cell>
          <table:table-cell office:value-type="float" office:value="7.783">
            <text:p>7.783</text:p>
          </table:table-cell>
          <table:table-cell office:value-type="float" office:value="13.815">
            <text:p>13.815</text:p>
          </table:table-cell>
          <table:table-cell table:number-columns-repeated="100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96.526">
            <text:p>196.526</text:p>
          </table:table-cell>
          <table:table-cell/>
          <table:table-cell office:value-type="float" office:value="1280">
            <text:p>1280</text:p>
          </table:table-cell>
          <table:table-cell office:value-type="float" office:value="41.574">
            <text:p>41.574</text:p>
          </table:table-cell>
          <table:table-cell office:value-type="float" office:value="2.328">
            <text:p>2.328</text:p>
          </table:table-cell>
          <table:table-cell/>
          <table:table-cell office:value-type="float" office:value="1280">
            <text:p>1280</text:p>
          </table:table-cell>
          <table:table-cell office:value-type="float" office:value="10.003">
            <text:p>10.003</text:p>
          </table:table-cell>
          <table:table-cell office:value-type="float" office:value="10.006">
            <text:p>10.006</text:p>
          </table:table-cell>
          <table:table-cell table:number-columns-repeated="2"/>
          <table:table-cell office:value-type="float" office:value="47.167">
            <text:p>47.167</text:p>
          </table:table-cell>
          <table:table-cell office:value-type="float" office:value="35.136">
            <text:p>35.136</text:p>
          </table:table-cell>
          <table:table-cell office:value-type="float" office:value="25.749">
            <text:p>25.749</text:p>
          </table:table-cell>
          <table:table-cell office:value-type="float" office:value="21.572">
            <text:p>21.572</text:p>
          </table:table-cell>
          <table:table-cell office:value-type="float" office:value="18.85">
            <text:p>18.85</text:p>
          </table:table-cell>
          <table:table-cell office:value-type="float" office:value="25.383">
            <text:p>25.383</text:p>
          </table:table-cell>
          <table:table-cell office:value-type="float" office:value="14.58">
            <text:p>14.58</text:p>
          </table:table-cell>
          <table:table-cell office:value-type="float" office:value="14.141">
            <text:p>14.141</text:p>
          </table:table-cell>
          <table:table-cell office:value-type="float" office:value="10.893">
            <text:p>10.893</text:p>
          </table:table-cell>
          <table:table-cell office:value-type="float" office:value="18.179">
            <text:p>18.179</text:p>
          </table:table-cell>
          <table:table-cell table:number-columns-repeated="1002"/>
        </table:table-row>
        <table:table-row table:style-name="ro2">
          <table:table-cell office:value-type="float" office:value="14000">
            <text:p>14000</text:p>
          </table:table-cell>
          <table:table-cell office:value-type="float" office:value="129.904">
            <text:p>129.904</text:p>
          </table:table-cell>
          <table:table-cell/>
          <table:table-cell office:value-type="float" office:value="1408">
            <text:p>1408</text:p>
          </table:table-cell>
          <table:table-cell office:value-type="float" office:value="41.586">
            <text:p>41.586</text:p>
          </table:table-cell>
          <table:table-cell office:value-type="float" office:value="2.554">
            <text:p>2.5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0.008">
            <text:p>10.008</text:p>
          </table:table-cell>
          <table:table-cell office:value-type="float" office:value="10.019">
            <text:p>10.019</text:p>
          </table:table-cell>
          <table:table-cell table:number-columns-repeated="2"/>
          <table:table-cell office:value-type="float" office:value="46.939">
            <text:p>46.939</text:p>
          </table:table-cell>
          <table:table-cell office:value-type="float" office:value="38.093">
            <text:p>38.093</text:p>
          </table:table-cell>
          <table:table-cell office:value-type="float" office:value="38.044">
            <text:p>38.044</text:p>
          </table:table-cell>
          <table:table-cell office:value-type="float" office:value="37.254">
            <text:p>37.254</text:p>
          </table:table-cell>
          <table:table-cell office:value-type="float" office:value="13.709">
            <text:p>13.709</text:p>
          </table:table-cell>
          <table:table-cell office:value-type="float" office:value="32.884">
            <text:p>32.884</text:p>
          </table:table-cell>
          <table:table-cell office:value-type="float" office:value="29.353">
            <text:p>29.353</text:p>
          </table:table-cell>
          <table:table-cell office:value-type="float" office:value="9.57">
            <text:p>9.57</text:p>
          </table:table-cell>
          <table:table-cell office:value-type="float" office:value="15.03">
            <text:p>15.03</text:p>
          </table:table-cell>
          <table:table-cell office:value-type="float" office:value="11.574">
            <text:p>11.574</text:p>
          </table:table-cell>
          <table:table-cell table:number-columns-repeated="1002"/>
        </table:table-row>
        <table:table-row table:style-name="ro2">
          <table:table-cell table:number-columns-repeated="3"/>
          <table:table-cell office:value-type="float" office:value="1536">
            <text:p>1536</text:p>
          </table:table-cell>
          <table:table-cell office:value-type="float" office:value="42.745">
            <text:p>42.745</text:p>
          </table:table-cell>
          <table:table-cell office:value-type="float" office:value="1.938">
            <text:p>1.9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0.001">
            <text:p>10.001</text:p>
          </table:table-cell>
          <table:table-cell office:value-type="float" office:value="9.994">
            <text:p>9.994</text:p>
          </table:table-cell>
          <table:table-cell table:number-columns-repeated="2"/>
          <table:table-cell office:value-type="float" office:value="46.937">
            <text:p>46.937</text:p>
          </table:table-cell>
          <table:table-cell office:value-type="float" office:value="37.883">
            <text:p>37.883</text:p>
          </table:table-cell>
          <table:table-cell office:value-type="float" office:value="31.668">
            <text:p>31.668</text:p>
          </table:table-cell>
          <table:table-cell office:value-type="float" office:value="36.442">
            <text:p>36.442</text:p>
          </table:table-cell>
          <table:table-cell office:value-type="float" office:value="14.103">
            <text:p>14.103</text:p>
          </table:table-cell>
          <table:table-cell office:value-type="float" office:value="30.452">
            <text:p>30.452</text:p>
          </table:table-cell>
          <table:table-cell office:value-type="float" office:value="22.224">
            <text:p>22.224</text:p>
          </table:table-cell>
          <table:table-cell office:value-type="float" office:value="11.641">
            <text:p>11.641</text:p>
          </table:table-cell>
          <table:table-cell office:value-type="float" office:value="8.117">
            <text:p>8.117</text:p>
          </table:table-cell>
          <table:table-cell office:value-type="float" office:value="5.492">
            <text:p>5.492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1664">
            <text:p>1664</text:p>
          </table:table-cell>
          <table:table-cell office:value-type="float" office:value="10.038">
            <text:p>10.038</text:p>
          </table:table-cell>
          <table:table-cell office:value-type="float" office:value="10.017">
            <text:p>10.017</text:p>
          </table:table-cell>
          <table:table-cell table:number-columns-repeated="2"/>
          <table:table-cell office:value-type="float" office:value="46.614">
            <text:p>46.614</text:p>
          </table:table-cell>
          <table:table-cell office:value-type="float" office:value="38.825">
            <text:p>38.825</text:p>
          </table:table-cell>
          <table:table-cell office:value-type="float" office:value="37.76">
            <text:p>37.76</text:p>
          </table:table-cell>
          <table:table-cell office:value-type="float" office:value="36.65">
            <text:p>36.65</text:p>
          </table:table-cell>
          <table:table-cell office:value-type="float" office:value="14.398">
            <text:p>14.398</text:p>
          </table:table-cell>
          <table:table-cell office:value-type="float" office:value="22.607">
            <text:p>22.607</text:p>
          </table:table-cell>
          <table:table-cell office:value-type="float" office:value="19.88">
            <text:p>19.88</text:p>
          </table:table-cell>
          <table:table-cell office:value-type="float" office:value="18.27">
            <text:p>18.27</text:p>
          </table:table-cell>
          <table:table-cell office:value-type="float" office:value="11.312">
            <text:p>11.312</text:p>
          </table:table-cell>
          <table:table-cell office:value-type="float" office:value="14.613">
            <text:p>14.613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1792">
            <text:p>1792</text:p>
          </table:table-cell>
          <table:table-cell office:value-type="float" office:value="10.017">
            <text:p>10.017</text:p>
          </table:table-cell>
          <table:table-cell office:value-type="float" office:value="9.997">
            <text:p>9.997</text:p>
          </table:table-cell>
          <table:table-cell table:number-columns-repeated="2"/>
          <table:table-cell office:value-type="float" office:value="46.991">
            <text:p>46.991</text:p>
          </table:table-cell>
          <table:table-cell office:value-type="float" office:value="37.215">
            <text:p>37.215</text:p>
          </table:table-cell>
          <table:table-cell office:value-type="float" office:value="38.751">
            <text:p>38.751</text:p>
          </table:table-cell>
          <table:table-cell office:value-type="float" office:value="36.874">
            <text:p>36.874</text:p>
          </table:table-cell>
          <table:table-cell office:value-type="float" office:value="29.511">
            <text:p>29.511</text:p>
          </table:table-cell>
          <table:table-cell office:value-type="float" office:value="18.606">
            <text:p>18.606</text:p>
          </table:table-cell>
          <table:table-cell office:value-type="float" office:value="15.125">
            <text:p>15.125</text:p>
          </table:table-cell>
          <table:table-cell office:value-type="float" office:value="11.823">
            <text:p>11.823</text:p>
          </table:table-cell>
          <table:table-cell office:value-type="float" office:value="12.837">
            <text:p>12.837</text:p>
          </table:table-cell>
          <table:table-cell office:value-type="float" office:value="10.922">
            <text:p>10.922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1920">
            <text:p>1920</text:p>
          </table:table-cell>
          <table:table-cell office:value-type="float" office:value="10.004">
            <text:p>10.004</text:p>
          </table:table-cell>
          <table:table-cell office:value-type="float" office:value="10.007">
            <text:p>10.007</text:p>
          </table:table-cell>
          <table:table-cell table:number-columns-repeated="2"/>
          <table:table-cell office:value-type="float" office:value="46.797">
            <text:p>46.797</text:p>
          </table:table-cell>
          <table:table-cell office:value-type="float" office:value="35.289">
            <text:p>35.289</text:p>
          </table:table-cell>
          <table:table-cell office:value-type="float" office:value="34.138">
            <text:p>34.138</text:p>
          </table:table-cell>
          <table:table-cell office:value-type="float" office:value="36.52">
            <text:p>36.52</text:p>
          </table:table-cell>
          <table:table-cell office:value-type="float" office:value="23.008">
            <text:p>23.008</text:p>
          </table:table-cell>
          <table:table-cell office:value-type="float" office:value="17.493">
            <text:p>17.493</text:p>
          </table:table-cell>
          <table:table-cell office:value-type="float" office:value="11.927">
            <text:p>11.927</text:p>
          </table:table-cell>
          <table:table-cell office:value-type="float" office:value="7.536">
            <text:p>7.536</text:p>
          </table:table-cell>
          <table:table-cell office:value-type="float" office:value="13.185">
            <text:p>13.185</text:p>
          </table:table-cell>
          <table:table-cell office:value-type="float" office:value="11.134">
            <text:p>11.134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2048">
            <text:p>2048</text:p>
          </table:table-cell>
          <table:table-cell office:value-type="float" office:value="10.007">
            <text:p>10.007</text:p>
          </table:table-cell>
          <table:table-cell office:value-type="float" office:value="10.011">
            <text:p>10.011</text:p>
          </table:table-cell>
          <table:table-cell table:number-columns-repeated="2"/>
          <table:table-cell office:value-type="float" office:value="44.783">
            <text:p>44.783</text:p>
          </table:table-cell>
          <table:table-cell office:value-type="float" office:value="39.399">
            <text:p>39.399</text:p>
          </table:table-cell>
          <table:table-cell office:value-type="float" office:value="39.584">
            <text:p>39.584</text:p>
          </table:table-cell>
          <table:table-cell office:value-type="float" office:value="39.612">
            <text:p>39.612</text:p>
          </table:table-cell>
          <table:table-cell office:value-type="float" office:value="15.25">
            <text:p>15.25</text:p>
          </table:table-cell>
          <table:table-cell office:value-type="float" office:value="30.7">
            <text:p>30.7</text:p>
          </table:table-cell>
          <table:table-cell office:value-type="float" office:value="15.359">
            <text:p>15.359</text:p>
          </table:table-cell>
          <table:table-cell office:value-type="float" office:value="33.515">
            <text:p>33.515</text:p>
          </table:table-cell>
          <table:table-cell office:value-type="float" office:value="12.489">
            <text:p>12.489</text:p>
          </table:table-cell>
          <table:table-cell office:value-type="float" office:value="14.174">
            <text:p>14.174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2176">
            <text:p>2176</text:p>
          </table:table-cell>
          <table:table-cell office:value-type="float" office:value="10.006">
            <text:p>10.006</text:p>
          </table:table-cell>
          <table:table-cell office:value-type="float" office:value="10.005">
            <text:p>10.005</text:p>
          </table:table-cell>
          <table:table-cell table:number-columns-repeated="2"/>
          <table:table-cell office:value-type="float" office:value="19.435">
            <text:p>19.435</text:p>
          </table:table-cell>
          <table:table-cell office:value-type="float" office:value="38.237">
            <text:p>38.237</text:p>
          </table:table-cell>
          <table:table-cell office:value-type="float" office:value="24.111">
            <text:p>24.111</text:p>
          </table:table-cell>
          <table:table-cell office:value-type="float" office:value="38.682">
            <text:p>38.682</text:p>
          </table:table-cell>
          <table:table-cell office:value-type="float" office:value="10.882">
            <text:p>10.882</text:p>
          </table:table-cell>
          <table:table-cell office:value-type="float" office:value="23.885">
            <text:p>23.885</text:p>
          </table:table-cell>
          <table:table-cell office:value-type="float" office:value="32.686">
            <text:p>32.686</text:p>
          </table:table-cell>
          <table:table-cell office:value-type="float" office:value="22.403">
            <text:p>22.403</text:p>
          </table:table-cell>
          <table:table-cell office:value-type="float" office:value="16.553">
            <text:p>16.553</text:p>
          </table:table-cell>
          <table:table-cell office:value-type="float" office:value="11.73">
            <text:p>11.73</text:p>
          </table:table-cell>
          <table:table-cell table:number-columns-repeated="1002"/>
        </table:table-row>
        <table:table-row table:style-name="ro2">
          <table:table-cell table:number-columns-repeated="7"/>
          <table:table-cell office:value-type="float" office:value="2304">
            <text:p>2304</text:p>
          </table:table-cell>
          <table:table-cell office:value-type="float" office:value="10.009">
            <text:p>10.009</text:p>
          </table:table-cell>
          <table:table-cell office:value-type="float" office:value="10.015">
            <text:p>10.015</text:p>
          </table:table-cell>
          <table:table-cell table:number-columns-repeated="2"/>
          <table:table-cell office:value-type="float" office:value="24.525">
            <text:p>24.525</text:p>
          </table:table-cell>
          <table:table-cell office:value-type="float" office:value="41.65">
            <text:p>41.65</text:p>
          </table:table-cell>
          <table:table-cell office:value-type="float" office:value="33.328">
            <text:p>33.328</text:p>
          </table:table-cell>
          <table:table-cell office:value-type="float" office:value="38.883">
            <text:p>38.883</text:p>
          </table:table-cell>
          <table:table-cell office:value-type="float" office:value="40.704">
            <text:p>40.704</text:p>
          </table:table-cell>
          <table:table-cell office:value-type="float" office:value="19.847">
            <text:p>19.847</text:p>
          </table:table-cell>
          <table:table-cell office:value-type="float" office:value="29.687">
            <text:p>29.687</text:p>
          </table:table-cell>
          <table:table-cell office:value-type="float" office:value="14.736">
            <text:p>14.736</text:p>
          </table:table-cell>
          <table:table-cell office:value-type="float" office:value="10.607">
            <text:p>10.607</text:p>
          </table:table-cell>
          <table:table-cell office:value-type="float" office:value="5.868">
            <text:p>5.86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623">
            <text:p>46.623</text:p>
          </table:table-cell>
          <table:table-cell office:value-type="float" office:value="33.615">
            <text:p>33.615</text:p>
          </table:table-cell>
          <table:table-cell office:value-type="float" office:value="39.519">
            <text:p>39.519</text:p>
          </table:table-cell>
          <table:table-cell office:value-type="float" office:value="33.248">
            <text:p>33.248</text:p>
          </table:table-cell>
          <table:table-cell office:value-type="float" office:value="9.939">
            <text:p>9.939</text:p>
          </table:table-cell>
          <table:table-cell office:value-type="float" office:value="18.941">
            <text:p>18.941</text:p>
          </table:table-cell>
          <table:table-cell office:value-type="float" office:value="13.975">
            <text:p>13.975</text:p>
          </table:table-cell>
          <table:table-cell office:value-type="float" office:value="16.774">
            <text:p>16.774</text:p>
          </table:table-cell>
          <table:table-cell office:value-type="float" office:value="12.009">
            <text:p>12.009</text:p>
          </table:table-cell>
          <table:table-cell office:value-type="float" office:value="10.51">
            <text:p>10.5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039">
            <text:p>47.039</text:p>
          </table:table-cell>
          <table:table-cell office:value-type="float" office:value="36.26">
            <text:p>36.26</text:p>
          </table:table-cell>
          <table:table-cell office:value-type="float" office:value="39.763">
            <text:p>39.763</text:p>
          </table:table-cell>
          <table:table-cell office:value-type="float" office:value="33.365">
            <text:p>33.365</text:p>
          </table:table-cell>
          <table:table-cell office:value-type="float" office:value="11.427">
            <text:p>11.427</text:p>
          </table:table-cell>
          <table:table-cell office:value-type="float" office:value="15.086">
            <text:p>15.086</text:p>
          </table:table-cell>
          <table:table-cell office:value-type="float" office:value="12.267">
            <text:p>12.267</text:p>
          </table:table-cell>
          <table:table-cell office:value-type="float" office:value="10.861">
            <text:p>10.861</text:p>
          </table:table-cell>
          <table:table-cell office:value-type="float" office:value="14.461">
            <text:p>14.461</text:p>
          </table:table-cell>
          <table:table-cell office:value-type="float" office:value="21.244">
            <text:p>21.24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666">
            <text:p>46.666</text:p>
          </table:table-cell>
          <table:table-cell office:value-type="float" office:value="38.333">
            <text:p>38.333</text:p>
          </table:table-cell>
          <table:table-cell office:value-type="float" office:value="37.492">
            <text:p>37.492</text:p>
          </table:table-cell>
          <table:table-cell office:value-type="float" office:value="39.46">
            <text:p>39.46</text:p>
          </table:table-cell>
          <table:table-cell office:value-type="float" office:value="16.414">
            <text:p>16.414</text:p>
          </table:table-cell>
          <table:table-cell office:value-type="float" office:value="23.851">
            <text:p>23.851</text:p>
          </table:table-cell>
          <table:table-cell office:value-type="float" office:value="30.247">
            <text:p>30.247</text:p>
          </table:table-cell>
          <table:table-cell office:value-type="float" office:value="12.696">
            <text:p>12.696</text:p>
          </table:table-cell>
          <table:table-cell office:value-type="float" office:value="22.707">
            <text:p>22.707</text:p>
          </table:table-cell>
          <table:table-cell office:value-type="float" office:value="22.598">
            <text:p>22.59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162">
            <text:p>46.162</text:p>
          </table:table-cell>
          <table:table-cell office:value-type="float" office:value="37.825">
            <text:p>37.825</text:p>
          </table:table-cell>
          <table:table-cell office:value-type="float" office:value="33.715">
            <text:p>33.715</text:p>
          </table:table-cell>
          <table:table-cell office:value-type="float" office:value="34.811">
            <text:p>34.811</text:p>
          </table:table-cell>
          <table:table-cell office:value-type="float" office:value="15.196">
            <text:p>15.196</text:p>
          </table:table-cell>
          <table:table-cell office:value-type="float" office:value="18.685">
            <text:p>18.685</text:p>
          </table:table-cell>
          <table:table-cell office:value-type="float" office:value="14.161">
            <text:p>14.161</text:p>
          </table:table-cell>
          <table:table-cell office:value-type="float" office:value="19.748">
            <text:p>19.748</text:p>
          </table:table-cell>
          <table:table-cell office:value-type="float" office:value="19.538">
            <text:p>19.538</text:p>
          </table:table-cell>
          <table:table-cell office:value-type="float" office:value="15.65">
            <text:p>15.6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919">
            <text:p>46.919</text:p>
          </table:table-cell>
          <table:table-cell office:value-type="float" office:value="36.805">
            <text:p>36.805</text:p>
          </table:table-cell>
          <table:table-cell office:value-type="float" office:value="23.691">
            <text:p>23.691</text:p>
          </table:table-cell>
          <table:table-cell office:value-type="float" office:value="40.605">
            <text:p>40.605</text:p>
          </table:table-cell>
          <table:table-cell office:value-type="float" office:value="21.826">
            <text:p>21.826</text:p>
          </table:table-cell>
          <table:table-cell office:value-type="float" office:value="13.829">
            <text:p>13.829</text:p>
          </table:table-cell>
          <table:table-cell office:value-type="float" office:value="16.759">
            <text:p>16.759</text:p>
          </table:table-cell>
          <table:table-cell office:value-type="float" office:value="23.994">
            <text:p>23.994</text:p>
          </table:table-cell>
          <table:table-cell office:value-type="float" office:value="10.959">
            <text:p>10.959</text:p>
          </table:table-cell>
          <table:table-cell office:value-type="float" office:value="10.176">
            <text:p>10.17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59">
            <text:p>46.359</text:p>
          </table:table-cell>
          <table:table-cell office:value-type="float" office:value="24.672">
            <text:p>24.672</text:p>
          </table:table-cell>
          <table:table-cell office:value-type="float" office:value="24.122">
            <text:p>24.122</text:p>
          </table:table-cell>
          <table:table-cell office:value-type="float" office:value="36.783">
            <text:p>36.783</text:p>
          </table:table-cell>
          <table:table-cell office:value-type="float" office:value="15.296">
            <text:p>15.296</text:p>
          </table:table-cell>
          <table:table-cell office:value-type="float" office:value="13.29">
            <text:p>13.29</text:p>
          </table:table-cell>
          <table:table-cell office:value-type="float" office:value="30.22">
            <text:p>30.22</text:p>
          </table:table-cell>
          <table:table-cell office:value-type="float" office:value="20.603">
            <text:p>20.603</text:p>
          </table:table-cell>
          <table:table-cell office:value-type="float" office:value="7.456">
            <text:p>7.456</text:p>
          </table:table-cell>
          <table:table-cell office:value-type="float" office:value="13.22">
            <text:p>13.2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621">
            <text:p>46.621</text:p>
          </table:table-cell>
          <table:table-cell office:value-type="float" office:value="18.496">
            <text:p>18.496</text:p>
          </table:table-cell>
          <table:table-cell office:value-type="float" office:value="25.929">
            <text:p>25.929</text:p>
          </table:table-cell>
          <table:table-cell office:value-type="float" office:value="40.219">
            <text:p>40.219</text:p>
          </table:table-cell>
          <table:table-cell office:value-type="float" office:value="9.272">
            <text:p>9.272</text:p>
          </table:table-cell>
          <table:table-cell office:value-type="float" office:value="19.097">
            <text:p>19.097</text:p>
          </table:table-cell>
          <table:table-cell office:value-type="float" office:value="28.25">
            <text:p>28.25</text:p>
          </table:table-cell>
          <table:table-cell office:value-type="float" office:value="15.906">
            <text:p>15.906</text:p>
          </table:table-cell>
          <table:table-cell office:value-type="float" office:value="9.943">
            <text:p>9.943</text:p>
          </table:table-cell>
          <table:table-cell office:value-type="float" office:value="11.117">
            <text:p>11.11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016">
            <text:p>47.016</text:p>
          </table:table-cell>
          <table:table-cell office:value-type="float" office:value="36.707">
            <text:p>36.707</text:p>
          </table:table-cell>
          <table:table-cell office:value-type="float" office:value="18.31">
            <text:p>18.31</text:p>
          </table:table-cell>
          <table:table-cell office:value-type="float" office:value="39.224">
            <text:p>39.224</text:p>
          </table:table-cell>
          <table:table-cell office:value-type="float" office:value="15.725">
            <text:p>15.725</text:p>
          </table:table-cell>
          <table:table-cell office:value-type="float" office:value="20.261">
            <text:p>20.261</text:p>
          </table:table-cell>
          <table:table-cell office:value-type="float" office:value="22.572">
            <text:p>22.572</text:p>
          </table:table-cell>
          <table:table-cell office:value-type="float" office:value="30.081">
            <text:p>30.081</text:p>
          </table:table-cell>
          <table:table-cell office:value-type="float" office:value="15.117">
            <text:p>15.117</text:p>
          </table:table-cell>
          <table:table-cell office:value-type="float" office:value="10.593">
            <text:p>10.59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91">
            <text:p>46.91</text:p>
          </table:table-cell>
          <table:table-cell office:value-type="float" office:value="22.937">
            <text:p>22.937</text:p>
          </table:table-cell>
          <table:table-cell office:value-type="float" office:value="36.411">
            <text:p>36.411</text:p>
          </table:table-cell>
          <table:table-cell office:value-type="float" office:value="40.215">
            <text:p>40.215</text:p>
          </table:table-cell>
          <table:table-cell office:value-type="float" office:value="22.072">
            <text:p>22.072</text:p>
          </table:table-cell>
          <table:table-cell office:value-type="float" office:value="18.631">
            <text:p>18.631</text:p>
          </table:table-cell>
          <table:table-cell office:value-type="float" office:value="20.065">
            <text:p>20.065</text:p>
          </table:table-cell>
          <table:table-cell office:value-type="float" office:value="14.856">
            <text:p>14.856</text:p>
          </table:table-cell>
          <table:table-cell office:value-type="float" office:value="21.522">
            <text:p>21.522</text:p>
          </table:table-cell>
          <table:table-cell office:value-type="float" office:value="24.387">
            <text:p>24.38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59">
            <text:p>46.559</text:p>
          </table:table-cell>
          <table:table-cell office:value-type="float" office:value="39.399">
            <text:p>39.399</text:p>
          </table:table-cell>
          <table:table-cell office:value-type="float" office:value="39.506">
            <text:p>39.506</text:p>
          </table:table-cell>
          <table:table-cell office:value-type="float" office:value="39.068">
            <text:p>39.068</text:p>
          </table:table-cell>
          <table:table-cell office:value-type="float" office:value="30.322">
            <text:p>30.322</text:p>
          </table:table-cell>
          <table:table-cell office:value-type="float" office:value="30.071">
            <text:p>30.071</text:p>
          </table:table-cell>
          <table:table-cell office:value-type="float" office:value="16.307">
            <text:p>16.307</text:p>
          </table:table-cell>
          <table:table-cell office:value-type="float" office:value="16.425">
            <text:p>16.425</text:p>
          </table:table-cell>
          <table:table-cell office:value-type="float" office:value="14.313">
            <text:p>14.313</text:p>
          </table:table-cell>
          <table:table-cell office:value-type="float" office:value="25.882">
            <text:p>25.88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442">
            <text:p>47.442</text:p>
          </table:table-cell>
          <table:table-cell office:value-type="float" office:value="37.904">
            <text:p>37.904</text:p>
          </table:table-cell>
          <table:table-cell office:value-type="float" office:value="19.042">
            <text:p>19.042</text:p>
          </table:table-cell>
          <table:table-cell office:value-type="float" office:value="30.563">
            <text:p>30.563</text:p>
          </table:table-cell>
          <table:table-cell office:value-type="float" office:value="14.426">
            <text:p>14.426</text:p>
          </table:table-cell>
          <table:table-cell office:value-type="float" office:value="21.29">
            <text:p>21.29</text:p>
          </table:table-cell>
          <table:table-cell office:value-type="float" office:value="16.702">
            <text:p>16.702</text:p>
          </table:table-cell>
          <table:table-cell office:value-type="float" office:value="18.728">
            <text:p>18.728</text:p>
          </table:table-cell>
          <table:table-cell office:value-type="float" office:value="12.199">
            <text:p>12.199</text:p>
          </table:table-cell>
          <table:table-cell office:value-type="float" office:value="22.795">
            <text:p>22.79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188">
            <text:p>47.188</text:p>
          </table:table-cell>
          <table:table-cell office:value-type="float" office:value="36.121">
            <text:p>36.121</text:p>
          </table:table-cell>
          <table:table-cell office:value-type="float" office:value="9.738">
            <text:p>9.738</text:p>
          </table:table-cell>
          <table:table-cell office:value-type="float" office:value="36.912">
            <text:p>36.912</text:p>
          </table:table-cell>
          <table:table-cell office:value-type="float" office:value="20.24">
            <text:p>20.24</text:p>
          </table:table-cell>
          <table:table-cell office:value-type="float" office:value="20.007">
            <text:p>20.007</text:p>
          </table:table-cell>
          <table:table-cell office:value-type="float" office:value="17.211">
            <text:p>17.211</text:p>
          </table:table-cell>
          <table:table-cell office:value-type="float" office:value="16.317">
            <text:p>16.317</text:p>
          </table:table-cell>
          <table:table-cell office:value-type="float" office:value="10.483">
            <text:p>10.483</text:p>
          </table:table-cell>
          <table:table-cell office:value-type="float" office:value="8.009">
            <text:p>8.009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812">
            <text:p>46.812</text:p>
          </table:table-cell>
          <table:table-cell office:value-type="float" office:value="41.331">
            <text:p>41.331</text:p>
          </table:table-cell>
          <table:table-cell office:value-type="float" office:value="39.179">
            <text:p>39.179</text:p>
          </table:table-cell>
          <table:table-cell office:value-type="float" office:value="36.739">
            <text:p>36.739</text:p>
          </table:table-cell>
          <table:table-cell office:value-type="float" office:value="10.862">
            <text:p>10.862</text:p>
          </table:table-cell>
          <table:table-cell office:value-type="float" office:value="22.59">
            <text:p>22.59</text:p>
          </table:table-cell>
          <table:table-cell office:value-type="float" office:value="14.314">
            <text:p>14.314</text:p>
          </table:table-cell>
          <table:table-cell office:value-type="float" office:value="16.989">
            <text:p>16.989</text:p>
          </table:table-cell>
          <table:table-cell office:value-type="float" office:value="20.24">
            <text:p>20.24</text:p>
          </table:table-cell>
          <table:table-cell office:value-type="float" office:value="10.268">
            <text:p>10.26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438">
            <text:p>47.438</text:p>
          </table:table-cell>
          <table:table-cell office:value-type="float" office:value="35.786">
            <text:p>35.786</text:p>
          </table:table-cell>
          <table:table-cell office:value-type="float" office:value="32.901">
            <text:p>32.901</text:p>
          </table:table-cell>
          <table:table-cell office:value-type="float" office:value="37.585">
            <text:p>37.585</text:p>
          </table:table-cell>
          <table:table-cell office:value-type="float" office:value="24.337">
            <text:p>24.337</text:p>
          </table:table-cell>
          <table:table-cell office:value-type="float" office:value="11.902">
            <text:p>11.902</text:p>
          </table:table-cell>
          <table:table-cell office:value-type="float" office:value="25.173">
            <text:p>25.173</text:p>
          </table:table-cell>
          <table:table-cell office:value-type="float" office:value="11.143">
            <text:p>11.143</text:p>
          </table:table-cell>
          <table:table-cell office:value-type="float" office:value="12.21">
            <text:p>12.21</text:p>
          </table:table-cell>
          <table:table-cell office:value-type="float" office:value="5.86">
            <text:p>5.8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17">
            <text:p>46.517</text:p>
          </table:table-cell>
          <table:table-cell office:value-type="float" office:value="36.026">
            <text:p>36.026</text:p>
          </table:table-cell>
          <table:table-cell office:value-type="float" office:value="36.306">
            <text:p>36.306</text:p>
          </table:table-cell>
          <table:table-cell office:value-type="float" office:value="36.25">
            <text:p>36.25</text:p>
          </table:table-cell>
          <table:table-cell office:value-type="float" office:value="17.402">
            <text:p>17.402</text:p>
          </table:table-cell>
          <table:table-cell office:value-type="float" office:value="31.019">
            <text:p>31.019</text:p>
          </table:table-cell>
          <table:table-cell office:value-type="float" office:value="16.432">
            <text:p>16.432</text:p>
          </table:table-cell>
          <table:table-cell office:value-type="float" office:value="14.235">
            <text:p>14.235</text:p>
          </table:table-cell>
          <table:table-cell office:value-type="float" office:value="13.678">
            <text:p>13.678</text:p>
          </table:table-cell>
          <table:table-cell office:value-type="float" office:value="15.648">
            <text:p>15.64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234">
            <text:p>47.234</text:p>
          </table:table-cell>
          <table:table-cell office:value-type="float" office:value="36.766">
            <text:p>36.766</text:p>
          </table:table-cell>
          <table:table-cell office:value-type="float" office:value="22.896">
            <text:p>22.896</text:p>
          </table:table-cell>
          <table:table-cell office:value-type="float" office:value="38.369">
            <text:p>38.369</text:p>
          </table:table-cell>
          <table:table-cell office:value-type="float" office:value="18.509">
            <text:p>18.509</text:p>
          </table:table-cell>
          <table:table-cell office:value-type="float" office:value="28.631">
            <text:p>28.631</text:p>
          </table:table-cell>
          <table:table-cell office:value-type="float" office:value="13.614">
            <text:p>13.614</text:p>
          </table:table-cell>
          <table:table-cell office:value-type="float" office:value="10.163">
            <text:p>10.163</text:p>
          </table:table-cell>
          <table:table-cell office:value-type="float" office:value="17.005">
            <text:p>17.005</text:p>
          </table:table-cell>
          <table:table-cell office:value-type="float" office:value="14.876">
            <text:p>14.87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877">
            <text:p>46.877</text:p>
          </table:table-cell>
          <table:table-cell office:value-type="float" office:value="30.938">
            <text:p>30.938</text:p>
          </table:table-cell>
          <table:table-cell office:value-type="float" office:value="35.74">
            <text:p>35.74</text:p>
          </table:table-cell>
          <table:table-cell office:value-type="float" office:value="35.819">
            <text:p>35.819</text:p>
          </table:table-cell>
          <table:table-cell office:value-type="float" office:value="6.824">
            <text:p>6.824</text:p>
          </table:table-cell>
          <table:table-cell office:value-type="float" office:value="25.431">
            <text:p>25.431</text:p>
          </table:table-cell>
          <table:table-cell office:value-type="float" office:value="23.82">
            <text:p>23.82</text:p>
          </table:table-cell>
          <table:table-cell office:value-type="float" office:value="17.345">
            <text:p>17.345</text:p>
          </table:table-cell>
          <table:table-cell office:value-type="float" office:value="5.279">
            <text:p>5.279</text:p>
          </table:table-cell>
          <table:table-cell office:value-type="float" office:value="15.212">
            <text:p>15.21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78">
            <text:p>46.578</text:p>
          </table:table-cell>
          <table:table-cell office:value-type="float" office:value="34.467">
            <text:p>34.467</text:p>
          </table:table-cell>
          <table:table-cell office:value-type="float" office:value="35.244">
            <text:p>35.244</text:p>
          </table:table-cell>
          <table:table-cell office:value-type="float" office:value="38.647">
            <text:p>38.647</text:p>
          </table:table-cell>
          <table:table-cell office:value-type="float" office:value="13.842">
            <text:p>13.842</text:p>
          </table:table-cell>
          <table:table-cell office:value-type="float" office:value="26.655">
            <text:p>26.655</text:p>
          </table:table-cell>
          <table:table-cell office:value-type="float" office:value="20.83">
            <text:p>20.83</text:p>
          </table:table-cell>
          <table:table-cell office:value-type="float" office:value="19.093">
            <text:p>19.093</text:p>
          </table:table-cell>
          <table:table-cell office:value-type="float" office:value="11.841">
            <text:p>11.841</text:p>
          </table:table-cell>
          <table:table-cell office:value-type="float" office:value="18.698">
            <text:p>18.69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801">
            <text:p>46.801</text:p>
          </table:table-cell>
          <table:table-cell office:value-type="float" office:value="31.237">
            <text:p>31.237</text:p>
          </table:table-cell>
          <table:table-cell office:value-type="float" office:value="33.621">
            <text:p>33.621</text:p>
          </table:table-cell>
          <table:table-cell office:value-type="float" office:value="32.757">
            <text:p>32.757</text:p>
          </table:table-cell>
          <table:table-cell office:value-type="float" office:value="23.594">
            <text:p>23.594</text:p>
          </table:table-cell>
          <table:table-cell office:value-type="float" office:value="27.962">
            <text:p>27.962</text:p>
          </table:table-cell>
          <table:table-cell office:value-type="float" office:value="11.279">
            <text:p>11.279</text:p>
          </table:table-cell>
          <table:table-cell office:value-type="float" office:value="19.564">
            <text:p>19.564</text:p>
          </table:table-cell>
          <table:table-cell office:value-type="float" office:value="12.768">
            <text:p>12.768</text:p>
          </table:table-cell>
          <table:table-cell office:value-type="float" office:value="12.783">
            <text:p>12.78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407">
            <text:p>47.407</text:p>
          </table:table-cell>
          <table:table-cell office:value-type="float" office:value="37.992">
            <text:p>37.992</text:p>
          </table:table-cell>
          <table:table-cell office:value-type="float" office:value="24.668">
            <text:p>24.668</text:p>
          </table:table-cell>
          <table:table-cell office:value-type="float" office:value="27.826">
            <text:p>27.826</text:p>
          </table:table-cell>
          <table:table-cell office:value-type="float" office:value="19.552">
            <text:p>19.552</text:p>
          </table:table-cell>
          <table:table-cell office:value-type="float" office:value="20.321">
            <text:p>20.321</text:p>
          </table:table-cell>
          <table:table-cell office:value-type="float" office:value="15.204">
            <text:p>15.204</text:p>
          </table:table-cell>
          <table:table-cell office:value-type="float" office:value="9.884">
            <text:p>9.884</text:p>
          </table:table-cell>
          <table:table-cell office:value-type="float" office:value="12.276">
            <text:p>12.276</text:p>
          </table:table-cell>
          <table:table-cell office:value-type="float" office:value="11.9">
            <text:p>11.9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17">
            <text:p>46.517</text:p>
          </table:table-cell>
          <table:table-cell office:value-type="float" office:value="32.081">
            <text:p>32.081</text:p>
          </table:table-cell>
          <table:table-cell office:value-type="float" office:value="36.955">
            <text:p>36.955</text:p>
          </table:table-cell>
          <table:table-cell office:value-type="float" office:value="34.876">
            <text:p>34.876</text:p>
          </table:table-cell>
          <table:table-cell office:value-type="float" office:value="19.517">
            <text:p>19.517</text:p>
          </table:table-cell>
          <table:table-cell office:value-type="float" office:value="18.562">
            <text:p>18.562</text:p>
          </table:table-cell>
          <table:table-cell office:value-type="float" office:value="23.046">
            <text:p>23.046</text:p>
          </table:table-cell>
          <table:table-cell office:value-type="float" office:value="12.058">
            <text:p>12.058</text:p>
          </table:table-cell>
          <table:table-cell office:value-type="float" office:value="14.842">
            <text:p>14.842</text:p>
          </table:table-cell>
          <table:table-cell office:value-type="float" office:value="10.973">
            <text:p>10.97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26">
            <text:p>47.26</text:p>
          </table:table-cell>
          <table:table-cell office:value-type="float" office:value="31.759">
            <text:p>31.759</text:p>
          </table:table-cell>
          <table:table-cell office:value-type="float" office:value="18.556">
            <text:p>18.556</text:p>
          </table:table-cell>
          <table:table-cell office:value-type="float" office:value="37.359">
            <text:p>37.359</text:p>
          </table:table-cell>
          <table:table-cell office:value-type="float" office:value="21.654">
            <text:p>21.654</text:p>
          </table:table-cell>
          <table:table-cell office:value-type="float" office:value="13.279">
            <text:p>13.279</text:p>
          </table:table-cell>
          <table:table-cell office:value-type="float" office:value="20.46">
            <text:p>20.46</text:p>
          </table:table-cell>
          <table:table-cell office:value-type="float" office:value="16.095">
            <text:p>16.095</text:p>
          </table:table-cell>
          <table:table-cell office:value-type="float" office:value="12.032">
            <text:p>12.032</text:p>
          </table:table-cell>
          <table:table-cell office:value-type="float" office:value="10.612">
            <text:p>10.61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67">
            <text:p>46.367</text:p>
          </table:table-cell>
          <table:table-cell office:value-type="float" office:value="35.682">
            <text:p>35.682</text:p>
          </table:table-cell>
          <table:table-cell office:value-type="float" office:value="19.284">
            <text:p>19.284</text:p>
          </table:table-cell>
          <table:table-cell office:value-type="float" office:value="32.284">
            <text:p>32.284</text:p>
          </table:table-cell>
          <table:table-cell office:value-type="float" office:value="14.703">
            <text:p>14.703</text:p>
          </table:table-cell>
          <table:table-cell office:value-type="float" office:value="19.462">
            <text:p>19.462</text:p>
          </table:table-cell>
          <table:table-cell office:value-type="float" office:value="26.336">
            <text:p>26.336</text:p>
          </table:table-cell>
          <table:table-cell office:value-type="float" office:value="14.528">
            <text:p>14.528</text:p>
          </table:table-cell>
          <table:table-cell office:value-type="float" office:value="21.706">
            <text:p>21.706</text:p>
          </table:table-cell>
          <table:table-cell office:value-type="float" office:value="21.854">
            <text:p>21.85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253">
            <text:p>47.253</text:p>
          </table:table-cell>
          <table:table-cell office:value-type="float" office:value="34.788">
            <text:p>34.788</text:p>
          </table:table-cell>
          <table:table-cell office:value-type="float" office:value="35.25">
            <text:p>35.25</text:p>
          </table:table-cell>
          <table:table-cell office:value-type="float" office:value="35.779">
            <text:p>35.779</text:p>
          </table:table-cell>
          <table:table-cell office:value-type="float" office:value="13.602">
            <text:p>13.602</text:p>
          </table:table-cell>
          <table:table-cell office:value-type="float" office:value="34.556">
            <text:p>34.556</text:p>
          </table:table-cell>
          <table:table-cell office:value-type="float" office:value="15.824">
            <text:p>15.824</text:p>
          </table:table-cell>
          <table:table-cell office:value-type="float" office:value="12.843">
            <text:p>12.843</text:p>
          </table:table-cell>
          <table:table-cell office:value-type="float" office:value="15.935">
            <text:p>15.935</text:p>
          </table:table-cell>
          <table:table-cell office:value-type="float" office:value="27.638">
            <text:p>27.63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2.239">
            <text:p>42.239</text:p>
          </table:table-cell>
          <table:table-cell office:value-type="float" office:value="32.133">
            <text:p>32.133</text:p>
          </table:table-cell>
          <table:table-cell office:value-type="float" office:value="32.244">
            <text:p>32.244</text:p>
          </table:table-cell>
          <table:table-cell office:value-type="float" office:value="36.752">
            <text:p>36.752</text:p>
          </table:table-cell>
          <table:table-cell office:value-type="float" office:value="17.046">
            <text:p>17.046</text:p>
          </table:table-cell>
          <table:table-cell office:value-type="float" office:value="29.221">
            <text:p>29.221</text:p>
          </table:table-cell>
          <table:table-cell office:value-type="float" office:value="27.121">
            <text:p>27.121</text:p>
          </table:table-cell>
          <table:table-cell office:value-type="float" office:value="19.111">
            <text:p>19.111</text:p>
          </table:table-cell>
          <table:table-cell office:value-type="float" office:value="7.479">
            <text:p>7.479</text:p>
          </table:table-cell>
          <table:table-cell office:value-type="float" office:value="8.306">
            <text:p>8.30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3.365">
            <text:p>43.365</text:p>
          </table:table-cell>
          <table:table-cell office:value-type="float" office:value="32.584">
            <text:p>32.584</text:p>
          </table:table-cell>
          <table:table-cell office:value-type="float" office:value="31.832">
            <text:p>31.832</text:p>
          </table:table-cell>
          <table:table-cell office:value-type="float" office:value="35.379">
            <text:p>35.379</text:p>
          </table:table-cell>
          <table:table-cell office:value-type="float" office:value="15.848">
            <text:p>15.848</text:p>
          </table:table-cell>
          <table:table-cell office:value-type="float" office:value="26.794">
            <text:p>26.794</text:p>
          </table:table-cell>
          <table:table-cell office:value-type="float" office:value="17.398">
            <text:p>17.398</text:p>
          </table:table-cell>
          <table:table-cell office:value-type="float" office:value="25.577">
            <text:p>25.577</text:p>
          </table:table-cell>
          <table:table-cell office:value-type="float" office:value="12.161">
            <text:p>12.161</text:p>
          </table:table-cell>
          <table:table-cell office:value-type="float" office:value="8.242">
            <text:p>8.24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728">
            <text:p>46.728</text:p>
          </table:table-cell>
          <table:table-cell office:value-type="float" office:value="31.15">
            <text:p>31.15</text:p>
          </table:table-cell>
          <table:table-cell office:value-type="float" office:value="32.033">
            <text:p>32.033</text:p>
          </table:table-cell>
          <table:table-cell office:value-type="float" office:value="29.322">
            <text:p>29.322</text:p>
          </table:table-cell>
          <table:table-cell office:value-type="float" office:value="13.595">
            <text:p>13.595</text:p>
          </table:table-cell>
          <table:table-cell office:value-type="float" office:value="26.275">
            <text:p>26.275</text:p>
          </table:table-cell>
          <table:table-cell office:value-type="float" office:value="20.787">
            <text:p>20.787</text:p>
          </table:table-cell>
          <table:table-cell office:value-type="float" office:value="21.1">
            <text:p>21.1</text:p>
          </table:table-cell>
          <table:table-cell office:value-type="float" office:value="14.302">
            <text:p>14.302</text:p>
          </table:table-cell>
          <table:table-cell office:value-type="float" office:value="22.383">
            <text:p>22.38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73">
            <text:p>46.073</text:p>
          </table:table-cell>
          <table:table-cell office:value-type="float" office:value="34.104">
            <text:p>34.104</text:p>
          </table:table-cell>
          <table:table-cell office:value-type="float" office:value="32.355">
            <text:p>32.355</text:p>
          </table:table-cell>
          <table:table-cell office:value-type="float" office:value="15.319">
            <text:p>15.319</text:p>
          </table:table-cell>
          <table:table-cell office:value-type="float" office:value="7.91">
            <text:p>7.91</text:p>
          </table:table-cell>
          <table:table-cell office:value-type="float" office:value="20.528">
            <text:p>20.528</text:p>
          </table:table-cell>
          <table:table-cell office:value-type="float" office:value="27.45">
            <text:p>27.45</text:p>
          </table:table-cell>
          <table:table-cell office:value-type="float" office:value="17.419">
            <text:p>17.419</text:p>
          </table:table-cell>
          <table:table-cell office:value-type="float" office:value="6.762">
            <text:p>6.762</text:p>
          </table:table-cell>
          <table:table-cell office:value-type="float" office:value="18.317">
            <text:p>18.31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07">
            <text:p>45.507</text:p>
          </table:table-cell>
          <table:table-cell office:value-type="float" office:value="36.888">
            <text:p>36.888</text:p>
          </table:table-cell>
          <table:table-cell office:value-type="float" office:value="31.533">
            <text:p>31.533</text:p>
          </table:table-cell>
          <table:table-cell office:value-type="float" office:value="23.955">
            <text:p>23.955</text:p>
          </table:table-cell>
          <table:table-cell office:value-type="float" office:value="16">
            <text:p>16</text:p>
          </table:table-cell>
          <table:table-cell office:value-type="float" office:value="27.5">
            <text:p>27.5</text:p>
          </table:table-cell>
          <table:table-cell office:value-type="float" office:value="10.501">
            <text:p>10.501</text:p>
          </table:table-cell>
          <table:table-cell office:value-type="float" office:value="17.579">
            <text:p>17.579</text:p>
          </table:table-cell>
          <table:table-cell office:value-type="float" office:value="10.676">
            <text:p>10.676</text:p>
          </table:table-cell>
          <table:table-cell office:value-type="float" office:value="14.181">
            <text:p>14.18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782">
            <text:p>45.782</text:p>
          </table:table-cell>
          <table:table-cell office:value-type="float" office:value="41.302">
            <text:p>41.302</text:p>
          </table:table-cell>
          <table:table-cell office:value-type="float" office:value="30.614">
            <text:p>30.614</text:p>
          </table:table-cell>
          <table:table-cell office:value-type="float" office:value="35.865">
            <text:p>35.865</text:p>
          </table:table-cell>
          <table:table-cell office:value-type="float" office:value="15.358">
            <text:p>15.358</text:p>
          </table:table-cell>
          <table:table-cell office:value-type="float" office:value="18.177">
            <text:p>18.177</text:p>
          </table:table-cell>
          <table:table-cell office:value-type="float" office:value="14.533">
            <text:p>14.533</text:p>
          </table:table-cell>
          <table:table-cell office:value-type="float" office:value="15.193">
            <text:p>15.193</text:p>
          </table:table-cell>
          <table:table-cell office:value-type="float" office:value="11.38">
            <text:p>11.38</text:p>
          </table:table-cell>
          <table:table-cell office:value-type="float" office:value="21.448">
            <text:p>21.44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4.484">
            <text:p>44.484</text:p>
          </table:table-cell>
          <table:table-cell office:value-type="float" office:value="38.832">
            <text:p>38.832</text:p>
          </table:table-cell>
          <table:table-cell office:value-type="float" office:value="34.296">
            <text:p>34.296</text:p>
          </table:table-cell>
          <table:table-cell office:value-type="float" office:value="30.072">
            <text:p>30.072</text:p>
          </table:table-cell>
          <table:table-cell office:value-type="float" office:value="25.941">
            <text:p>25.941</text:p>
          </table:table-cell>
          <table:table-cell office:value-type="float" office:value="27.231">
            <text:p>27.231</text:p>
          </table:table-cell>
          <table:table-cell office:value-type="float" office:value="14.762">
            <text:p>14.762</text:p>
          </table:table-cell>
          <table:table-cell office:value-type="float" office:value="16.017">
            <text:p>16.017</text:p>
          </table:table-cell>
          <table:table-cell office:value-type="float" office:value="16.247">
            <text:p>16.247</text:p>
          </table:table-cell>
          <table:table-cell office:value-type="float" office:value="17.978">
            <text:p>17.97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115">
            <text:p>46.115</text:p>
          </table:table-cell>
          <table:table-cell office:value-type="float" office:value="39.193">
            <text:p>39.193</text:p>
          </table:table-cell>
          <table:table-cell office:value-type="float" office:value="32.473">
            <text:p>32.473</text:p>
          </table:table-cell>
          <table:table-cell office:value-type="float" office:value="22.081">
            <text:p>22.081</text:p>
          </table:table-cell>
          <table:table-cell office:value-type="float" office:value="24.534">
            <text:p>24.534</text:p>
          </table:table-cell>
          <table:table-cell office:value-type="float" office:value="25.584">
            <text:p>25.584</text:p>
          </table:table-cell>
          <table:table-cell office:value-type="float" office:value="22.878">
            <text:p>22.878</text:p>
          </table:table-cell>
          <table:table-cell office:value-type="float" office:value="12.797">
            <text:p>12.797</text:p>
          </table:table-cell>
          <table:table-cell office:value-type="float" office:value="9.602">
            <text:p>9.602</text:p>
          </table:table-cell>
          <table:table-cell office:value-type="float" office:value="13.132">
            <text:p>13.13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167">
            <text:p>47.167</text:p>
          </table:table-cell>
          <table:table-cell office:value-type="float" office:value="19.923">
            <text:p>19.923</text:p>
          </table:table-cell>
          <table:table-cell office:value-type="float" office:value="13.168">
            <text:p>13.168</text:p>
          </table:table-cell>
          <table:table-cell office:value-type="float" office:value="33.204">
            <text:p>33.204</text:p>
          </table:table-cell>
          <table:table-cell office:value-type="float" office:value="20.887">
            <text:p>20.887</text:p>
          </table:table-cell>
          <table:table-cell office:value-type="float" office:value="24.96">
            <text:p>24.96</text:p>
          </table:table-cell>
          <table:table-cell office:value-type="float" office:value="31.636">
            <text:p>31.636</text:p>
          </table:table-cell>
          <table:table-cell office:value-type="float" office:value="13.904">
            <text:p>13.904</text:p>
          </table:table-cell>
          <table:table-cell office:value-type="float" office:value="13.084">
            <text:p>13.084</text:p>
          </table:table-cell>
          <table:table-cell office:value-type="float" office:value="12.876">
            <text:p>12.87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122">
            <text:p>46.122</text:p>
          </table:table-cell>
          <table:table-cell office:value-type="float" office:value="24.834">
            <text:p>24.834</text:p>
          </table:table-cell>
          <table:table-cell office:value-type="float" office:value="18.327">
            <text:p>18.327</text:p>
          </table:table-cell>
          <table:table-cell office:value-type="float" office:value="35.051">
            <text:p>35.051</text:p>
          </table:table-cell>
          <table:table-cell office:value-type="float" office:value="19.263">
            <text:p>19.263</text:p>
          </table:table-cell>
          <table:table-cell office:value-type="float" office:value="23.399">
            <text:p>23.399</text:p>
          </table:table-cell>
          <table:table-cell office:value-type="float" office:value="10.039">
            <text:p>10.039</text:p>
          </table:table-cell>
          <table:table-cell office:value-type="float" office:value="14.532">
            <text:p>14.532</text:p>
          </table:table-cell>
          <table:table-cell office:value-type="float" office:value="12.489">
            <text:p>12.489</text:p>
          </table:table-cell>
          <table:table-cell office:value-type="float" office:value="12.427">
            <text:p>12.42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30.241">
            <text:p>30.241</text:p>
          </table:table-cell>
          <table:table-cell office:value-type="float" office:value="27.783">
            <text:p>27.783</text:p>
          </table:table-cell>
          <table:table-cell office:value-type="float" office:value="20.764">
            <text:p>20.764</text:p>
          </table:table-cell>
          <table:table-cell office:value-type="float" office:value="35.233">
            <text:p>35.233</text:p>
          </table:table-cell>
          <table:table-cell office:value-type="float" office:value="17.856">
            <text:p>17.856</text:p>
          </table:table-cell>
          <table:table-cell office:value-type="float" office:value="21.796">
            <text:p>21.796</text:p>
          </table:table-cell>
          <table:table-cell office:value-type="float" office:value="17.498">
            <text:p>17.498</text:p>
          </table:table-cell>
          <table:table-cell office:value-type="float" office:value="15.458">
            <text:p>15.458</text:p>
          </table:table-cell>
          <table:table-cell office:value-type="float" office:value="16.195">
            <text:p>16.195</text:p>
          </table:table-cell>
          <table:table-cell office:value-type="float" office:value="20.356">
            <text:p>20.35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223">
            <text:p>47.223</text:p>
          </table:table-cell>
          <table:table-cell office:value-type="float" office:value="36.763">
            <text:p>36.763</text:p>
          </table:table-cell>
          <table:table-cell office:value-type="float" office:value="32.395">
            <text:p>32.395</text:p>
          </table:table-cell>
          <table:table-cell office:value-type="float" office:value="32.502">
            <text:p>32.502</text:p>
          </table:table-cell>
          <table:table-cell office:value-type="float" office:value="21.17">
            <text:p>21.17</text:p>
          </table:table-cell>
          <table:table-cell office:value-type="float" office:value="18.503">
            <text:p>18.503</text:p>
          </table:table-cell>
          <table:table-cell office:value-type="float" office:value="17.559">
            <text:p>17.559</text:p>
          </table:table-cell>
          <table:table-cell office:value-type="float" office:value="24.705">
            <text:p>24.705</text:p>
          </table:table-cell>
          <table:table-cell office:value-type="float" office:value="15.991">
            <text:p>15.991</text:p>
          </table:table-cell>
          <table:table-cell office:value-type="float" office:value="14.842">
            <text:p>14.84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34.421">
            <text:p>34.421</text:p>
          </table:table-cell>
          <table:table-cell office:value-type="float" office:value="40.623">
            <text:p>40.623</text:p>
          </table:table-cell>
          <table:table-cell office:value-type="float" office:value="24.805">
            <text:p>24.805</text:p>
          </table:table-cell>
          <table:table-cell office:value-type="float" office:value="36.304">
            <text:p>36.304</text:p>
          </table:table-cell>
          <table:table-cell office:value-type="float" office:value="19.902">
            <text:p>19.902</text:p>
          </table:table-cell>
          <table:table-cell office:value-type="float" office:value="20.762">
            <text:p>20.762</text:p>
          </table:table-cell>
          <table:table-cell office:value-type="float" office:value="27.482">
            <text:p>27.482</text:p>
          </table:table-cell>
          <table:table-cell office:value-type="float" office:value="10.858">
            <text:p>10.858</text:p>
          </table:table-cell>
          <table:table-cell office:value-type="float" office:value="15.715">
            <text:p>15.715</text:p>
          </table:table-cell>
          <table:table-cell office:value-type="float" office:value="15.057">
            <text:p>15.05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22.084">
            <text:p>22.084</text:p>
          </table:table-cell>
          <table:table-cell office:value-type="float" office:value="31.509">
            <text:p>31.509</text:p>
          </table:table-cell>
          <table:table-cell office:value-type="float" office:value="28.788">
            <text:p>28.788</text:p>
          </table:table-cell>
          <table:table-cell office:value-type="float" office:value="37.102">
            <text:p>37.102</text:p>
          </table:table-cell>
          <table:table-cell office:value-type="float" office:value="12.171">
            <text:p>12.171</text:p>
          </table:table-cell>
          <table:table-cell office:value-type="float" office:value="28.409">
            <text:p>28.409</text:p>
          </table:table-cell>
          <table:table-cell office:value-type="float" office:value="19.867">
            <text:p>19.867</text:p>
          </table:table-cell>
          <table:table-cell office:value-type="float" office:value="20.049">
            <text:p>20.049</text:p>
          </table:table-cell>
          <table:table-cell office:value-type="float" office:value="7.412">
            <text:p>7.412</text:p>
          </table:table-cell>
          <table:table-cell office:value-type="float" office:value="5.494">
            <text:p>5.49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38.567">
            <text:p>38.567</text:p>
          </table:table-cell>
          <table:table-cell office:value-type="float" office:value="40.294">
            <text:p>40.294</text:p>
          </table:table-cell>
          <table:table-cell office:value-type="float" office:value="32.314">
            <text:p>32.314</text:p>
          </table:table-cell>
          <table:table-cell office:value-type="float" office:value="36.587">
            <text:p>36.587</text:p>
          </table:table-cell>
          <table:table-cell office:value-type="float" office:value="20.487">
            <text:p>20.487</text:p>
          </table:table-cell>
          <table:table-cell office:value-type="float" office:value="26.554">
            <text:p>26.554</text:p>
          </table:table-cell>
          <table:table-cell office:value-type="float" office:value="11.383">
            <text:p>11.383</text:p>
          </table:table-cell>
          <table:table-cell office:value-type="float" office:value="16.654">
            <text:p>16.654</text:p>
          </table:table-cell>
          <table:table-cell office:value-type="float" office:value="15.489">
            <text:p>15.489</text:p>
          </table:table-cell>
          <table:table-cell office:value-type="float" office:value="14.081">
            <text:p>14.08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42">
            <text:p>46.542</text:p>
          </table:table-cell>
          <table:table-cell office:value-type="float" office:value="41.062">
            <text:p>41.062</text:p>
          </table:table-cell>
          <table:table-cell office:value-type="float" office:value="39.131">
            <text:p>39.131</text:p>
          </table:table-cell>
          <table:table-cell office:value-type="float" office:value="33.488">
            <text:p>33.488</text:p>
          </table:table-cell>
          <table:table-cell office:value-type="float" office:value="12.945">
            <text:p>12.945</text:p>
          </table:table-cell>
          <table:table-cell office:value-type="float" office:value="22.441">
            <text:p>22.441</text:p>
          </table:table-cell>
          <table:table-cell office:value-type="float" office:value="18.839">
            <text:p>18.839</text:p>
          </table:table-cell>
          <table:table-cell office:value-type="float" office:value="27.395">
            <text:p>27.395</text:p>
          </table:table-cell>
          <table:table-cell office:value-type="float" office:value="14.953">
            <text:p>14.953</text:p>
          </table:table-cell>
          <table:table-cell office:value-type="float" office:value="8.638">
            <text:p>8.63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231">
            <text:p>46.231</text:p>
          </table:table-cell>
          <table:table-cell office:value-type="float" office:value="40.702">
            <text:p>40.702</text:p>
          </table:table-cell>
          <table:table-cell office:value-type="float" office:value="39.005">
            <text:p>39.005</text:p>
          </table:table-cell>
          <table:table-cell office:value-type="float" office:value="31.901">
            <text:p>31.901</text:p>
          </table:table-cell>
          <table:table-cell office:value-type="float" office:value="21.398">
            <text:p>21.398</text:p>
          </table:table-cell>
          <table:table-cell office:value-type="float" office:value="19.644">
            <text:p>19.644</text:p>
          </table:table-cell>
          <table:table-cell office:value-type="float" office:value="15.638">
            <text:p>15.638</text:p>
          </table:table-cell>
          <table:table-cell office:value-type="float" office:value="21.219">
            <text:p>21.219</text:p>
          </table:table-cell>
          <table:table-cell office:value-type="float" office:value="10.119">
            <text:p>10.119</text:p>
          </table:table-cell>
          <table:table-cell office:value-type="float" office:value="12.696">
            <text:p>12.69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4.379">
            <text:p>44.379</text:p>
          </table:table-cell>
          <table:table-cell office:value-type="float" office:value="40.595">
            <text:p>40.595</text:p>
          </table:table-cell>
          <table:table-cell office:value-type="float" office:value="34.29">
            <text:p>34.29</text:p>
          </table:table-cell>
          <table:table-cell office:value-type="float" office:value="29.303">
            <text:p>29.303</text:p>
          </table:table-cell>
          <table:table-cell office:value-type="float" office:value="6.449">
            <text:p>6.449</text:p>
          </table:table-cell>
          <table:table-cell office:value-type="float" office:value="28.806">
            <text:p>28.806</text:p>
          </table:table-cell>
          <table:table-cell office:value-type="float" office:value="19.862">
            <text:p>19.862</text:p>
          </table:table-cell>
          <table:table-cell office:value-type="float" office:value="6.312">
            <text:p>6.312</text:p>
          </table:table-cell>
          <table:table-cell office:value-type="float" office:value="12.365">
            <text:p>12.365</text:p>
          </table:table-cell>
          <table:table-cell office:value-type="float" office:value="18.195">
            <text:p>18.19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491">
            <text:p>45.491</text:p>
          </table:table-cell>
          <table:table-cell office:value-type="float" office:value="38.492">
            <text:p>38.492</text:p>
          </table:table-cell>
          <table:table-cell office:value-type="float" office:value="38.053">
            <text:p>38.053</text:p>
          </table:table-cell>
          <table:table-cell office:value-type="float" office:value="35.254">
            <text:p>35.254</text:p>
          </table:table-cell>
          <table:table-cell office:value-type="float" office:value="25.497">
            <text:p>25.497</text:p>
          </table:table-cell>
          <table:table-cell office:value-type="float" office:value="12.256">
            <text:p>12.256</text:p>
          </table:table-cell>
          <table:table-cell office:value-type="float" office:value="22.068">
            <text:p>22.068</text:p>
          </table:table-cell>
          <table:table-cell office:value-type="float" office:value="17.518">
            <text:p>17.518</text:p>
          </table:table-cell>
          <table:table-cell office:value-type="float" office:value="10.565">
            <text:p>10.565</text:p>
          </table:table-cell>
          <table:table-cell office:value-type="float" office:value="14.76">
            <text:p>14.7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45">
            <text:p>46.545</text:p>
          </table:table-cell>
          <table:table-cell office:value-type="float" office:value="40.881">
            <text:p>40.881</text:p>
          </table:table-cell>
          <table:table-cell office:value-type="float" office:value="35.314">
            <text:p>35.314</text:p>
          </table:table-cell>
          <table:table-cell office:value-type="float" office:value="33.972">
            <text:p>33.972</text:p>
          </table:table-cell>
          <table:table-cell office:value-type="float" office:value="29.187">
            <text:p>29.187</text:p>
          </table:table-cell>
          <table:table-cell office:value-type="float" office:value="8.384">
            <text:p>8.384</text:p>
          </table:table-cell>
          <table:table-cell office:value-type="float" office:value="12.973">
            <text:p>12.973</text:p>
          </table:table-cell>
          <table:table-cell office:value-type="float" office:value="14.489">
            <text:p>14.489</text:p>
          </table:table-cell>
          <table:table-cell office:value-type="float" office:value="16.705">
            <text:p>16.705</text:p>
          </table:table-cell>
          <table:table-cell office:value-type="float" office:value="15.008">
            <text:p>15.00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66">
            <text:p>46.66</text:p>
          </table:table-cell>
          <table:table-cell office:value-type="float" office:value="41.207">
            <text:p>41.207</text:p>
          </table:table-cell>
          <table:table-cell office:value-type="float" office:value="36.256">
            <text:p>36.256</text:p>
          </table:table-cell>
          <table:table-cell office:value-type="float" office:value="38.59">
            <text:p>38.59</text:p>
          </table:table-cell>
          <table:table-cell office:value-type="float" office:value="14.595">
            <text:p>14.595</text:p>
          </table:table-cell>
          <table:table-cell office:value-type="float" office:value="16.159">
            <text:p>16.159</text:p>
          </table:table-cell>
          <table:table-cell office:value-type="float" office:value="14.648">
            <text:p>14.648</text:p>
          </table:table-cell>
          <table:table-cell office:value-type="float" office:value="17.292">
            <text:p>17.292</text:p>
          </table:table-cell>
          <table:table-cell office:value-type="float" office:value="13.533">
            <text:p>13.533</text:p>
          </table:table-cell>
          <table:table-cell office:value-type="float" office:value="5.875">
            <text:p>5.87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998">
            <text:p>46.998</text:p>
          </table:table-cell>
          <table:table-cell office:value-type="float" office:value="40.758">
            <text:p>40.758</text:p>
          </table:table-cell>
          <table:table-cell office:value-type="float" office:value="36.477">
            <text:p>36.477</text:p>
          </table:table-cell>
          <table:table-cell office:value-type="float" office:value="33.447">
            <text:p>33.447</text:p>
          </table:table-cell>
          <table:table-cell office:value-type="float" office:value="8.212">
            <text:p>8.212</text:p>
          </table:table-cell>
          <table:table-cell office:value-type="float" office:value="21.441">
            <text:p>21.441</text:p>
          </table:table-cell>
          <table:table-cell office:value-type="float" office:value="20.688">
            <text:p>20.688</text:p>
          </table:table-cell>
          <table:table-cell office:value-type="float" office:value="18.989">
            <text:p>18.989</text:p>
          </table:table-cell>
          <table:table-cell office:value-type="float" office:value="11.174">
            <text:p>11.174</text:p>
          </table:table-cell>
          <table:table-cell office:value-type="float" office:value="8.998">
            <text:p>8.99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68">
            <text:p>46.068</text:p>
          </table:table-cell>
          <table:table-cell office:value-type="float" office:value="40.466">
            <text:p>40.466</text:p>
          </table:table-cell>
          <table:table-cell office:value-type="float" office:value="27.261">
            <text:p>27.261</text:p>
          </table:table-cell>
          <table:table-cell office:value-type="float" office:value="25.726">
            <text:p>25.726</text:p>
          </table:table-cell>
          <table:table-cell office:value-type="float" office:value="20.533">
            <text:p>20.533</text:p>
          </table:table-cell>
          <table:table-cell office:value-type="float" office:value="8.959">
            <text:p>8.959</text:p>
          </table:table-cell>
          <table:table-cell office:value-type="float" office:value="27.933">
            <text:p>27.933</text:p>
          </table:table-cell>
          <table:table-cell office:value-type="float" office:value="8.694">
            <text:p>8.694</text:p>
          </table:table-cell>
          <table:table-cell office:value-type="float" office:value="14.278">
            <text:p>14.278</text:p>
          </table:table-cell>
          <table:table-cell office:value-type="float" office:value="21.145">
            <text:p>21.14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31">
            <text:p>46.031</text:p>
          </table:table-cell>
          <table:table-cell office:value-type="float" office:value="41.25">
            <text:p>41.25</text:p>
          </table:table-cell>
          <table:table-cell office:value-type="float" office:value="40.67">
            <text:p>40.67</text:p>
          </table:table-cell>
          <table:table-cell office:value-type="float" office:value="36.464">
            <text:p>36.464</text:p>
          </table:table-cell>
          <table:table-cell office:value-type="float" office:value="22.198">
            <text:p>22.198</text:p>
          </table:table-cell>
          <table:table-cell office:value-type="float" office:value="20.191">
            <text:p>20.191</text:p>
          </table:table-cell>
          <table:table-cell office:value-type="float" office:value="19.145">
            <text:p>19.145</text:p>
          </table:table-cell>
          <table:table-cell office:value-type="float" office:value="6.858">
            <text:p>6.858</text:p>
          </table:table-cell>
          <table:table-cell office:value-type="float" office:value="14.7">
            <text:p>14.7</text:p>
          </table:table-cell>
          <table:table-cell office:value-type="float" office:value="12.688">
            <text:p>12.68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77">
            <text:p>45.577</text:p>
          </table:table-cell>
          <table:table-cell office:value-type="float" office:value="41.225">
            <text:p>41.225</text:p>
          </table:table-cell>
          <table:table-cell office:value-type="float" office:value="40.127">
            <text:p>40.127</text:p>
          </table:table-cell>
          <table:table-cell office:value-type="float" office:value="36.46">
            <text:p>36.46</text:p>
          </table:table-cell>
          <table:table-cell office:value-type="float" office:value="19.559">
            <text:p>19.559</text:p>
          </table:table-cell>
          <table:table-cell office:value-type="float" office:value="21.425">
            <text:p>21.425</text:p>
          </table:table-cell>
          <table:table-cell office:value-type="float" office:value="12.201">
            <text:p>12.201</text:p>
          </table:table-cell>
          <table:table-cell office:value-type="float" office:value="11.688">
            <text:p>11.688</text:p>
          </table:table-cell>
          <table:table-cell office:value-type="float" office:value="11.517">
            <text:p>11.517</text:p>
          </table:table-cell>
          <table:table-cell office:value-type="float" office:value="14.448">
            <text:p>14.44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791">
            <text:p>46.791</text:p>
          </table:table-cell>
          <table:table-cell office:value-type="float" office:value="40.341">
            <text:p>40.341</text:p>
          </table:table-cell>
          <table:table-cell office:value-type="float" office:value="36.423">
            <text:p>36.423</text:p>
          </table:table-cell>
          <table:table-cell office:value-type="float" office:value="33.432">
            <text:p>33.432</text:p>
          </table:table-cell>
          <table:table-cell office:value-type="float" office:value="15.449">
            <text:p>15.449</text:p>
          </table:table-cell>
          <table:table-cell office:value-type="float" office:value="27.055">
            <text:p>27.055</text:p>
          </table:table-cell>
          <table:table-cell office:value-type="float" office:value="18.825">
            <text:p>18.825</text:p>
          </table:table-cell>
          <table:table-cell office:value-type="float" office:value="18.553">
            <text:p>18.553</text:p>
          </table:table-cell>
          <table:table-cell office:value-type="float" office:value="8.51">
            <text:p>8.51</text:p>
          </table:table-cell>
          <table:table-cell office:value-type="float" office:value="19.691">
            <text:p>19.69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838">
            <text:p>45.838</text:p>
          </table:table-cell>
          <table:table-cell office:value-type="float" office:value="39.558">
            <text:p>39.558</text:p>
          </table:table-cell>
          <table:table-cell office:value-type="float" office:value="38.377">
            <text:p>38.377</text:p>
          </table:table-cell>
          <table:table-cell office:value-type="float" office:value="35.595">
            <text:p>35.595</text:p>
          </table:table-cell>
          <table:table-cell office:value-type="float" office:value="28.628">
            <text:p>28.628</text:p>
          </table:table-cell>
          <table:table-cell office:value-type="float" office:value="17.842">
            <text:p>17.842</text:p>
          </table:table-cell>
          <table:table-cell office:value-type="float" office:value="27.017">
            <text:p>27.017</text:p>
          </table:table-cell>
          <table:table-cell office:value-type="float" office:value="15.383">
            <text:p>15.383</text:p>
          </table:table-cell>
          <table:table-cell office:value-type="float" office:value="14.553">
            <text:p>14.553</text:p>
          </table:table-cell>
          <table:table-cell office:value-type="float" office:value="9.204">
            <text:p>9.20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18">
            <text:p>46.318</text:p>
          </table:table-cell>
          <table:table-cell office:value-type="float" office:value="40.72">
            <text:p>40.72</text:p>
          </table:table-cell>
          <table:table-cell office:value-type="float" office:value="37.142">
            <text:p>37.142</text:p>
          </table:table-cell>
          <table:table-cell office:value-type="float" office:value="35.991">
            <text:p>35.991</text:p>
          </table:table-cell>
          <table:table-cell office:value-type="float" office:value="29.887">
            <text:p>29.887</text:p>
          </table:table-cell>
          <table:table-cell office:value-type="float" office:value="21.98">
            <text:p>21.98</text:p>
          </table:table-cell>
          <table:table-cell office:value-type="float" office:value="27.746">
            <text:p>27.746</text:p>
          </table:table-cell>
          <table:table-cell office:value-type="float" office:value="22.896">
            <text:p>22.896</text:p>
          </table:table-cell>
          <table:table-cell office:value-type="float" office:value="16.127">
            <text:p>16.127</text:p>
          </table:table-cell>
          <table:table-cell office:value-type="float" office:value="27.608">
            <text:p>27.60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127">
            <text:p>45.127</text:p>
          </table:table-cell>
          <table:table-cell office:value-type="float" office:value="38.926">
            <text:p>38.926</text:p>
          </table:table-cell>
          <table:table-cell office:value-type="float" office:value="40.341">
            <text:p>40.341</text:p>
          </table:table-cell>
          <table:table-cell office:value-type="float" office:value="35.597">
            <text:p>35.597</text:p>
          </table:table-cell>
          <table:table-cell office:value-type="float" office:value="29.024">
            <text:p>29.024</text:p>
          </table:table-cell>
          <table:table-cell office:value-type="float" office:value="20.066">
            <text:p>20.066</text:p>
          </table:table-cell>
          <table:table-cell office:value-type="float" office:value="14.042">
            <text:p>14.042</text:p>
          </table:table-cell>
          <table:table-cell office:value-type="float" office:value="23.738">
            <text:p>23.738</text:p>
          </table:table-cell>
          <table:table-cell office:value-type="float" office:value="12.411">
            <text:p>12.411</text:p>
          </table:table-cell>
          <table:table-cell office:value-type="float" office:value="12.209">
            <text:p>12.209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272">
            <text:p>46.272</text:p>
          </table:table-cell>
          <table:table-cell office:value-type="float" office:value="41.32">
            <text:p>41.32</text:p>
          </table:table-cell>
          <table:table-cell office:value-type="float" office:value="38.491">
            <text:p>38.491</text:p>
          </table:table-cell>
          <table:table-cell office:value-type="float" office:value="36.81">
            <text:p>36.81</text:p>
          </table:table-cell>
          <table:table-cell office:value-type="float" office:value="27.536">
            <text:p>27.536</text:p>
          </table:table-cell>
          <table:table-cell office:value-type="float" office:value="24.889">
            <text:p>24.889</text:p>
          </table:table-cell>
          <table:table-cell office:value-type="float" office:value="15.743">
            <text:p>15.743</text:p>
          </table:table-cell>
          <table:table-cell office:value-type="float" office:value="17.922">
            <text:p>17.922</text:p>
          </table:table-cell>
          <table:table-cell office:value-type="float" office:value="11.815">
            <text:p>11.815</text:p>
          </table:table-cell>
          <table:table-cell office:value-type="float" office:value="19.911">
            <text:p>19.91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047">
            <text:p>47.047</text:p>
          </table:table-cell>
          <table:table-cell office:value-type="float" office:value="42.163">
            <text:p>42.163</text:p>
          </table:table-cell>
          <table:table-cell office:value-type="float" office:value="34.499">
            <text:p>34.499</text:p>
          </table:table-cell>
          <table:table-cell office:value-type="float" office:value="33.289">
            <text:p>33.289</text:p>
          </table:table-cell>
          <table:table-cell office:value-type="float" office:value="22.319">
            <text:p>22.319</text:p>
          </table:table-cell>
          <table:table-cell office:value-type="float" office:value="14.22">
            <text:p>14.22</text:p>
          </table:table-cell>
          <table:table-cell office:value-type="float" office:value="9.943">
            <text:p>9.943</text:p>
          </table:table-cell>
          <table:table-cell office:value-type="float" office:value="11.749">
            <text:p>11.749</text:p>
          </table:table-cell>
          <table:table-cell office:value-type="float" office:value="9.621">
            <text:p>9.621</text:p>
          </table:table-cell>
          <table:table-cell office:value-type="float" office:value="5.507">
            <text:p>5.50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58">
            <text:p>45.558</text:p>
          </table:table-cell>
          <table:table-cell office:value-type="float" office:value="41.298">
            <text:p>41.298</text:p>
          </table:table-cell>
          <table:table-cell office:value-type="float" office:value="39.54">
            <text:p>39.54</text:p>
          </table:table-cell>
          <table:table-cell office:value-type="float" office:value="34.553">
            <text:p>34.553</text:p>
          </table:table-cell>
          <table:table-cell office:value-type="float" office:value="21.182">
            <text:p>21.182</text:p>
          </table:table-cell>
          <table:table-cell office:value-type="float" office:value="22.913">
            <text:p>22.913</text:p>
          </table:table-cell>
          <table:table-cell office:value-type="float" office:value="15.623">
            <text:p>15.623</text:p>
          </table:table-cell>
          <table:table-cell office:value-type="float" office:value="22.731">
            <text:p>22.731</text:p>
          </table:table-cell>
          <table:table-cell office:value-type="float" office:value="3.476">
            <text:p>3.476</text:p>
          </table:table-cell>
          <table:table-cell office:value-type="float" office:value="13.732">
            <text:p>13.732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987">
            <text:p>45.987</text:p>
          </table:table-cell>
          <table:table-cell office:value-type="float" office:value="41.794">
            <text:p>41.794</text:p>
          </table:table-cell>
          <table:table-cell office:value-type="float" office:value="39.639">
            <text:p>39.639</text:p>
          </table:table-cell>
          <table:table-cell office:value-type="float" office:value="31.669">
            <text:p>31.669</text:p>
          </table:table-cell>
          <table:table-cell office:value-type="float" office:value="11.802">
            <text:p>11.802</text:p>
          </table:table-cell>
          <table:table-cell office:value-type="float" office:value="21.006">
            <text:p>21.006</text:p>
          </table:table-cell>
          <table:table-cell office:value-type="float" office:value="21.56">
            <text:p>21.56</text:p>
          </table:table-cell>
          <table:table-cell office:value-type="float" office:value="9.419">
            <text:p>9.419</text:p>
          </table:table-cell>
          <table:table-cell office:value-type="float" office:value="9.195">
            <text:p>9.195</text:p>
          </table:table-cell>
          <table:table-cell office:value-type="float" office:value="22.765">
            <text:p>22.76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906">
            <text:p>45.906</text:p>
          </table:table-cell>
          <table:table-cell office:value-type="float" office:value="41.276">
            <text:p>41.276</text:p>
          </table:table-cell>
          <table:table-cell office:value-type="float" office:value="39.369">
            <text:p>39.369</text:p>
          </table:table-cell>
          <table:table-cell office:value-type="float" office:value="30.958">
            <text:p>30.958</text:p>
          </table:table-cell>
          <table:table-cell office:value-type="float" office:value="8.862">
            <text:p>8.862</text:p>
          </table:table-cell>
          <table:table-cell office:value-type="float" office:value="18.503">
            <text:p>18.503</text:p>
          </table:table-cell>
          <table:table-cell office:value-type="float" office:value="20.192">
            <text:p>20.192</text:p>
          </table:table-cell>
          <table:table-cell office:value-type="float" office:value="14.972">
            <text:p>14.972</text:p>
          </table:table-cell>
          <table:table-cell office:value-type="float" office:value="13.897">
            <text:p>13.897</text:p>
          </table:table-cell>
          <table:table-cell office:value-type="float" office:value="10.021">
            <text:p>10.02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1.415">
            <text:p>41.415</text:p>
          </table:table-cell>
          <table:table-cell office:value-type="float" office:value="41.667">
            <text:p>41.667</text:p>
          </table:table-cell>
          <table:table-cell office:value-type="float" office:value="37.863">
            <text:p>37.863</text:p>
          </table:table-cell>
          <table:table-cell office:value-type="float" office:value="35.403">
            <text:p>35.403</text:p>
          </table:table-cell>
          <table:table-cell office:value-type="float" office:value="14.053">
            <text:p>14.053</text:p>
          </table:table-cell>
          <table:table-cell office:value-type="float" office:value="26.722">
            <text:p>26.722</text:p>
          </table:table-cell>
          <table:table-cell office:value-type="float" office:value="15.234">
            <text:p>15.234</text:p>
          </table:table-cell>
          <table:table-cell office:value-type="float" office:value="17.357">
            <text:p>17.357</text:p>
          </table:table-cell>
          <table:table-cell office:value-type="float" office:value="8.793">
            <text:p>8.793</text:p>
          </table:table-cell>
          <table:table-cell office:value-type="float" office:value="6.158">
            <text:p>6.15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538">
            <text:p>46.538</text:p>
          </table:table-cell>
          <table:table-cell office:value-type="float" office:value="40.563">
            <text:p>40.563</text:p>
          </table:table-cell>
          <table:table-cell office:value-type="float" office:value="40.623">
            <text:p>40.623</text:p>
          </table:table-cell>
          <table:table-cell office:value-type="float" office:value="35.562">
            <text:p>35.562</text:p>
          </table:table-cell>
          <table:table-cell office:value-type="float" office:value="12.604">
            <text:p>12.604</text:p>
          </table:table-cell>
          <table:table-cell office:value-type="float" office:value="25.566">
            <text:p>25.566</text:p>
          </table:table-cell>
          <table:table-cell office:value-type="float" office:value="27.532">
            <text:p>27.532</text:p>
          </table:table-cell>
          <table:table-cell office:value-type="float" office:value="15.806">
            <text:p>15.806</text:p>
          </table:table-cell>
          <table:table-cell office:value-type="float" office:value="11.591">
            <text:p>11.591</text:p>
          </table:table-cell>
          <table:table-cell office:value-type="float" office:value="19.251">
            <text:p>19.25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469">
            <text:p>46.469</text:p>
          </table:table-cell>
          <table:table-cell office:value-type="float" office:value="35.917">
            <text:p>35.917</text:p>
          </table:table-cell>
          <table:table-cell office:value-type="float" office:value="36.17">
            <text:p>36.17</text:p>
          </table:table-cell>
          <table:table-cell office:value-type="float" office:value="34.676">
            <text:p>34.676</text:p>
          </table:table-cell>
          <table:table-cell office:value-type="float" office:value="18.085">
            <text:p>18.085</text:p>
          </table:table-cell>
          <table:table-cell office:value-type="float" office:value="18.867">
            <text:p>18.867</text:p>
          </table:table-cell>
          <table:table-cell office:value-type="float" office:value="25.525">
            <text:p>25.525</text:p>
          </table:table-cell>
          <table:table-cell office:value-type="float" office:value="17.332">
            <text:p>17.332</text:p>
          </table:table-cell>
          <table:table-cell office:value-type="float" office:value="8.662">
            <text:p>8.662</text:p>
          </table:table-cell>
          <table:table-cell office:value-type="float" office:value="19.557">
            <text:p>19.55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18">
            <text:p>46.18</text:p>
          </table:table-cell>
          <table:table-cell office:value-type="float" office:value="41.074">
            <text:p>41.074</text:p>
          </table:table-cell>
          <table:table-cell office:value-type="float" office:value="40.481">
            <text:p>40.481</text:p>
          </table:table-cell>
          <table:table-cell office:value-type="float" office:value="24.261">
            <text:p>24.261</text:p>
          </table:table-cell>
          <table:table-cell office:value-type="float" office:value="25.34">
            <text:p>25.34</text:p>
          </table:table-cell>
          <table:table-cell office:value-type="float" office:value="23.035">
            <text:p>23.035</text:p>
          </table:table-cell>
          <table:table-cell office:value-type="float" office:value="19.59">
            <text:p>19.59</text:p>
          </table:table-cell>
          <table:table-cell office:value-type="float" office:value="15.366">
            <text:p>15.366</text:p>
          </table:table-cell>
          <table:table-cell office:value-type="float" office:value="14.764">
            <text:p>14.764</text:p>
          </table:table-cell>
          <table:table-cell office:value-type="float" office:value="13.171">
            <text:p>13.17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32">
            <text:p>46.032</text:p>
          </table:table-cell>
          <table:table-cell office:value-type="float" office:value="41.561">
            <text:p>41.561</text:p>
          </table:table-cell>
          <table:table-cell office:value-type="float" office:value="36.898">
            <text:p>36.898</text:p>
          </table:table-cell>
          <table:table-cell office:value-type="float" office:value="32.632">
            <text:p>32.632</text:p>
          </table:table-cell>
          <table:table-cell office:value-type="float" office:value="10.721">
            <text:p>10.721</text:p>
          </table:table-cell>
          <table:table-cell office:value-type="float" office:value="13.257">
            <text:p>13.257</text:p>
          </table:table-cell>
          <table:table-cell office:value-type="float" office:value="17.283">
            <text:p>17.283</text:p>
          </table:table-cell>
          <table:table-cell office:value-type="float" office:value="14.1">
            <text:p>14.1</text:p>
          </table:table-cell>
          <table:table-cell office:value-type="float" office:value="7.588">
            <text:p>7.588</text:p>
          </table:table-cell>
          <table:table-cell office:value-type="float" office:value="7.765">
            <text:p>7.76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199">
            <text:p>46.199</text:p>
          </table:table-cell>
          <table:table-cell office:value-type="float" office:value="41.457">
            <text:p>41.457</text:p>
          </table:table-cell>
          <table:table-cell office:value-type="float" office:value="39.331">
            <text:p>39.331</text:p>
          </table:table-cell>
          <table:table-cell office:value-type="float" office:value="34.081">
            <text:p>34.081</text:p>
          </table:table-cell>
          <table:table-cell office:value-type="float" office:value="15.877">
            <text:p>15.877</text:p>
          </table:table-cell>
          <table:table-cell office:value-type="float" office:value="24.64">
            <text:p>24.64</text:p>
          </table:table-cell>
          <table:table-cell office:value-type="float" office:value="11.212">
            <text:p>11.212</text:p>
          </table:table-cell>
          <table:table-cell office:value-type="float" office:value="17.639">
            <text:p>17.639</text:p>
          </table:table-cell>
          <table:table-cell office:value-type="float" office:value="8.527">
            <text:p>8.527</text:p>
          </table:table-cell>
          <table:table-cell office:value-type="float" office:value="6.08">
            <text:p>6.0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93">
            <text:p>46.093</text:p>
          </table:table-cell>
          <table:table-cell office:value-type="float" office:value="40.798">
            <text:p>40.798</text:p>
          </table:table-cell>
          <table:table-cell office:value-type="float" office:value="39.694">
            <text:p>39.694</text:p>
          </table:table-cell>
          <table:table-cell office:value-type="float" office:value="31.288">
            <text:p>31.288</text:p>
          </table:table-cell>
          <table:table-cell office:value-type="float" office:value="10.162">
            <text:p>10.162</text:p>
          </table:table-cell>
          <table:table-cell office:value-type="float" office:value="12.606">
            <text:p>12.606</text:p>
          </table:table-cell>
          <table:table-cell office:value-type="float" office:value="10.568">
            <text:p>10.568</text:p>
          </table:table-cell>
          <table:table-cell office:value-type="float" office:value="16.851">
            <text:p>16.851</text:p>
          </table:table-cell>
          <table:table-cell office:value-type="float" office:value="8.892">
            <text:p>8.892</text:p>
          </table:table-cell>
          <table:table-cell office:value-type="float" office:value="19.645">
            <text:p>19.64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028">
            <text:p>46.028</text:p>
          </table:table-cell>
          <table:table-cell office:value-type="float" office:value="37.887">
            <text:p>37.887</text:p>
          </table:table-cell>
          <table:table-cell office:value-type="float" office:value="39.847">
            <text:p>39.847</text:p>
          </table:table-cell>
          <table:table-cell office:value-type="float" office:value="15.359">
            <text:p>15.359</text:p>
          </table:table-cell>
          <table:table-cell office:value-type="float" office:value="19.081">
            <text:p>19.081</text:p>
          </table:table-cell>
          <table:table-cell office:value-type="float" office:value="28.127">
            <text:p>28.127</text:p>
          </table:table-cell>
          <table:table-cell office:value-type="float" office:value="9.422">
            <text:p>9.422</text:p>
          </table:table-cell>
          <table:table-cell office:value-type="float" office:value="13.791">
            <text:p>13.791</text:p>
          </table:table-cell>
          <table:table-cell office:value-type="float" office:value="6.697">
            <text:p>6.697</text:p>
          </table:table-cell>
          <table:table-cell office:value-type="float" office:value="6.721">
            <text:p>6.72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6">
            <text:p>45.56</text:p>
          </table:table-cell>
          <table:table-cell office:value-type="float" office:value="36.294">
            <text:p>36.294</text:p>
          </table:table-cell>
          <table:table-cell office:value-type="float" office:value="30.581">
            <text:p>30.581</text:p>
          </table:table-cell>
          <table:table-cell office:value-type="float" office:value="30.497">
            <text:p>30.497</text:p>
          </table:table-cell>
          <table:table-cell office:value-type="float" office:value="9.352">
            <text:p>9.352</text:p>
          </table:table-cell>
          <table:table-cell office:value-type="float" office:value="18.482">
            <text:p>18.482</text:p>
          </table:table-cell>
          <table:table-cell office:value-type="float" office:value="16.207">
            <text:p>16.207</text:p>
          </table:table-cell>
          <table:table-cell office:value-type="float" office:value="12.166">
            <text:p>12.166</text:p>
          </table:table-cell>
          <table:table-cell office:value-type="float" office:value="6.753">
            <text:p>6.753</text:p>
          </table:table-cell>
          <table:table-cell office:value-type="float" office:value="20.044">
            <text:p>20.04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65">
            <text:p>45.565</text:p>
          </table:table-cell>
          <table:table-cell office:value-type="float" office:value="41.093">
            <text:p>41.093</text:p>
          </table:table-cell>
          <table:table-cell office:value-type="float" office:value="35.185">
            <text:p>35.185</text:p>
          </table:table-cell>
          <table:table-cell office:value-type="float" office:value="28.272">
            <text:p>28.272</text:p>
          </table:table-cell>
          <table:table-cell office:value-type="float" office:value="9.041">
            <text:p>9.041</text:p>
          </table:table-cell>
          <table:table-cell office:value-type="float" office:value="17.388">
            <text:p>17.388</text:p>
          </table:table-cell>
          <table:table-cell office:value-type="float" office:value="16.712">
            <text:p>16.712</text:p>
          </table:table-cell>
          <table:table-cell office:value-type="float" office:value="13.005">
            <text:p>13.005</text:p>
          </table:table-cell>
          <table:table-cell office:value-type="float" office:value="12.061">
            <text:p>12.061</text:p>
          </table:table-cell>
          <table:table-cell office:value-type="float" office:value="16.784">
            <text:p>16.78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">
            <text:p>45</text:p>
          </table:table-cell>
          <table:table-cell office:value-type="float" office:value="39.344">
            <text:p>39.344</text:p>
          </table:table-cell>
          <table:table-cell office:value-type="float" office:value="29.805">
            <text:p>29.805</text:p>
          </table:table-cell>
          <table:table-cell office:value-type="float" office:value="20.767">
            <text:p>20.767</text:p>
          </table:table-cell>
          <table:table-cell office:value-type="float" office:value="18.287">
            <text:p>18.287</text:p>
          </table:table-cell>
          <table:table-cell office:value-type="float" office:value="19.565">
            <text:p>19.565</text:p>
          </table:table-cell>
          <table:table-cell office:value-type="float" office:value="27.448">
            <text:p>27.448</text:p>
          </table:table-cell>
          <table:table-cell office:value-type="float" office:value="12.731">
            <text:p>12.731</text:p>
          </table:table-cell>
          <table:table-cell office:value-type="float" office:value="7.841">
            <text:p>7.841</text:p>
          </table:table-cell>
          <table:table-cell office:value-type="float" office:value="8.681">
            <text:p>8.681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349">
            <text:p>45.349</text:p>
          </table:table-cell>
          <table:table-cell office:value-type="float" office:value="38.64">
            <text:p>38.64</text:p>
          </table:table-cell>
          <table:table-cell office:value-type="float" office:value="28.993">
            <text:p>28.993</text:p>
          </table:table-cell>
          <table:table-cell office:value-type="float" office:value="17.078">
            <text:p>17.078</text:p>
          </table:table-cell>
          <table:table-cell office:value-type="float" office:value="17.447">
            <text:p>17.447</text:p>
          </table:table-cell>
          <table:table-cell office:value-type="float" office:value="10.509">
            <text:p>10.509</text:p>
          </table:table-cell>
          <table:table-cell office:value-type="float" office:value="14.772">
            <text:p>14.772</text:p>
          </table:table-cell>
          <table:table-cell office:value-type="float" office:value="17.096">
            <text:p>17.096</text:p>
          </table:table-cell>
          <table:table-cell office:value-type="float" office:value="10.256">
            <text:p>10.256</text:p>
          </table:table-cell>
          <table:table-cell office:value-type="float" office:value="14.375">
            <text:p>14.37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064">
            <text:p>45.064</text:p>
          </table:table-cell>
          <table:table-cell office:value-type="float" office:value="41.524">
            <text:p>41.524</text:p>
          </table:table-cell>
          <table:table-cell office:value-type="float" office:value="24.737">
            <text:p>24.737</text:p>
          </table:table-cell>
          <table:table-cell office:value-type="float" office:value="21.047">
            <text:p>21.047</text:p>
          </table:table-cell>
          <table:table-cell office:value-type="float" office:value="17.753">
            <text:p>17.753</text:p>
          </table:table-cell>
          <table:table-cell office:value-type="float" office:value="14.843">
            <text:p>14.843</text:p>
          </table:table-cell>
          <table:table-cell office:value-type="float" office:value="9.354">
            <text:p>9.354</text:p>
          </table:table-cell>
          <table:table-cell office:value-type="float" office:value="9.285">
            <text:p>9.285</text:p>
          </table:table-cell>
          <table:table-cell office:value-type="float" office:value="7.542">
            <text:p>7.542</text:p>
          </table:table-cell>
          <table:table-cell office:value-type="float" office:value="6.34">
            <text:p>6.3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31.867">
            <text:p>31.867</text:p>
          </table:table-cell>
          <table:table-cell office:value-type="float" office:value="33.208">
            <text:p>33.208</text:p>
          </table:table-cell>
          <table:table-cell office:value-type="float" office:value="22.475">
            <text:p>22.475</text:p>
          </table:table-cell>
          <table:table-cell office:value-type="float" office:value="30.672">
            <text:p>30.672</text:p>
          </table:table-cell>
          <table:table-cell office:value-type="float" office:value="12.245">
            <text:p>12.245</text:p>
          </table:table-cell>
          <table:table-cell office:value-type="float" office:value="10.98">
            <text:p>10.98</text:p>
          </table:table-cell>
          <table:table-cell office:value-type="float" office:value="14.219">
            <text:p>14.219</text:p>
          </table:table-cell>
          <table:table-cell office:value-type="float" office:value="9.37">
            <text:p>9.37</text:p>
          </table:table-cell>
          <table:table-cell office:value-type="float" office:value="7.344">
            <text:p>7.344</text:p>
          </table:table-cell>
          <table:table-cell office:value-type="float" office:value="9.28">
            <text:p>9.2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2.013">
            <text:p>42.013</text:p>
          </table:table-cell>
          <table:table-cell office:value-type="float" office:value="24.286">
            <text:p>24.286</text:p>
          </table:table-cell>
          <table:table-cell office:value-type="float" office:value="15.693">
            <text:p>15.693</text:p>
          </table:table-cell>
          <table:table-cell office:value-type="float" office:value="17.679">
            <text:p>17.679</text:p>
          </table:table-cell>
          <table:table-cell office:value-type="float" office:value="11.516">
            <text:p>11.516</text:p>
          </table:table-cell>
          <table:table-cell office:value-type="float" office:value="10.9">
            <text:p>10.9</text:p>
          </table:table-cell>
          <table:table-cell office:value-type="float" office:value="8.69">
            <text:p>8.69</text:p>
          </table:table-cell>
          <table:table-cell office:value-type="float" office:value="15.331">
            <text:p>15.331</text:p>
          </table:table-cell>
          <table:table-cell office:value-type="float" office:value="5.709">
            <text:p>5.709</text:p>
          </table:table-cell>
          <table:table-cell office:value-type="float" office:value="6.183">
            <text:p>6.18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679">
            <text:p>46.679</text:p>
          </table:table-cell>
          <table:table-cell office:value-type="float" office:value="23.754">
            <text:p>23.754</text:p>
          </table:table-cell>
          <table:table-cell office:value-type="float" office:value="25.252">
            <text:p>25.252</text:p>
          </table:table-cell>
          <table:table-cell office:value-type="float" office:value="28.31">
            <text:p>28.31</text:p>
          </table:table-cell>
          <table:table-cell office:value-type="float" office:value="11.803">
            <text:p>11.803</text:p>
          </table:table-cell>
          <table:table-cell office:value-type="float" office:value="12.54">
            <text:p>12.54</text:p>
          </table:table-cell>
          <table:table-cell office:value-type="float" office:value="17.925">
            <text:p>17.925</text:p>
          </table:table-cell>
          <table:table-cell office:value-type="float" office:value="7.113">
            <text:p>7.113</text:p>
          </table:table-cell>
          <table:table-cell office:value-type="float" office:value="16.374">
            <text:p>16.374</text:p>
          </table:table-cell>
          <table:table-cell office:value-type="float" office:value="12.86">
            <text:p>12.8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66">
            <text:p>45.66</text:p>
          </table:table-cell>
          <table:table-cell office:value-type="float" office:value="40.823">
            <text:p>40.823</text:p>
          </table:table-cell>
          <table:table-cell office:value-type="float" office:value="20.64">
            <text:p>20.64</text:p>
          </table:table-cell>
          <table:table-cell office:value-type="float" office:value="28.656">
            <text:p>28.656</text:p>
          </table:table-cell>
          <table:table-cell office:value-type="float" office:value="18.757">
            <text:p>18.757</text:p>
          </table:table-cell>
          <table:table-cell office:value-type="float" office:value="12.05">
            <text:p>12.05</text:p>
          </table:table-cell>
          <table:table-cell office:value-type="float" office:value="7.473">
            <text:p>7.473</text:p>
          </table:table-cell>
          <table:table-cell office:value-type="float" office:value="11.266">
            <text:p>11.266</text:p>
          </table:table-cell>
          <table:table-cell office:value-type="float" office:value="20.664">
            <text:p>20.664</text:p>
          </table:table-cell>
          <table:table-cell office:value-type="float" office:value="6.245">
            <text:p>6.245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283">
            <text:p>46.283</text:p>
          </table:table-cell>
          <table:table-cell office:value-type="float" office:value="41.069">
            <text:p>41.069</text:p>
          </table:table-cell>
          <table:table-cell office:value-type="float" office:value="31.449">
            <text:p>31.449</text:p>
          </table:table-cell>
          <table:table-cell office:value-type="float" office:value="19.232">
            <text:p>19.232</text:p>
          </table:table-cell>
          <table:table-cell office:value-type="float" office:value="30.822">
            <text:p>30.822</text:p>
          </table:table-cell>
          <table:table-cell office:value-type="float" office:value="9.309">
            <text:p>9.309</text:p>
          </table:table-cell>
          <table:table-cell office:value-type="float" office:value="6.291">
            <text:p>6.291</text:p>
          </table:table-cell>
          <table:table-cell office:value-type="float" office:value="16.088">
            <text:p>16.088</text:p>
          </table:table-cell>
          <table:table-cell office:value-type="float" office:value="10.938">
            <text:p>10.938</text:p>
          </table:table-cell>
          <table:table-cell office:value-type="float" office:value="10.09">
            <text:p>10.09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2.518">
            <text:p>42.518</text:p>
          </table:table-cell>
          <table:table-cell office:value-type="float" office:value="40.975">
            <text:p>40.975</text:p>
          </table:table-cell>
          <table:table-cell office:value-type="float" office:value="20.315">
            <text:p>20.315</text:p>
          </table:table-cell>
          <table:table-cell office:value-type="float" office:value="24.418">
            <text:p>24.418</text:p>
          </table:table-cell>
          <table:table-cell office:value-type="float" office:value="16.73">
            <text:p>16.73</text:p>
          </table:table-cell>
          <table:table-cell office:value-type="float" office:value="18.897">
            <text:p>18.897</text:p>
          </table:table-cell>
          <table:table-cell office:value-type="float" office:value="9.97">
            <text:p>9.97</text:p>
          </table:table-cell>
          <table:table-cell office:value-type="float" office:value="8.086">
            <text:p>8.086</text:p>
          </table:table-cell>
          <table:table-cell office:value-type="float" office:value="10.26">
            <text:p>10.26</text:p>
          </table:table-cell>
          <table:table-cell office:value-type="float" office:value="6.126">
            <text:p>6.12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54">
            <text:p>46.354</text:p>
          </table:table-cell>
          <table:table-cell office:value-type="float" office:value="39.438">
            <text:p>39.438</text:p>
          </table:table-cell>
          <table:table-cell office:value-type="float" office:value="21.567">
            <text:p>21.567</text:p>
          </table:table-cell>
          <table:table-cell office:value-type="float" office:value="28.64">
            <text:p>28.64</text:p>
          </table:table-cell>
          <table:table-cell office:value-type="float" office:value="7.817">
            <text:p>7.817</text:p>
          </table:table-cell>
          <table:table-cell office:value-type="float" office:value="7.866">
            <text:p>7.866</text:p>
          </table:table-cell>
          <table:table-cell office:value-type="float" office:value="11.599">
            <text:p>11.599</text:p>
          </table:table-cell>
          <table:table-cell office:value-type="float" office:value="6.664">
            <text:p>6.664</text:p>
          </table:table-cell>
          <table:table-cell office:value-type="float" office:value="19.112">
            <text:p>19.112</text:p>
          </table:table-cell>
          <table:table-cell office:value-type="float" office:value="5.723">
            <text:p>5.723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37.738">
            <text:p>37.738</text:p>
          </table:table-cell>
          <table:table-cell office:value-type="float" office:value="40.161">
            <text:p>40.161</text:p>
          </table:table-cell>
          <table:table-cell office:value-type="float" office:value="33.034">
            <text:p>33.034</text:p>
          </table:table-cell>
          <table:table-cell office:value-type="float" office:value="22.046">
            <text:p>22.046</text:p>
          </table:table-cell>
          <table:table-cell office:value-type="float" office:value="13.136">
            <text:p>13.136</text:p>
          </table:table-cell>
          <table:table-cell office:value-type="float" office:value="8.804">
            <text:p>8.804</text:p>
          </table:table-cell>
          <table:table-cell office:value-type="float" office:value="14.722">
            <text:p>14.722</text:p>
          </table:table-cell>
          <table:table-cell office:value-type="float" office:value="9.915">
            <text:p>9.915</text:p>
          </table:table-cell>
          <table:table-cell office:value-type="float" office:value="5.27">
            <text:p>5.27</text:p>
          </table:table-cell>
          <table:table-cell office:value-type="float" office:value="3.294">
            <text:p>3.294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95">
            <text:p>46.395</text:p>
          </table:table-cell>
          <table:table-cell office:value-type="float" office:value="38.835">
            <text:p>38.835</text:p>
          </table:table-cell>
          <table:table-cell office:value-type="float" office:value="40.32">
            <text:p>40.32</text:p>
          </table:table-cell>
          <table:table-cell office:value-type="float" office:value="9.524">
            <text:p>9.524</text:p>
          </table:table-cell>
          <table:table-cell office:value-type="float" office:value="10.104">
            <text:p>10.104</text:p>
          </table:table-cell>
          <table:table-cell office:value-type="float" office:value="9.62">
            <text:p>9.62</text:p>
          </table:table-cell>
          <table:table-cell office:value-type="float" office:value="11.524">
            <text:p>11.524</text:p>
          </table:table-cell>
          <table:table-cell office:value-type="float" office:value="9.407">
            <text:p>9.407</text:p>
          </table:table-cell>
          <table:table-cell office:value-type="float" office:value="4.773">
            <text:p>4.773</text:p>
          </table:table-cell>
          <table:table-cell office:value-type="float" office:value="13.176">
            <text:p>13.176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6.381">
            <text:p>46.381</text:p>
          </table:table-cell>
          <table:table-cell office:value-type="float" office:value="40.643">
            <text:p>40.643</text:p>
          </table:table-cell>
          <table:table-cell office:value-type="float" office:value="39.011">
            <text:p>39.011</text:p>
          </table:table-cell>
          <table:table-cell office:value-type="float" office:value="9.68">
            <text:p>9.68</text:p>
          </table:table-cell>
          <table:table-cell office:value-type="float" office:value="11.236">
            <text:p>11.236</text:p>
          </table:table-cell>
          <table:table-cell office:value-type="float" office:value="8.731">
            <text:p>8.731</text:p>
          </table:table-cell>
          <table:table-cell office:value-type="float" office:value="8.958">
            <text:p>8.958</text:p>
          </table:table-cell>
          <table:table-cell office:value-type="float" office:value="7.487">
            <text:p>7.487</text:p>
          </table:table-cell>
          <table:table-cell office:value-type="float" office:value="6.025">
            <text:p>6.025</text:p>
          </table:table-cell>
          <table:table-cell office:value-type="float" office:value="11.417">
            <text:p>11.417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586">
            <text:p>45.586</text:p>
          </table:table-cell>
          <table:table-cell office:value-type="float" office:value="40.369">
            <text:p>40.369</text:p>
          </table:table-cell>
          <table:table-cell office:value-type="float" office:value="39.051">
            <text:p>39.051</text:p>
          </table:table-cell>
          <table:table-cell office:value-type="float" office:value="19.402">
            <text:p>19.402</text:p>
          </table:table-cell>
          <table:table-cell office:value-type="float" office:value="20.718">
            <text:p>20.718</text:p>
          </table:table-cell>
          <table:table-cell office:value-type="float" office:value="7.358">
            <text:p>7.358</text:p>
          </table:table-cell>
          <table:table-cell office:value-type="float" office:value="8.291">
            <text:p>8.291</text:p>
          </table:table-cell>
          <table:table-cell office:value-type="float" office:value="9.368">
            <text:p>9.368</text:p>
          </table:table-cell>
          <table:table-cell office:value-type="float" office:value="6.806">
            <text:p>6.806</text:p>
          </table:table-cell>
          <table:table-cell office:value-type="float" office:value="10.149">
            <text:p>10.149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5.927">
            <text:p>45.927</text:p>
          </table:table-cell>
          <table:table-cell office:value-type="float" office:value="41.091">
            <text:p>41.091</text:p>
          </table:table-cell>
          <table:table-cell office:value-type="float" office:value="27.61">
            <text:p>27.61</text:p>
          </table:table-cell>
          <table:table-cell office:value-type="float" office:value="24.094">
            <text:p>24.094</text:p>
          </table:table-cell>
          <table:table-cell office:value-type="float" office:value="12.372">
            <text:p>12.372</text:p>
          </table:table-cell>
          <table:table-cell office:value-type="float" office:value="15.082">
            <text:p>15.082</text:p>
          </table:table-cell>
          <table:table-cell office:value-type="float" office:value="8.696">
            <text:p>8.696</text:p>
          </table:table-cell>
          <table:table-cell office:value-type="float" office:value="10.566">
            <text:p>10.566</text:p>
          </table:table-cell>
          <table:table-cell office:value-type="float" office:value="7.841">
            <text:p>7.841</text:p>
          </table:table-cell>
          <table:table-cell office:value-type="float" office:value="7.958">
            <text:p>7.958</text:p>
          </table:table-cell>
          <table:table-cell table:number-columns-repeated="1002"/>
        </table:table-row>
        <table:table-row table:style-name="ro2">
          <table:table-cell table:number-columns-repeated="12"/>
          <table:table-cell office:value-type="float" office:value="47.205">
            <text:p>47.205</text:p>
          </table:table-cell>
          <table:table-cell office:value-type="float" office:value="40.047">
            <text:p>40.047</text:p>
          </table:table-cell>
          <table:table-cell office:value-type="float" office:value="36.359">
            <text:p>36.359</text:p>
          </table:table-cell>
          <table:table-cell office:value-type="float" office:value="21.373">
            <text:p>21.373</text:p>
          </table:table-cell>
          <table:table-cell office:value-type="float" office:value="19.272">
            <text:p>19.272</text:p>
          </table:table-cell>
          <table:table-cell office:value-type="float" office:value="14.995">
            <text:p>14.995</text:p>
          </table:table-cell>
          <table:table-cell office:value-type="float" office:value="13.511">
            <text:p>13.511</text:p>
          </table:table-cell>
          <table:table-cell office:value-type="float" office:value="19.349">
            <text:p>19.349</text:p>
          </table:table-cell>
          <table:table-cell office:value-type="float" office:value="7.675">
            <text:p>7.675</text:p>
          </table:table-cell>
          <table:table-cell office:value-type="float" office:value="7.883">
            <text:p>7.883</text:p>
          </table:table-cell>
          <table:table-cell table:number-columns-repeated="1002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NETWORK.$A$1" table:expression="#REF!/3.5"/>
        <table:named-expression table:name="__shared_1_0_1" table:base-cell-address="$NETWORK.$A$1" table:expression="#REF!/3500"/>
        <table:named-expression table:name="__shared_1_0_10" table:base-cell-address="$NETWORK.$A$1" table:expression="STDEV(#REF!)"/>
        <table:named-expression table:name="__shared_1_0_11" table:base-cell-address="$NETWORK.$A$1" table:expression="STDEV(#REF!)"/>
        <table:named-expression table:name="__shared_1_0_2" table:base-cell-address="$NETWORK.$A$1" table:expression="1000*#REF!"/>
        <table:named-expression table:name="__shared_1_0_3" table:base-cell-address="$NETWORK.$A$1" table:expression="#REF!/3.5"/>
        <table:named-expression table:name="__shared_1_0_4" table:base-cell-address="$NETWORK.$A$1" table:expression="#REF!/3500"/>
        <table:named-expression table:name="__shared_1_0_5" table:base-cell-address="$NETWORK.$A$1" table:expression="#REF!*1000"/>
        <table:named-expression table:name="__shared_1_0_6" table:base-cell-address="$NETWORK.$A$1" table:expression="#REF!/3.5"/>
        <table:named-expression table:name="__shared_1_0_7" table:base-cell-address="$NETWORK.$A$1" table:expression="#REF!/3500"/>
        <table:named-expression table:name="__shared_1_0_8" table:base-cell-address="$NETWORK.$A$1" table:expression="#REF!/3.5"/>
        <table:named-expression table:name="__shared_1_0_9" table:base-cell-address="$NETWORK.$A$1" table:expression="#REF!/3500"/>
        <table:named-expression table:name="__shared_2_0_0" table:base-cell-address="$NETWORK.$A$1" table:expression="AVERAGE([.A3:.A102])"/>
        <table:named-expression table:name="__shared_2_0_1" table:base-cell-address="$NETWORK.$A$1" table:expression="STDEV([.A2:.A10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number number:decimal-places="5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TWORK" style:display-name="PageStyle_NET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SYSTEM" style:display-name="PageStyle_FILE 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Prodromou</meta:initial-creator>
    <dc:creator>Andreas Prodromou</dc:creator>
    <meta:creation-date>2014-03-17T03:14:45</meta:creation-date>
    <dc:date>2014-04-08T10:55:44</dc:date>
    <meta:generator>LibreOffice/3.5$Linux_X86_64 LibreOffice_project/350m1$Build-2</meta:generator>
    <meta:editing-duration>P0D</meta:editing-duration>
    <meta:editing-cycles>3</meta:editing-cycles>
    <meta:document-statistic meta:table-count="3" meta:cell-count="2892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1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8.911cm" svg:height="10.795cm" xlink:href=".." xlink:type="simple" chart:class="chart:line" chart:style-name="ch1">
        <chart:title svg:x="9.287cm" svg:y="0.351cm" chart:style-name="ch2">
          <text:p>Bandwidth - Loopback Interface</text:p>
        </chart:title>
        <chart:plot-area chart:style-name="ch3" table:cell-range-address="NETWORK.P3:NETWORK.Q257" chart:data-source-has-labels="column" svg:x="1.638cm" svg:y="2.119cm" svg:width="26.117cm" svg:height="7.431cm">
          <chartooo:coordinate-region svg:x="2.947cm" svg:y="2.318cm" svg:width="24.682cm" svg:height="6.585cm"/>
          <chart:axis chart:dimension="x" chart:name="primary-x" chart:style-name="ch4" chartooo:axis-type="auto">
            <chartooo:date-scale/>
            <chart:title svg:x="12.819cm" svg:y="9.766cm" chart:style-name="ch5">
              <text:p>Message Size (KB)</text:p>
            </chart:title>
            <chart:categories table:cell-range-address="NETWORK.P3:NETWORK.P257"/>
          </chart:axis>
          <chart:axis chart:dimension="y" chart:name="primary-y" chart:style-name="ch6">
            <chart:title svg:x="0.451cm" svg:y="7.618cm" chart:style-name="ch7">
              <text:p>Bandwidth (MB/s)</text:p>
            </chart:title>
            <chart:grid chart:style-name="ch8" chart:class="major"/>
          </chart:axis>
          <chart:series chart:style-name="ch9" chart:values-cell-range-address="NETWORK.Q3:NETWORK.Q257" chart:class="chart:line"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NETWORK.P3:NETWORK.P257</svg:desc>
                </draw:g>
              </table:table-cell>
              <table:table-cell office:value-type="float" office:value="0.246694">
                <text:p>0.246694</text:p>
                <draw:g>
                  <svg:desc>NETWORK.Q3:NETWORK.Q25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6874">
                <text:p>0.1468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95808">
                <text:p>0.195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4767">
                <text:p>0.2447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93717">
                <text:p>0.29371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42681">
                <text:p>0.3426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91631">
                <text:p>0.3916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40601">
                <text:p>0.440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9557">
                <text:p>0.48955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538527">
                <text:p>0.5385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87456">
                <text:p>0.58745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636466">
                <text:p>0.6364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685412">
                <text:p>0.685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83399">
                <text:p>0.78339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832281">
                <text:p>0.83228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881299">
                <text:p>0.88129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930278">
                <text:p>0.9302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79225">
                <text:p>0.97922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02821">
                <text:p>1.028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077167">
                <text:p>1.0771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126202">
                <text:p>1.1262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175122">
                <text:p>1.1751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2411">
                <text:p>1.2241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273076">
                <text:p>1.27307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.322057">
                <text:p>1.32205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.371041">
                <text:p>1.37104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.419929">
                <text:p>1.4199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469089">
                <text:p>1.46908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015.139139">
                <text:p>4015.1391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240.082129">
                <text:p>4240.0821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296.4468">
                <text:p>4296.44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32.041986">
                <text:p>4332.0419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401.132949">
                <text:p>4401.1329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4410.02081">
                <text:p>4410.0208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4419.05284">
                <text:p>4419.052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4416.075389">
                <text:p>4416.0753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51.414766">
                <text:p>4451.41476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496.288366">
                <text:p>4496.28836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561.324457">
                <text:p>4561.32445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72.598496">
                <text:p>6672.59849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116.710981">
                <text:p>5116.7109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194.060385">
                <text:p>5194.06038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5221.817081">
                <text:p>5221.81708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5226.421943">
                <text:p>5226.42194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5262.984836">
                <text:p>5262.98483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272.899449">
                <text:p>5272.8994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254.945198">
                <text:p>5254.94519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5212.780015">
                <text:p>5212.78001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5346.842002">
                <text:p>5346.842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5335.817667">
                <text:p>5335.81766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349.391213">
                <text:p>5349.3912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49.116523">
                <text:p>5349.11652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388.257136">
                <text:p>5388.2571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5382.293372">
                <text:p>5382.29337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5360.084453">
                <text:p>5360.08445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646.317204">
                <text:p>4646.3172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48.95938">
                <text:p>5448.9593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422.976522">
                <text:p>5422.97652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492.413443">
                <text:p>5492.41344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5511.011586">
                <text:p>5511.01158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438.748504">
                <text:p>5438.74850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24.135236">
                <text:p>5424.13523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5408.800819">
                <text:p>5408.8008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5465.330498">
                <text:p>5465.33049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5478.198281">
                <text:p>5478.19828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479.461155">
                <text:p>5479.46115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511.589221">
                <text:p>5511.58922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5541.776566">
                <text:p>5541.77656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5536.367502">
                <text:p>5536.36750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5557.183826">
                <text:p>5557.18382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5537.038142">
                <text:p>5537.0381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582.976204">
                <text:p>5582.97620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5354.860571">
                <text:p>5354.8605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581.55245">
                <text:p>5581.5524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8132.274126">
                <text:p>8132.27412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3257.242165">
                <text:p>13257.2421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342.352255">
                <text:p>13342.35225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3314.936084">
                <text:p>13314.9360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3369.78312">
                <text:p>13369.7831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3352.697272">
                <text:p>13352.69727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3425.862061">
                <text:p>13425.8620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719.943225">
                <text:p>13719.94322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3882.665519">
                <text:p>13882.66551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3858.922667">
                <text:p>13858.9226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3857.279096">
                <text:p>13857.279096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3796.508629">
                <text:p>13796.5086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737.724493">
                <text:p>13737.72449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3857.782482">
                <text:p>13857.782482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3884.611394">
                <text:p>13884.61139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3840.310086">
                <text:p>13840.31008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914.189123">
                <text:p>13914.1891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902.688905">
                <text:p>13902.6889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3761.294746">
                <text:p>13761.29474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739.467514">
                <text:p>13739.46751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3747.006599">
                <text:p>13747.00659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3771.698951">
                <text:p>13771.6989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771.886439">
                <text:p>13771.886439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3759.198228">
                <text:p>13759.198228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3730.728672">
                <text:p>13730.72867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844.487533">
                <text:p>13844.48753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3850.681977">
                <text:p>13850.6819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811.011072">
                <text:p>13811.01107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3889.148452">
                <text:p>13889.14845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3979.181837">
                <text:p>13979.18183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3900.538864">
                <text:p>13900.53886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3982.124226">
                <text:p>13982.1242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000.140103">
                <text:p>14000.14010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4006.284506">
                <text:p>14006.28450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3950.96912">
                <text:p>13950.9691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3976.007771">
                <text:p>13976.00777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024.530429">
                <text:p>14024.53042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083.555703">
                <text:p>14083.55570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003.294347">
                <text:p>14003.29434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4052.888442">
                <text:p>14052.88844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4019.730656">
                <text:p>14019.73065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4012.846412">
                <text:p>14012.8464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82.47297">
                <text:p>14082.4729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3878.748645">
                <text:p>13878.74864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4056.91937">
                <text:p>14056.9193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4027.769784">
                <text:p>14027.7697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4074.309448">
                <text:p>14074.30944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985.531308">
                <text:p>13985.53130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4016.480177">
                <text:p>14016.48017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4044.144351">
                <text:p>14044.14435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964.608097">
                <text:p>13964.60809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3890.483209">
                <text:p>13890.4832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3662.689469">
                <text:p>13662.68946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3944.202073">
                <text:p>13944.20207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4007.024905">
                <text:p>14007.02490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4025.659068">
                <text:p>14025.65906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1454.619659">
                <text:p>11454.61965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4034.569869">
                <text:p>14034.569869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3729.437687">
                <text:p>13729.43768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3643.055291">
                <text:p>13643.05529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3151.458447">
                <text:p>13151.45844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3621.407196">
                <text:p>13621.4071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721.468307">
                <text:p>13721.46830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3697.988612">
                <text:p>13697.98861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3743.729541">
                <text:p>13743.72954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3975.285285">
                <text:p>13975.28528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4043.601325">
                <text:p>14043.60132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4058.852178">
                <text:p>14058.85217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4042.02667">
                <text:p>14042.0266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4048.253515">
                <text:p>14048.25351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3665.836178">
                <text:p>13665.83617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4120.176385">
                <text:p>14120.1763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140.217869">
                <text:p>14140.21786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4185.970825">
                <text:p>14185.97082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4184.611373">
                <text:p>14184.6113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3018.82358">
                <text:p>13018.8235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4178.775429">
                <text:p>14178.77542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4182.727702">
                <text:p>14182.7277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4212.970059">
                <text:p>14212.97005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4208.880168">
                <text:p>14208.88016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4216.792042">
                <text:p>14216.79204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4302.573515">
                <text:p>14302.57351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4193.43034">
                <text:p>14193.43034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4083.786387">
                <text:p>14083.786387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4248.206143">
                <text:p>14248.206143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4215.064897">
                <text:p>14215.064897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4321.165193">
                <text:p>14321.16519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4328.356894">
                <text:p>14328.356894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4284.77803">
                <text:p>14284.7780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4324.021091">
                <text:p>14324.02109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4320.240957">
                <text:p>14320.24095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4389.726517">
                <text:p>14389.72651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865.022925">
                <text:p>13865.02292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3863.565137">
                <text:p>13863.56513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4406.012076">
                <text:p>14406.01207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4428.460078">
                <text:p>14428.460078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369.280602">
                <text:p>14369.2806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426.017747">
                <text:p>14426.01774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4459.872314">
                <text:p>14459.872314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469.564948">
                <text:p>14469.56494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4489.075116">
                <text:p>14489.07511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3501.216605">
                <text:p>13501.2166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4482.168414">
                <text:p>14482.1684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4421.792262">
                <text:p>14421.79226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3972.467299">
                <text:p>13972.4672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4518.855861">
                <text:p>14518.85586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4538.71423">
                <text:p>14538.7142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4549.500894">
                <text:p>14549.500894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4568.762482">
                <text:p>14568.762482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4485.380146">
                <text:p>14485.38014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4586.544442">
                <text:p>14586.54444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4613.296002">
                <text:p>14613.29600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4610.581812">
                <text:p>14610.581812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4549.523592">
                <text:p>14549.52359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210.724391">
                <text:p>13210.724391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4373.354267">
                <text:p>14373.354267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4605.883613">
                <text:p>14605.88361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4587.554498">
                <text:p>14587.554498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4595.422712">
                <text:p>14595.42271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4614.804373">
                <text:p>14614.80437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4076.935257">
                <text:p>14076.93525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4576.715456">
                <text:p>14576.7154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642.41842">
                <text:p>14642.4184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695.579289">
                <text:p>14695.579289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4687.259021">
                <text:p>14687.25902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4698.169237">
                <text:p>14698.16923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4686.557757">
                <text:p>14686.55775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4506.621376">
                <text:p>14506.62137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4705.438922">
                <text:p>14705.43892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4709.009383">
                <text:p>14709.00938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4635.510806">
                <text:p>14635.51080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4713.991702">
                <text:p>14713.99170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548.704645">
                <text:p>14548.70464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4716.930513">
                <text:p>14716.93051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4735.889643">
                <text:p>14735.889643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4826.459425">
                <text:p>14826.459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4790.731645">
                <text:p>14790.73164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4823.771693">
                <text:p>14823.77169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4472.328785">
                <text:p>14472.32878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4810.746314">
                <text:p>14810.746314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4863.757436">
                <text:p>14863.75743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4802.297388">
                <text:p>14802.29738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824.244375">
                <text:p>14824.244375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4800.605327">
                <text:p>14800.60532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4853.417529">
                <text:p>14853.41752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4861.298709">
                <text:p>14861.298709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4834.243974">
                <text:p>14834.24397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849.08398">
                <text:p>14849.08398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4736.123021">
                <text:p>14736.12302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4840.168934">
                <text:p>14840.168934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4858.721931">
                <text:p>14858.72193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4871.307656">
                <text:p>14871.30765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896.129603">
                <text:p>14896.12960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4909.534147">
                <text:p>14909.53414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4893.669471">
                <text:p>14893.669471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4939.949719">
                <text:p>14939.94971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4962.20536">
                <text:p>14962.205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4965.143606">
                <text:p>14965.14360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4867.471717">
                <text:p>14867.47171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4964.892201">
                <text:p>14964.89220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5005.276669">
                <text:p>15005.276669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5050.819772">
                <text:p>15050.81977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010.347705">
                <text:p>15010.34770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3135.782461">
                <text:p>13135.78246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5041.263994">
                <text:p>15041.263994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5099.162136">
                <text:p>15099.162136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5073.514129">
                <text:p>15073.51412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5073.406488">
                <text:p>15073.406488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4781.444751">
                <text:p>14781.44475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4242.077023">
                <text:p>14242.077023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5095.986543">
                <text:p>15095.986543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047.946227">
                <text:p>15047.9462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174.738005">
                <text:p>14174.738005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5205.12059">
                <text:p>15205.1205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5163.733664">
                <text:p>15163.73366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5165.516533">
                <text:p>15165.51653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5189.82933">
                <text:p>15189.8293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5035.688609">
                <text:p>15035.68860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5172.664927">
                <text:p>15172.664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1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3.654cm" svg:height="11.376cm" xlink:href=".." xlink:type="simple" chart:class="chart:line" chart:style-name="ch1">
        <chart:title svg:x="6.421cm" svg:y="0.363cm" chart:style-name="ch2">
          <text:p>Bandwidth - Remote Interface</text:p>
        </chart:title>
        <chart:plot-area chart:style-name="ch3" table:cell-range-address="NETWORK.U3:NETWORK.V257" chart:data-source-has-labels="column" svg:x="1.533cm" svg:y="2.167cm" svg:width="21.175cm" svg:height="7.952cm">
          <chartooo:coordinate-region svg:x="2.419cm" svg:y="2.366cm" svg:width="20.128cm" svg:height="7.106cm"/>
          <chart:axis chart:dimension="x" chart:name="primary-x" chart:style-name="ch4" chartooo:axis-type="auto">
            <chartooo:date-scale/>
            <chart:title svg:x="10.243cm" svg:y="10.347cm" chart:style-name="ch5">
              <text:p>Message Size (KB)</text:p>
            </chart:title>
            <chart:categories table:cell-range-address="NETWORK.U3:NETWORK.U257"/>
          </chart:axis>
          <chart:axis chart:dimension="y" chart:name="primary-y" chart:style-name="ch6">
            <chart:title svg:x="0.451cm" svg:y="7.927cm" chart:style-name="ch7">
              <text:p>Bandwidth (MB/s)</text:p>
            </chart:title>
            <chart:grid chart:style-name="ch8" chart:class="major"/>
          </chart:axis>
          <chart:series chart:style-name="ch9" chart:values-cell-range-address="NETWORK.V3:NETWORK.V257" chart:class="chart:line">
            <chart:data-point chart:repeated="2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NETWORK.U3:NETWORK.U257</svg:desc>
                </draw:g>
              </table:table-cell>
              <table:table-cell office:value-type="float" office:value="70.003233">
                <text:p>70.003233</text:p>
                <draw:g>
                  <svg:desc>NETWORK.V3:NETWORK.V25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7.836234">
                <text:p>117.83623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17.118897">
                <text:p>117.11889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16.747399">
                <text:p>116.74739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17.189494">
                <text:p>117.18949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.211156">
                <text:p>117.2111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7.325361">
                <text:p>117.32536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17.21821">
                <text:p>117.2182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17.081777">
                <text:p>117.081777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17.151018">
                <text:p>117.15101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17.103053">
                <text:p>117.10305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7.037954">
                <text:p>117.037954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17.077192">
                <text:p>117.07719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17.008342">
                <text:p>117.00834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17.02198">
                <text:p>117.02198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17.058224">
                <text:p>117.05822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064852">
                <text:p>117.064852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17.083392">
                <text:p>117.08339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16.930857">
                <text:p>116.93085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117.058232">
                <text:p>117.058232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17.009282">
                <text:p>117.00928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16.980936">
                <text:p>116.98093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16.944311">
                <text:p>116.94431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17.036326">
                <text:p>117.03632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17.013782">
                <text:p>117.0137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16.95114">
                <text:p>116.951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7.014867">
                <text:p>117.014867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17.006634">
                <text:p>117.00663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16.984254">
                <text:p>116.984254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16.958921">
                <text:p>116.95892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17.017351">
                <text:p>117.01735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16.993">
                <text:p>116.99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.014867">
                <text:p>117.014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205cm" svg:height="8.388cm" xlink:href=".." xlink:type="simple" chart:class="chart:line" chart:style-name="ch1">
        <chart:title svg:x="7.554cm" svg:y="0.303cm" chart:style-name="ch2">
          <text:p>File Cache Size</text:p>
        </chart:title>
        <chart:plot-area chart:style-name="ch3" table:cell-range-address="'FILE SYSTEM'.A3:'FILE SYSTEM'.B13" chart:data-source-has-labels="column" svg:x="1.464cm" svg:y="1.927cm" svg:width="17.933cm" svg:height="5.264cm">
          <chartooo:coordinate-region svg:x="2.562cm" svg:y="2.126cm" svg:width="16.304cm" svg:height="4.418cm"/>
          <chart:axis chart:dimension="x" chart:name="primary-x" chart:style-name="ch4" chartooo:axis-type="auto">
            <chartooo:date-scale/>
            <chart:title svg:x="9.03cm" svg:y="7.359cm" chart:style-name="ch5">
              <text:p>File Size (MB)</text:p>
            </chart:title>
            <chart:categories table:cell-range-address="'FILE SYSTEM'.A3:'FILE SYSTEM'.A13"/>
          </chart:axis>
          <chart:axis chart:dimension="y" chart:name="primary-y" chart:style-name="ch6">
            <chart:title svg:x="0.451cm" svg:y="6.343cm" chart:style-name="ch7">
              <text:p>Bandwidth (MB/s)</text:p>
            </chart:title>
            <chart:grid chart:style-name="ch8" chart:class="major"/>
          </chart:axis>
          <chart:series chart:style-name="ch9" chart:values-cell-range-address="'FILE SYSTEM'.B3:'FILE SYSTEM'.B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FILE SYSTEM'.A3:'FILE SYSTEM'.A13</svg:desc>
                </draw:g>
              </table:table-cell>
              <table:table-cell office:value-type="float" office:value="6623.735">
                <text:p>6623.735</text:p>
                <draw:g>
                  <svg:desc>'FILE SYSTEM'.B3:'FILE SYSTEM'.B13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126.842">
                <text:p>8126.8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274.826">
                <text:p>8274.8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835.765">
                <text:p>7835.76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241.615">
                <text:p>8241.6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329.499">
                <text:p>8329.49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279.261">
                <text:p>8279.26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5.582">
                <text:p>405.58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79.802">
                <text:p>279.8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6.526">
                <text:p>196.52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29.904">
                <text:p>129.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text-properties fo:color="#000000" fo:font-family="Calibri" fo:font-size="18pt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5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draw:stroke="none" svg:stroke-width="0.026cm" svg:stroke-color="#b3b3b3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11cm" svg:height="8.916cm" xlink:href=".." xlink:type="simple" chart:class="chart:line" chart:style-name="ch1">
        <chart:title svg:x="8.222cm" svg:y="0.214cm" chart:style-name="ch2">
          <text:p>File Read Time</text:p>
        </chart:title>
        <chart:legend svg:x="5.285cm" svg:y="1.482cm" style:legend-expansion="custom" chartooo:width="9.235cm" chartooo:height="0.638cm" style:legend-expansion-aspect-ratio="14.474921630094" chart:style-name="ch3"/>
        <chart:plot-area chart:style-name="ch4" table:cell-range-address="'FILE SYSTEM'.D2:'FILE SYSTEM'.F14" chart:data-source-has-labels="both" svg:x="2.331cm" svg:y="2.446cm" svg:width="19.238cm" svg:height="4.971cm">
          <chartooo:coordinate-region svg:x="2.855cm" svg:y="2.645cm" svg:width="18.289cm" svg:height="4.275cm"/>
          <chart:axis chart:dimension="x" chart:name="primary-x" chart:style-name="ch5" chartooo:axis-type="auto">
            <chartooo:date-scale/>
            <chart:title svg:x="10.589cm" svg:y="7.596cm" chart:style-name="ch6">
              <text:p>File Size (KB)</text:p>
            </chart:title>
            <chart:categories table:cell-range-address="'FILE SYSTEM'.D3:'FILE SYSTEM'.D14"/>
          </chart:axis>
          <chart:axis chart:dimension="y" chart:name="primary-y" chart:style-name="ch7">
            <chart:title svg:x="1.286cm" svg:y="6.715cm" chart:style-name="ch8">
              <text:p>Bandwidth (MB/s)</text:p>
            </chart:title>
            <chart:grid chart:style-name="ch9" chart:class="major"/>
          </chart:axis>
          <chart:series chart:style-name="ch10" chart:values-cell-range-address="'FILE SYSTEM'.E3:'FILE SYSTEM'.E14" chart:label-cell-address="'FILE SYSTEM'.E2:'FILE SYSTEM'.E2" chart:class="chart:line">
            <chart:data-point chart:repeated="12"/>
          </chart:series>
          <chart:series chart:style-name="ch11" chart:values-cell-range-address="'FILE SYSTEM'.F3:'FILE SYSTEM'.F14" chart:label-cell-address="'FILE SYSTEM'.F2:'FILE SYSTEM'.F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(MB/s)</text:p>
                <draw:g>
                  <svg:desc>'FILE SYSTEM'.E2:'FILE SYSTEM'.E2</svg:desc>
                </draw:g>
              </table:table-cell>
              <table:table-cell office:value-type="string">
                <text:p>Random (MB/s)</text:p>
                <draw:g>
                  <svg:desc>'FILE SYSTEM'.F2:'FILE SYSTEM'.F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FILE SYSTEM'.D3:'FILE SYSTEM'.D14</svg:desc>
                </draw:g>
              </table:table-cell>
              <table:table-cell office:value-type="float" office:value="38.658">
                <text:p>38.658</text:p>
                <draw:g>
                  <svg:desc>'FILE SYSTEM'.E3:'FILE SYSTEM'.E14</svg:desc>
                </draw:g>
              </table:table-cell>
              <table:table-cell office:value-type="float" office:value="33.503">
                <text:p>33.503</text:p>
                <draw:g>
                  <svg:desc>'FILE SYSTEM'.F3:'FILE SYSTEM'.F14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0.085">
                <text:p>40.085</text:p>
              </table:table-cell>
              <table:table-cell office:value-type="float" office:value="27.101">
                <text:p>27.10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.4">
                <text:p>38.4</text:p>
              </table:table-cell>
              <table:table-cell office:value-type="float" office:value="28.455">
                <text:p>28.45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.857">
                <text:p>42.857</text:p>
              </table:table-cell>
              <table:table-cell office:value-type="float" office:value="35.397">
                <text:p>35.39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0.051">
                <text:p>40.051</text:p>
              </table:table-cell>
              <table:table-cell office:value-type="float" office:value="28.404">
                <text:p>28.40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2.638">
                <text:p>42.638</text:p>
              </table:table-cell>
              <table:table-cell office:value-type="float" office:value="30.282">
                <text:p>30.28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40.543">
                <text:p>40.543</text:p>
              </table:table-cell>
              <table:table-cell office:value-type="float" office:value="30.763">
                <text:p>30.76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3.134">
                <text:p>43.134</text:p>
              </table:table-cell>
              <table:table-cell office:value-type="float" office:value="34.36">
                <text:p>34.36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41.883">
                <text:p>41.883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1.574">
                <text:p>41.574</text:p>
              </table:table-cell>
              <table:table-cell office:value-type="float" office:value="2.328">
                <text:p>2.32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41.586">
                <text:p>41.586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42.745">
                <text:p>42.745</text:p>
              </table:table-cell>
              <table:table-cell office:value-type="float" office:value="1.938">
                <text:p>1.9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2cm" svg:height="12.972cm" xlink:href=".." xlink:type="simple" chart:class="chart:line" chart:style-name="ch1">
        <chart:title svg:x="9.949cm" svg:y="0.395cm" chart:style-name="ch2">
          <text:p>Remote File Read Time</text:p>
        </chart:title>
        <chart:legend svg:x="16.086cm" svg:y="0.486cm" style:legend-expansion="custom" chartooo:width="3.542cm" chartooo:height="1.096cm" style:legend-expansion-aspect-ratio="3.23175182481752" chart:style-name="ch3"/>
        <chart:plot-area chart:style-name="ch4" table:cell-range-address="'FILE SYSTEM'.H2:'FILE SYSTEM'.J20" chart:data-source-has-labels="both" svg:x="1.318cm" svg:y="1.95cm" svg:width="23.003cm" svg:height="9.908cm">
          <chartooo:coordinate-region svg:x="2.416cm" svg:y="2.15cm" svg:width="21.533cm" svg:height="9.061cm"/>
          <chart:axis chart:dimension="x" chart:name="primary-x" chart:style-name="ch5" chartooo:axis-type="auto">
            <chartooo:date-scale/>
            <chart:title svg:x="11.783cm" svg:y="12.117cm" chart:style-name="ch6">
              <text:p>File Size (KB)</text:p>
            </chart:title>
            <chart:categories table:cell-range-address="'FILE SYSTEM'.H3:'FILE SYSTEM'.H20"/>
          </chart:axis>
          <chart:axis chart:dimension="y" chart:name="primary-y" chart:style-name="ch5">
            <chart:title svg:x="0.264cm" svg:y="8.231cm" chart:style-name="ch7">
              <text:p>Bandwidth (MB/s)</text:p>
            </chart:title>
            <chart:grid chart:style-name="ch8" chart:class="major"/>
          </chart:axis>
          <chart:series chart:style-name="ch9" chart:values-cell-range-address="'FILE SYSTEM'.I3:'FILE SYSTEM'.I20" chart:label-cell-address="'FILE SYSTEM'.I2:'FILE SYSTEM'.I2" chart:class="chart:line">
            <chart:data-point chart:repeated="18"/>
          </chart:series>
          <chart:series chart:style-name="ch10" chart:values-cell-range-address="'FILE SYSTEM'.J3:'FILE SYSTEM'.J20" chart:label-cell-address="'FILE SYSTEM'.J2:'FILE SYSTEM'.J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(MB/s)</text:p>
                <draw:g>
                  <svg:desc>'FILE SYSTEM'.I2:'FILE SYSTEM'.I2</svg:desc>
                </draw:g>
              </table:table-cell>
              <table:table-cell office:value-type="string">
                <text:p>Random (MB/s)</text:p>
                <draw:g>
                  <svg:desc>'FILE SYSTEM'.J2:'FILE SYSTEM'.J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FILE SYSTEM'.H3:'FILE SYSTEM'.H20</svg:desc>
                </draw:g>
              </table:table-cell>
              <table:table-cell office:value-type="float" office:value="9.989">
                <text:p>9.989</text:p>
                <draw:g>
                  <svg:desc>'FILE SYSTEM'.I3:'FILE SYSTEM'.I20</svg:desc>
                </draw:g>
              </table:table-cell>
              <table:table-cell office:value-type="float" office:value="9.943">
                <text:p>9.943</text:p>
                <draw:g>
                  <svg:desc>'FILE SYSTEM'.J3:'FILE SYSTEM'.J20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.004">
                <text:p>10.004</text:p>
              </table:table-cell>
              <table:table-cell office:value-type="float" office:value="9.995">
                <text:p>9.99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9.995">
                <text:p>9.995</text:p>
              </table:table-cell>
              <table:table-cell office:value-type="float" office:value="10.001">
                <text:p>10.00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99">
                <text:p>9.99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">
                <text:p>10</text:p>
              </table:table-cell>
              <table:table-cell office:value-type="float" office:value="10.004">
                <text:p>10.00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0.015">
                <text:p>10.015</text:p>
              </table:table-cell>
              <table:table-cell office:value-type="float" office:value="9.998">
                <text:p>9.99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9.998">
                <text:p>9.998</text:p>
              </table:table-cell>
              <table:table-cell office:value-type="float" office:value="9.996">
                <text:p>9.99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.004">
                <text:p>10.004</text:p>
              </table:table-cell>
              <table:table-cell office:value-type="float" office:value="10.001">
                <text:p>10.00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0.007">
                <text:p>10.007</text:p>
              </table:table-cell>
              <table:table-cell office:value-type="float" office:value="10.003">
                <text:p>10.00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.003">
                <text:p>10.003</text:p>
              </table:table-cell>
              <table:table-cell office:value-type="float" office:value="10.006">
                <text:p>10.006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0.008">
                <text:p>10.008</text:p>
              </table:table-cell>
              <table:table-cell office:value-type="float" office:value="10.019">
                <text:p>10.019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0.001">
                <text:p>10.001</text:p>
              </table:table-cell>
              <table:table-cell office:value-type="float" office:value="9.994">
                <text:p>9.994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0.038">
                <text:p>10.038</text:p>
              </table:table-cell>
              <table:table-cell office:value-type="float" office:value="10.017">
                <text:p>10.01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.017">
                <text:p>10.017</text:p>
              </table:table-cell>
              <table:table-cell office:value-type="float" office:value="9.997">
                <text:p>9.99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.004">
                <text:p>10.004</text:p>
              </table:table-cell>
              <table:table-cell office:value-type="float" office:value="10.007">
                <text:p>10.0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.007">
                <text:p>10.007</text:p>
              </table:table-cell>
              <table:table-cell office:value-type="float" office:value="10.011">
                <text:p>10.011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0.006">
                <text:p>10.006</text:p>
              </table:table-cell>
              <table:table-cell office:value-type="float" office:value="10.005">
                <text:p>10.005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0.009">
                <text:p>10.009</text:p>
              </table:table-cell>
              <table:table-cell office:value-type="float" office:value="10.015">
                <text:p>10.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2cm" xlink:href=".." xlink:type="simple" chart:class="chart:line" chart:style-name="ch1">
        <chart:title svg:x="6.863cm" svg:y="0.316cm" chart:style-name="ch2">
          <text:p>Contention</text:p>
        </chart:title>
        <chart:plot-area chart:style-name="ch3" table:cell-range-address="'FILE SYSTEM'.L2:'FILE SYSTEM'.V3" chart:data-source-has-labels="both" svg:x="1.331cm" svg:y="1.635cm" svg:width="14.039cm" svg:height="6.206cm">
          <chartooo:coordinate-region svg:x="1.952cm" svg:y="1.834cm" svg:width="13.324cm" svg:height="5.36cm"/>
          <chart:axis chart:dimension="x" chart:name="primary-x" chart:style-name="ch4" chartooo:axis-type="auto">
            <chartooo:date-scale/>
            <chart:title svg:x="6.004cm" svg:y="8.021cm" chart:style-name="ch5">
              <text:p>Parallel "Centention" Processes</text:p>
            </chart:title>
            <chart:categories table:cell-range-address="'FILE SYSTEM'.M2:'FILE SYSTEM'.V2"/>
          </chart:axis>
          <chart:axis chart:dimension="y" chart:name="primary-y" chart:style-name="ch4">
            <chart:title svg:x="0.451cm" svg:y="6.065cm" chart:style-name="ch6">
              <text:p>Bandwidth (MB/s)</text:p>
            </chart:title>
            <chart:grid chart:style-name="ch7" chart:class="major"/>
          </chart:axis>
          <chart:series chart:style-name="ch8" chart:values-cell-range-address="'FILE SYSTEM'.M3:'FILE SYSTEM'.V3" chart:label-cell-address="'FILE SYSTEM'.L3:'FILE SYSTEM'.L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FILE SYSTEM'.M2:'FILE SYSTEM'.V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G BW</text:p>
                <draw:g>
                  <svg:desc>'FILE SYSTEM'.L3:'FILE SYSTEM'.L3</svg:desc>
                </draw:g>
              </table:table-cell>
              <table:table-cell office:value-type="float" office:value="44.39814">
                <text:p>44.39814</text:p>
                <draw:g>
                  <svg:desc>'FILE SYSTEM'.M3:'FILE SYSTEM'.V3</svg:desc>
                </draw:g>
              </table:table-cell>
              <table:table-cell office:value-type="float" office:value="36.98044">
                <text:p>36.98044</text:p>
              </table:table-cell>
              <table:table-cell office:value-type="float" office:value="32.37435">
                <text:p>32.37435</text:p>
              </table:table-cell>
              <table:table-cell office:value-type="float" office:value="31.82777">
                <text:p>31.82777</text:p>
              </table:table-cell>
              <table:table-cell office:value-type="float" office:value="17.27214">
                <text:p>17.27214</text:p>
              </table:table-cell>
              <table:table-cell office:value-type="float" office:value="20.04643">
                <text:p>20.04643</text:p>
              </table:table-cell>
              <table:table-cell office:value-type="float" office:value="18.03717">
                <text:p>18.03717</text:p>
              </table:table-cell>
              <table:table-cell office:value-type="float" office:value="15.61026">
                <text:p>15.61026</text:p>
              </table:table-cell>
              <table:table-cell office:value-type="float" office:value="12.09997">
                <text:p>12.09997</text:p>
              </table:table-cell>
              <table:table-cell office:value-type="float" office:value="11.38">
                <text:p>11.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